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874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7d1d5"/>
    </style:style>
    <style:style style:name="ce29" style:family="table-cell" style:parent-style-name="Default">
      <style:table-cell-properties fo:background-color="#b4c7dc"/>
    </style:style>
    <style:style style:name="ce30" style:family="table-cell" style:parent-style-name="Default" style:data-style-name="N124">
      <style:table-cell-properties fo:background-color="#ffff00"/>
    </style:style>
    <style:style style:name="ce31" style:family="table-cell" style:parent-style-name="Default" style:data-style-name="N124">
      <style:table-cell-properties fo:background-color="#b4c7dc"/>
    </style:style>
    <style:style style:name="ce32" style:family="table-cell" style:parent-style-name="Default" style:data-style-name="N124"/>
    <style:style style:name="ce33" style:family="table-cell" style:parent-style-name="Default">
      <style:table-cell-properties fo:background-color="#afd095"/>
    </style:style>
    <style:style style:name="ce34" style:family="table-cell" style:parent-style-name="Default" style:data-style-name="N124">
      <style:table-cell-properties fo:background-color="#afd095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 style:data-style-name="N124">
      <style:table-cell-properties fo:background-color="#f7d1d5"/>
    </style:style>
    <style:style style:name="ce3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729fcf"/>
    </style:style>
    <style:style style:name="ce39" style:family="table-cell" style:parent-style-name="Default" style:data-style-name="N124">
      <style:table-cell-properties fo:background-color="#729fcf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2Ni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closed neutron shells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for protons</text:p>
          </table:table-cell>
          <table:table-cell office:value-type="string" calcext:value-type="string">
            <text:p>for neutrons</text:p>
          </table:table-cell>
          <table:table-cell office:value-type="string" calcext:value-type="string">
            <text:p>for deuterons</text:p>
          </table:table-cell>
          <table:table-cell office:value-type="string" calcext:value-type="string">
            <text:p>for protons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eam Energy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A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N</text:p>
          </table:table-cell>
          <table:table-cell table:formula="of:=[.E8]-[.E10]" office:value-type="float" office:value="33" calcext:value-type="float">
            <text:p>33</text:p>
          </table:table-cell>
          <table:table-cell table:formula="of:=[.F8]-[.F10]" office:value-type="float" office:value="33" calcext:value-type="float">
            <text:p>33</text:p>
          </table:table-cell>
          <table:table-cell table:formula="of:=[.G8]-[.G10]" office:value-type="float" office:value="33" calcext:value-type="float">
            <text:p>33</text:p>
          </table:table-cell>
          <table:table-cell table:formula="of:=[.H8]-[.H10]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rget Z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Koning and Delaroche [NPA 713, 231 (2003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protons</text:p>
          </table:table-cell>
          <table:table-cell office:value-type="string" calcext:value-type="string">
            <text:p>v1p</text:p>
          </table:table-cell>
          <table:table-cell office:value-type="string" calcext:value-type="string">
            <text:p>v2p</text:p>
          </table:table-cell>
          <table:table-cell office:value-type="string" calcext:value-type="string">
            <text:p>v3p</text:p>
          </table:table-cell>
          <table:table-cell office:value-type="string" calcext:value-type="string">
            <text:p>v4p</text:p>
          </table:table-cell>
          <table:table-cell office:value-type="string" calcext:value-type="string">
            <text:p>w1p</text:p>
          </table:table-cell>
          <table:table-cell office:value-type="string" calcext:value-type="string">
            <text:p>w2p</text:p>
          </table:table-cell>
          <table:table-cell office:value-type="string" calcext:value-type="string">
            <text:p>d1p</text:p>
          </table:table-cell>
          <table:table-cell office:value-type="string" calcext:value-type="string">
            <text:p>d2p</text:p>
          </table:table-cell>
          <table:table-cell office:value-type="string" calcext:value-type="string">
            <text:p>d3p</text:p>
          </table:table-cell>
          <table:table-cell office:value-type="string" calcext:value-type="string">
            <text:p>vso1p</text:p>
          </table:table-cell>
          <table:table-cell office:value-type="string" calcext:value-type="string">
            <text:p>vso2p</text:p>
          </table:table-cell>
          <table:table-cell office:value-type="string" calcext:value-type="string">
            <text:p>wso1p</text:p>
          </table:table-cell>
          <table:table-cell office:value-type="string" calcext:value-type="string">
            <text:p>wso2p</text:p>
          </table:table-cell>
          <table:table-cell office:value-type="string" calcext:value-type="string">
            <text:p>Efp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barC</text:p>
          </table:table-cell>
        </table:table-row>
        <table:table-row table:style-name="ro1">
          <table:table-cell table:number-columns-repeated="4"/>
          <table:table-cell table:formula="of:=59.3 + 21*([.E9]-[.E10]) / [.E8]-0.024*[.E8]" office:value-type="float" office:value="59.5573114754098" calcext:value-type="float">
            <text:p>59.5573114754098</text:p>
          </table:table-cell>
          <table:table-cell table:formula="of:=0.007067 + 4.23*0.000001*[.E8]" office:value-type="float" office:value="0.00732503" calcext:value-type="float">
            <text:p>0.00732503</text:p>
          </table:table-cell>
          <table:table-cell table:formula="of:= 1.729*0.00001 + 1.136*0.00000001*[.E8]" office:value-type="float" office:value="0.00001798296" calcext:value-type="float">
            <text:p>0.00001798296</text:p>
          </table:table-cell>
          <table:table-cell table:formula="of:=[.H21]" office:value-type="float" office:value="0.000000007" calcext:value-type="float">
            <text:p>0.000000007</text:p>
          </table:table-cell>
          <table:table-cell table:formula="of:=14.667 + 0.009629*[.E8]" office:value-type="float" office:value="15.254369" calcext:value-type="float">
            <text:p>15.254369</text:p>
          </table:table-cell>
          <table:table-cell table:formula="of:=[.J21]" office:value-type="float" office:value="78.3995" calcext:value-type="float">
            <text:p>78.3995</text:p>
          </table:table-cell>
          <table:table-cell table:formula="of:=16 + 16*([.E9]-[.E10])/[.E8]" office:value-type="float" office:value="17.3114754098361" calcext:value-type="float">
            <text:p>17.3114754098361</text:p>
          </table:table-cell>
          <table:table-cell table:formula="of:=[.L21]" office:value-type="float" office:value="0.0218019735295017" calcext:value-type="float">
            <text:p>0.0218019735295017</text:p>
          </table:table-cell>
          <table:table-cell table:formula="of:=[.M21]" office:value-type="float" office:value="11.5" calcext:value-type="float">
            <text:p>11.5</text:p>
          </table:table-cell>
          <table:table-cell table:formula="of:=[.N21]" office:value-type="float" office:value="6.105" calcext:value-type="float">
            <text:p>6.105</text:p>
          </table:table-cell>
          <table:table-cell table:formula="of:=[.O21]" office:value-type="float" office:value="0.004" calcext:value-type="float">
            <text:p>0.004</text:p>
          </table:table-cell>
          <table:table-cell table:formula="of:=[.P21]" office:value-type="float" office:value="-3.1" calcext:value-type="float">
            <text:p>-3.1</text:p>
          </table:table-cell>
          <table:table-cell table:formula="of:=[.Q21]" office:value-type="float" office:value="160" calcext:value-type="float">
            <text:p>160</text:p>
          </table:table-cell>
          <table:table-cell table:formula="of:=-8.4075 + 0.01378*[.E8]" office:value-type="float" office:value="-7.56692" calcext:value-type="float">
            <text:p>-7.56692</text:p>
          </table:table-cell>
          <table:table-cell table:style-name="ce35" table:formula="of:=1.198 + 0.697*[.E8]^(-2/3) + 12.994*[.E8]^(-5/3)" office:value-type="float" office:value="1.25672585195678" calcext:value-type="float">
            <text:p>1.25672585195678</text:p>
          </table:table-cell>
          <table:table-cell table:style-name="ce35" table:formula="of:=1.73/[.S15]*[.E10]*[.E8]^(-1/3)" office:value-type="float" office:value="9.79159947746255" calcext:value-type="float">
            <text:p>9.7915994774625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8" office:value-type="string" calcext:value-type="string">
            <text:p>OMPs protons</text:p>
          </table:table-cell>
          <table:table-cell table:style-name="ce28" office:value-type="string" calcext:value-type="string">
            <text:p>VV</text:p>
          </table:table-cell>
          <table:table-cell table:style-name="ce28" office:value-type="string" calcext:value-type="string">
            <text:p>WV</text:p>
          </table:table-cell>
          <table:table-cell table:style-name="ce28" office:value-type="string" calcext:value-type="string">
            <text:p>rV</text:p>
          </table:table-cell>
          <table:table-cell table:style-name="ce28" office:value-type="string" calcext:value-type="string">
            <text:p>aV</text:p>
          </table:table-cell>
          <table:table-cell table:style-name="ce28" office:value-type="string" calcext:value-type="string">
            <text:p>WD</text:p>
          </table:table-cell>
          <table:table-cell table:style-name="ce28" office:value-type="string" calcext:value-type="string">
            <text:p>rD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VSO</text:p>
          </table:table-cell>
          <table:table-cell table:style-name="ce28" office:value-type="string" calcext:value-type="string">
            <text:p>WSO</text:p>
          </table:table-cell>
          <table:table-cell table:style-name="ce28" office:value-type="string" calcext:value-type="string">
            <text:p>rSO</text:p>
          </table:table-cell>
          <table:table-cell table:style-name="ce28" office:value-type="string" calcext:value-type="string">
            <text:p>aSO</text:p>
          </table:table-cell>
          <table:table-cell table:style-name="ce28" office:value-type="string" calcext:value-type="string">
            <text:p>rC</text:p>
          </table:table-cell>
          <table:table-cell table:style-name="ce28"/>
          <table:table-cell table:style-name="ce28" office:value-type="string" calcext:value-type="string">
            <text:p>4*WD</text:p>
          </table:table-cell>
          <table:table-cell table:style-name="ce28" office:value-type="string" calcext:value-type="string">
            <text:p>4*WSO</text:p>
          </table:table-cell>
          <table:table-cell table:style-name="ce2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8" office:value-type="string" calcext:value-type="string">
            <text:p>(careful with scaling factors!!!)</text:p>
          </table:table-cell>
          <table:table-cell table:style-name="ce30" table:formula="of:=[.E15]*(1-[.F15]*([.E7]-[.R15]) + [.G15]*([.E7]-[.R15])^2 - [.H15]*([.E7]-[.R15])^3) + [.T15]*[.E15]*([.F15]-2*[.G15]*([.E7]-[.R15]) + 3*[.H15]*([.E7]-[.R15])^2)" office:value-type="float" office:value="53.6495988045298" calcext:value-type="float">
            <text:p>53.650</text:p>
          </table:table-cell>
          <table:table-cell table:style-name="ce36" table:formula="of:= [.I15]* ([.E7]-[.R15])^2 / (([.E7]-[.R15])^2 + [.J15]^2)" office:value-type="float" office:value="1.26416327633313" calcext:value-type="float">
            <text:p>1.264</text:p>
          </table:table-cell>
          <table:table-cell table:style-name="ce36" table:formula="of:=1.3039 - 0.4054*[.E8]^(-1/3)" office:value-type="float" office:value="1.2009150412554" calcext:value-type="float">
            <text:p>1.201</text:p>
          </table:table-cell>
          <table:table-cell table:style-name="ce36" table:formula="of:= 0.6778 - 1.487*0.0001*[.E8]" office:value-type="float" office:value="0.6687293" calcext:value-type="float">
            <text:p>0.669</text:p>
          </table:table-cell>
          <table:table-cell table:style-name="ce36" table:formula="of:=[.K15]* ( ([.E7]-[.R15])^2 / (([.E7]-[.R15])^2 + [.M15]^2) ) * EXP(-[.L15]*([.E7]-[.R15]))" office:value-type="float" office:value="8.36430062659828" calcext:value-type="float">
            <text:p>8.364</text:p>
          </table:table-cell>
          <table:table-cell table:style-name="ce36" table:formula="of:= 1.3424 - 0.01585*[.E8]^(1/3)" office:value-type="float" office:value="1.28000651964783" calcext:value-type="float">
            <text:p>1.280</text:p>
          </table:table-cell>
          <table:table-cell table:style-name="ce36" table:formula="of:=0.5187 + 5.205*0.0001*[.E8]" office:value-type="float" office:value="0.5504505" calcext:value-type="float">
            <text:p>0.550</text:p>
          </table:table-cell>
          <table:table-cell table:style-name="ce36" table:formula="of:= [.N15]*EXP(-[.O15]*([.E7]-[.R15]))" office:value-type="float" office:value="5.55578889084851" calcext:value-type="float">
            <text:p>5.556</text:p>
          </table:table-cell>
          <table:table-cell table:style-name="ce36" table:formula="of:= [.P15] * ([.E7]-[.R15])^2 / (([.E7]-[.R15])^2 + [.Q15]^2)" office:value-type="float" office:value="-0.0658272916962571" calcext:value-type="float">
            <text:p>-0.066</text:p>
          </table:table-cell>
          <table:table-cell table:style-name="ce36" table:formula="of:=1.1854 - 0.647*[.E8]^(-1/3)" office:value-type="float" office:value="1.02104068004994" calcext:value-type="float">
            <text:p>1.021</text:p>
          </table:table-cell>
          <table:table-cell table:style-name="ce36" office:value-type="float" office:value="0.59" calcext:value-type="float">
            <text:p>0.590</text:p>
          </table:table-cell>
          <table:table-cell table:style-name="ce36" table:formula="of:=[.S15]" office:value-type="float" office:value="1.25672585195678" calcext:value-type="float">
            <text:p>1.257</text:p>
          </table:table-cell>
          <table:table-cell table:style-name="ce36"/>
          <table:table-cell table:style-name="ce36" table:formula="of:=[.I18]*4" office:value-type="float" office:value="33.4572025063931" calcext:value-type="float">
            <text:p>33.457</text:p>
          </table:table-cell>
          <table:table-cell table:style-name="ce36" table:formula="of:=[.M18]*4" office:value-type="float" office:value="-0.263309166785028" calcext:value-type="float">
            <text:p>-0.263</text:p>
          </table:table-cell>
          <table:table-cell table:style-name="ce36" table:formula="of:=[.L18]*4" office:value-type="float" office:value="22.223155563394" calcext:value-type="float">
            <text:p>22.22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neutrons</text:p>
          </table:table-cell>
          <table:table-cell office:value-type="string" calcext:value-type="string">
            <text:p>v1n</text:p>
          </table:table-cell>
          <table:table-cell office:value-type="string" calcext:value-type="string">
            <text:p>v2n</text:p>
          </table:table-cell>
          <table:table-cell office:value-type="string" calcext:value-type="string">
            <text:p>v3n</text:p>
          </table:table-cell>
          <table:table-cell office:value-type="string" calcext:value-type="string">
            <text:p>v4n</text:p>
          </table:table-cell>
          <table:table-cell office:value-type="string" calcext:value-type="string">
            <text:p>w1n</text:p>
          </table:table-cell>
          <table:table-cell office:value-type="string" calcext:value-type="string">
            <text:p>w2n</text:p>
          </table:table-cell>
          <table:table-cell office:value-type="string" calcext:value-type="string">
            <text:p>d1n</text:p>
          </table:table-cell>
          <table:table-cell office:value-type="string" calcext:value-type="string">
            <text:p>d2n</text:p>
          </table:table-cell>
          <table:table-cell office:value-type="string" calcext:value-type="string">
            <text:p>d3n</text:p>
          </table:table-cell>
          <table:table-cell office:value-type="string" calcext:value-type="string">
            <text:p>vso1n</text:p>
          </table:table-cell>
          <table:table-cell office:value-type="string" calcext:value-type="string">
            <text:p>vso2n</text:p>
          </table:table-cell>
          <table:table-cell office:value-type="string" calcext:value-type="string">
            <text:p>wso1n</text:p>
          </table:table-cell>
          <table:table-cell office:value-type="string" calcext:value-type="string">
            <text:p>wso2n</text:p>
          </table:table-cell>
          <table:table-cell office:value-type="string" calcext:value-type="string">
            <text:p>Efn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4"/>
          <table:table-cell table:formula="of:=59.3 - 21*([.F9]-[.F10])/[.F8] - 0.024*[.F8]" office:value-type="float" office:value="56.1146885245902" calcext:value-type="float">
            <text:p>56.1146885245902</text:p>
          </table:table-cell>
          <table:table-cell table:formula="of:=0.007228 - 1.48*0.000001*[.E8]" office:value-type="float" office:value="0.00713772" calcext:value-type="float">
            <text:p>0.00713772</text:p>
          </table:table-cell>
          <table:table-cell table:formula="of:=1.994*0.00001 - 2*0.00000001*[.E8]" office:value-type="float" office:value="0.00001872" calcext:value-type="float">
            <text:p>0.00001872</text:p>
          </table:table-cell>
          <table:table-cell table:formula="of:=7*0.000000001" office:value-type="float" office:value="0.000000007" calcext:value-type="float">
            <text:p>0.000000007</text:p>
          </table:table-cell>
          <table:table-cell table:formula="of:=12.195 + 0.0167*[.E8]" office:value-type="float" office:value="13.2137" calcext:value-type="float">
            <text:p>13.2137</text:p>
          </table:table-cell>
          <table:table-cell table:formula="of:=73.55+0.0795*[.E8]" office:value-type="float" office:value="78.3995" calcext:value-type="float">
            <text:p>78.3995</text:p>
          </table:table-cell>
          <table:table-cell table:formula="of:=16 - 16*([.F9]-[.F10])/[.F8]" office:value-type="float" office:value="14.6885245901639" calcext:value-type="float">
            <text:p>14.6885245901639</text:p>
          </table:table-cell>
          <table:table-cell table:formula="of:=0.018 + 0.003802/(1 + EXP(([.F8]-156)/8))" office:value-type="float" office:value="0.0218019735295017" calcext:value-type="float">
            <text:p>0.0218019735295017</text:p>
          </table:table-cell>
          <table:table-cell table:formula="of:=11.5" office:value-type="float" office:value="11.5" calcext:value-type="float">
            <text:p>11.5</text:p>
          </table:table-cell>
          <table:table-cell table:formula="of:=5.922 + 0.003*[.F8]" office:value-type="float" office:value="6.105" calcext:value-type="float">
            <text:p>6.105</text:p>
          </table:table-cell>
          <table:table-cell table:formula="of:=0.004" office:value-type="float" office:value="0.004" calcext:value-type="float">
            <text:p>0.004</text:p>
          </table:table-cell>
          <table:table-cell office:value-type="float" office:value="-3.1" calcext:value-type="float">
            <text:p>-3.1</text:p>
          </table:table-cell>
          <table:table-cell office:value-type="float" office:value="160" calcext:value-type="float">
            <text:p>160</text:p>
          </table:table-cell>
          <table:table-cell table:formula="of:=-11.2814 + 0.02646*[.F8]" office:value-type="float" office:value="-9.66734" calcext:value-type="float">
            <text:p>-9.66734</text:p>
          </table:table-cell>
          <table:table-cell table:formula="of:=[.S15]" office:value-type="float" office:value="1.25672585195678" calcext:value-type="float">
            <text:p>1.25672585195678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9" office:value-type="string" calcext:value-type="string">
            <text:p>OMPs neutrons</text:p>
          </table:table-cell>
          <table:table-cell table:style-name="ce29" office:value-type="string" calcext:value-type="string">
            <text:p>VV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rV</text:p>
          </table:table-cell>
          <table:table-cell table:style-name="ce29" office:value-type="string" calcext:value-type="string">
            <text:p>aV</text:p>
          </table:table-cell>
          <table:table-cell table:style-name="ce29" office:value-type="string" calcext:value-type="string">
            <text:p>WD</text:p>
          </table:table-cell>
          <table:table-cell table:style-name="ce29" office:value-type="string" calcext:value-type="string">
            <text:p>rD</text:p>
          </table:table-cell>
          <table:table-cell table:style-name="ce29" office:value-type="string" calcext:value-type="string">
            <text:p>aD</text:p>
          </table:table-cell>
          <table:table-cell table:style-name="ce29" office:value-type="string" calcext:value-type="string">
            <text:p>VSO</text:p>
          </table:table-cell>
          <table:table-cell table:style-name="ce29" office:value-type="string" calcext:value-type="string">
            <text:p>WSO</text:p>
          </table:table-cell>
          <table:table-cell table:style-name="ce29" office:value-type="string" calcext:value-type="string">
            <text:p>rSO</text:p>
          </table:table-cell>
          <table:table-cell table:style-name="ce29" office:value-type="string" calcext:value-type="string">
            <text:p>aSO</text:p>
          </table:table-cell>
          <table:table-cell table:style-name="ce29" table:number-columns-repeated="2"/>
          <table:table-cell table:style-name="ce38" office:value-type="string" calcext:value-type="string">
            <text:p>4*WD</text:p>
          </table:table-cell>
          <table:table-cell table:style-name="ce38"/>
          <table:table-cell table:style-name="ce3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(careful with scaling factors!!!)</text:p>
          </table:table-cell>
          <table:table-cell table:style-name="ce31" table:formula="of:=[.E21]*(1 - [.F21]*([.F7]-[.R21]) + [.G21]*([.F7]-[.R21])^2 - [.H21]*([.F7]-[.R21])^3)" office:value-type="float" office:value="46.519543171062" calcext:value-type="float">
            <text:p>46.520</text:p>
          </table:table-cell>
          <table:table-cell table:style-name="ce31" table:formula="of:= [.I21]* ([.F7]-[.R21])^2/(([.F7]-[.R21])^2 + [.J21]^2)" office:value-type="float" office:value="1.27920244524664" calcext:value-type="float">
            <text:p>1.279</text:p>
          </table:table-cell>
          <table:table-cell table:style-name="ce31" table:formula="of:=1.3039 - 0.4054*[.F8]^(-1/3)" office:value-type="float" office:value="1.2009150412554" calcext:value-type="float">
            <text:p>1.201</text:p>
          </table:table-cell>
          <table:table-cell table:style-name="ce31" table:formula="of:=0.6778 - 1.487*0.0001*[.F8]" office:value-type="float" office:value="0.6687293" calcext:value-type="float">
            <text:p>0.669</text:p>
          </table:table-cell>
          <table:table-cell table:style-name="ce31" table:formula="of:= [.K21] * ([.F7]-[.R21])^2 / (([.F7]-[.R21])^2 + [.M21]^2) * EXP(-[.L21]*([.F7]-[.R21]))" office:value-type="float" office:value="6.99034446760195" calcext:value-type="float">
            <text:p>6.990</text:p>
          </table:table-cell>
          <table:table-cell table:style-name="ce31" table:formula="of:=1.3424 - 0.01585*[.F8]^(1/3)" office:value-type="float" office:value="1.28000651964783" calcext:value-type="float">
            <text:p>1.280</text:p>
          </table:table-cell>
          <table:table-cell table:style-name="ce31" table:formula="of:=0.5446 - 1.656*0.0001*[.F8]" office:value-type="float" office:value="0.5344984" calcext:value-type="float">
            <text:p>0.534</text:p>
          </table:table-cell>
          <table:table-cell table:style-name="ce31" table:formula="of:=[.N21]*EXP(-[.O21]*([.F7]-[.R21]))" office:value-type="float" office:value="5.50930646908235" calcext:value-type="float">
            <text:p>5.509</text:p>
          </table:table-cell>
          <table:table-cell table:style-name="ce31" table:formula="of:=[.P21] * ([.F7]-[.R21])^2 / (([.F7]-[.R21])^2  + [.Q21]^2)" office:value-type="float" office:value="-0.0777764902556237" calcext:value-type="float">
            <text:p>-0.078</text:p>
          </table:table-cell>
          <table:table-cell table:style-name="ce30" table:formula="of:=1.1854 - 0.647*[.F8]^(-1/3)" office:value-type="float" office:value="1.02104068004994" calcext:value-type="float">
            <text:p>1.021</text:p>
          </table:table-cell>
          <table:table-cell table:style-name="ce31" table:formula="of:=0.59" office:value-type="float" office:value="0.59" calcext:value-type="float">
            <text:p>0.590</text:p>
          </table:table-cell>
          <table:table-cell table:style-name="ce29"/>
          <table:table-cell table:style-name="ce31"/>
          <table:table-cell table:style-name="ce39" table:formula="of:=[.I24]*4" office:value-type="float" office:value="27.9613778704078" calcext:value-type="float">
            <text:p>27.961</text:p>
          </table:table-cell>
          <table:table-cell table:style-name="ce38"/>
          <table:table-cell table:style-name="ce39" table:formula="of:=[.L24]*4" office:value-type="float" office:value="22.0372258763294" calcext:value-type="float">
            <text:p>22.03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Daehnick [PRC 21, 2253 (1980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SO</text:p>
          </table:table-cell>
          <table:table-cell office:value-type="string" calcext:value-type="string">
            <text:p>rSO</text:p>
          </table:table-cell>
          <table:table-cell office:value-type="string" calcext:value-type="string">
            <text:p>aSO</text:p>
          </table:table-cell>
          <table:table-cell/>
          <table:table-cell table:style-name="ce37" office:value-type="string" calcext:value-type="string">
            <text:p>4*WD</text:p>
          </table:table-cell>
          <table:table-cell/>
          <table:table-cell office:value-type="string" calcext:value-type="string">
            <text:p>2*V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(careful with scaling factors!!!)</text:p>
          </table:table-cell>
          <table:table-cell table:style-name="ce32" table:formula="of:=88.5-0.26*[.G7]+0.88*[.G10]*[.G8]^(-1/3)" office:value-type="float" office:value="90.5993719375108" calcext:value-type="float">
            <text:p>90.599</text:p>
          </table:table-cell>
          <table:table-cell table:style-name="ce32" office:value-type="float" office:value="1.17" calcext:value-type="float">
            <text:p>1.170</text:p>
          </table:table-cell>
          <table:table-cell table:style-name="ce32" table:formula="of:=0.709+0.0017*[.G7]" office:value-type="float" office:value="0.7362" calcext:value-type="float">
            <text:p>0.736</text:p>
          </table:table-cell>
          <table:table-cell table:style-name="ce32" table:formula="of:=(12.2+0.026*[.G7])*(1-EXP(-([.G7]/100)^2))" office:value-type="float" office:value="-0.327139114705862" calcext:value-type="float">
            <text:p>-0.327</text:p>
          </table:table-cell>
          <table:table-cell table:style-name="ce32" table:formula="of:=(12.2+0.026*[.G7])*EXP(-([.G7]/100)^2)" office:value-type="float" office:value="12.9431391147059" calcext:value-type="float">
            <text:p>12.943</text:p>
          </table:table-cell>
          <table:table-cell table:style-name="ce32" office:value-type="float" office:value="1.325" calcext:value-type="float">
            <text:p>1.325</text:p>
          </table:table-cell>
          <table:table-cell table:style-name="ce32" table:formula="of:=0.53+(0.07*([.G8]^(1/3)))-0.04*(EXP((-1)*(([.I3]-[.G9])/2)^2)+EXP((-1)*(([.I4]-[.G9])/2)^2)+EXP((-1)*(([.I5]-[.G9])/2)^2)+EXP((-1)*(([.I6]-[.G9])/2)^2)+EXP((-1)*(([.I7]-[.G9])/2)^2)+EXP((-1)*(([.I8]-[.G9])/2)^2))" office:value-type="float" office:value="0.805477584651703" calcext:value-type="float">
            <text:p>0.805</text:p>
          </table:table-cell>
          <table:table-cell table:style-name="ce32" office:value-type="float" office:value="1.3" calcext:value-type="float">
            <text:p>1.300</text:p>
          </table:table-cell>
          <table:table-cell table:style-name="ce32" table:formula="of:=7.33-0.029*[.G7]" office:value-type="float" office:value="6.866" calcext:value-type="float">
            <text:p>6.866</text:p>
          </table:table-cell>
          <table:table-cell table:style-name="ce32" office:value-type="float" office:value="1.07" calcext:value-type="float">
            <text:p>1.070</text:p>
          </table:table-cell>
          <table:table-cell table:style-name="ce32" office:value-type="float" office:value="0.66" calcext:value-type="float">
            <text:p>0.660</text:p>
          </table:table-cell>
          <table:table-cell/>
          <table:table-cell table:style-name="ce37" table:formula="of:=4*[.I29]" office:value-type="float" office:value="51.7725564588234" calcext:value-type="float">
            <text:p>51.7725564588234</text:p>
          </table:table-cell>
          <table:table-cell/>
          <table:table-cell table:formula="of:=[.M29]*2" office:value-type="float" office:value="13.732" calcext:value-type="float">
            <text:p>13.732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Wales &amp; Johnson [NPA 274, 168 (1976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dVV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V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 ([.E18]+[.E24]) * PI()^2/[.G18]^2 *([.H24]^2 - [.J35]^2)/(1+(PI()*[.J35]/[.G18])^2)" office:value-type="float" office:value="-6.98535650512335" calcext:value-type="float">
            <text:p>-6.98535650512335</text:p>
          </table:table-cell>
          <table:table-cell table:formula="of:=5/14/PI()^2 * [.G35] / [.H24]" office:value-type="float" office:value="0.0324670718167611" calcext:value-type="float">
            <text:p>0.0324670718167611</text:p>
          </table:table-cell>
          <table:table-cell office:value-type="float" office:value="0.6" calcext:value-type="float">
            <text:p>0.6</text:p>
          </table:table-cell>
          <table:table-cell table:formula="of:=-[.I35]/[.K35] * (1+2/3*(PI()*[.H24]/[.G18])^2)" office:value-type="float" office:value="-0.119130309641898" calcext:value-type="float">
            <text:p>-0.119130309641898</text:p>
          </table:table-cell>
          <table:table-cell table:formula="of:=3/10/PI()^2 * [.G35]/[.H24]" office:value-type="float" office:value="0.0272723403260793" calcext:value-type="float">
            <text:p>0.0272723403260793</text:p>
          </table:table-cell>
          <table:table-cell table:formula="of:=[.H18]+[.F35]" office:value-type="float" office:value="0.701196371816761" calcext:value-type="float">
            <text:p>0.701196371816761</text:p>
          </table:table-cell>
          <table:table-cell table:formula="of:=[.H24]+[.I35]" office:value-type="float" office:value="0.696001640326079" calcext:value-type="float">
            <text:p>0.69600164032607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V</text:p>
          </table:table-cell>
          <table:table-cell table:style-name="ce33" office:value-type="string" calcext:value-type="string">
            <text:p>rV</text:p>
          </table:table-cell>
          <table:table-cell table:style-name="ce33" office:value-type="string" calcext:value-type="string">
            <text:p>aV</text:p>
          </table:table-cell>
          <table:table-cell table:style-name="ce33"/>
          <table:table-cell table:style-name="ce33" office:value-type="string" calcext:value-type="string">
            <text:p>WV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aW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4" table:formula="of:=[.E18]+[.E24]+[.E35]" office:value-type="float" office:value="93.1837854704684" calcext:value-type="float">
            <text:p>93.184</text:p>
          </table:table-cell>
          <table:table-cell table:style-name="ce34" table:formula="of:=[.G18]" office:value-type="float" office:value="1.2009150412554" calcext:value-type="float">
            <text:p>1.201</text:p>
          </table:table-cell>
          <table:table-cell table:style-name="ce34" table:formula="of:=[.J35]" office:value-type="float" office:value="0.701196371816761" calcext:value-type="float">
            <text:p>0.701</text:p>
          </table:table-cell>
          <table:table-cell table:style-name="ce33"/>
          <table:table-cell table:style-name="ce34" table:formula="of:=[.F18]+[.F24]+[.H35]" office:value-type="float" office:value="2.42423541193787" calcext:value-type="float">
            <text:p>2.424</text:p>
          </table:table-cell>
          <table:table-cell table:style-name="ce34" table:formula="of:=[.F38]" office:value-type="float" office:value="1.2009150412554" calcext:value-type="float">
            <text:p>1.201</text:p>
          </table:table-cell>
          <table:table-cell table:style-name="ce33" table:formula="of:=[.K35]" office:value-type="float" office:value="0.696001640326079" calcext:value-type="float">
            <text:p>0.696001640326079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dWD</text:p>
          </table:table-cell>
          <table:table-cell office:value-type="string" calcext:value-type="string">
            <text:p>da’</text:p>
          </table:table-cell>
          <table:table-cell/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-[.I42]/[.K42] * (1+2/3*(PI()*[.K24]/[.J24])^2)" office:value-type="float" office:value="-0.128853760598736" calcext:value-type="float">
            <text:p>-0.128853760598736</text:p>
          </table:table-cell>
          <table:table-cell table:formula="of:=3/10/PI()^2 * [.G35]/[.K24]" office:value-type="float" office:value="0.0341213613653863" calcext:value-type="float">
            <text:p>0.0341213613653863</text:p>
          </table:table-cell>
          <table:table-cell/>
          <table:table-cell table:formula="of:=[.K24]+[.I42]" office:value-type="float" office:value="0.568619761365386" calcext:value-type="float">
            <text:p>0.568619761365386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ce33" office:value-type="string" calcext:value-type="string">
            <text:p>WD</text:p>
          </table:table-cell>
          <table:table-cell table:style-name="ce33" office:value-type="string" calcext:value-type="string">
            <text:p>rD</text:p>
          </table:table-cell>
          <table:table-cell table:style-name="ce33" office:value-type="string" calcext:value-type="string">
            <text:p>aD</text:p>
          </table:table-cell>
          <table:table-cell/>
          <table:table-cell office:value-type="string" calcext:value-type="string">
            <text:p>4*WD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4" table:formula="of:=[.I18]+[.I24]+[.H42]" office:value-type="float" office:value="15.2257913336015" calcext:value-type="float">
            <text:p>15.226</text:p>
          </table:table-cell>
          <table:table-cell table:style-name="ce34" table:formula="of:=[.J24]" office:value-type="float" office:value="1.28000651964783" calcext:value-type="float">
            <text:p>1.280</text:p>
          </table:table-cell>
          <table:table-cell table:style-name="ce34" table:formula="of:=[.K42]" office:value-type="float" office:value="0.568619761365386" calcext:value-type="float">
            <text:p>0.569</text:p>
          </table:table-cell>
          <table:table-cell/>
          <table:table-cell table:formula="of:=[.F45]*4" office:value-type="float" office:value="60.903165334406" calcext:value-type="float">
            <text:p>60.903165334406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VSO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SO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5" table:formula="of:= ([.L18]+[.L24]) * PI()^2/[.N18]^2 *([.O24]^2 - [.J49]^2)/(1+(PI()*[.J49]/[.N18])^2)" office:value-type="float" office:value="-0.993903172327366" calcext:value-type="float">
            <text:p>-0.993903172327366</text:p>
          </table:table-cell>
          <table:table-cell table:style-name="ce35" table:formula="of:=5/14/PI()^2*[.G49]/[.O18]" office:value-type="float" office:value="0.0367994613713091" calcext:value-type="float">
            <text:p>0.0367994613713091</text:p>
          </table:table-cell>
          <table:table-cell office:value-type="float" office:value="0.6" calcext:value-type="float">
            <text:p>0.6</text:p>
          </table:table-cell>
          <table:table-cell table:formula="of:=-[.I49]/[.K49] * (1+2/3*(PI()*[.O24]/[.N24])^2)" office:value-type="float" office:value="-0.159158980021465" calcext:value-type="float">
            <text:p>-0.159158980021465</text:p>
          </table:table-cell>
          <table:table-cell table:formula="of:=3/10/PI()^2 *[.G49]/[.O24]" office:value-type="float" office:value="0.0309115475518997" calcext:value-type="float">
            <text:p>0.0309115475518997</text:p>
          </table:table-cell>
          <table:table-cell table:formula="of:=[.F49]+[.O18]" office:value-type="float" office:value="0.626799461371309" calcext:value-type="float">
            <text:p>0.626799461371309</text:p>
          </table:table-cell>
          <table:table-cell table:formula="of:=[.O18]+[.I49]" office:value-type="float" office:value="0.6209115475519" calcext:value-type="float">
            <text:p>0.620911547551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SO</text:p>
          </table:table-cell>
          <table:table-cell table:style-name="ce33" office:value-type="string" calcext:value-type="string">
            <text:p>WSO</text:p>
          </table:table-cell>
          <table:table-cell table:style-name="ce33" office:value-type="string" calcext:value-type="string">
            <text:p>rSO</text:p>
          </table:table-cell>
          <table:table-cell table:style-name="ce33" office:value-type="string" calcext:value-type="string">
            <text:p>aSO</text:p>
          </table:table-cell>
          <table:table-cell table:style-name="ce33" office:value-type="string" calcext:value-type="string">
            <text:p>aSO’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34" table:formula="of:=[.L18]+[.L24]+[.E49]" office:value-type="float" office:value="10.0711921876035" calcext:value-type="float">
            <text:p>10.071</text:p>
          </table:table-cell>
          <table:table-cell table:style-name="ce34" table:formula="of:=[.M18]+[.M24]+[.H49]" office:value-type="float" office:value="-0.302762761973346" calcext:value-type="float">
            <text:p>-0.303</text:p>
          </table:table-cell>
          <table:table-cell table:style-name="ce34" table:formula="of:=[.N24]" office:value-type="float" office:value="1.02104068004994" calcext:value-type="float">
            <text:p>1.021</text:p>
          </table:table-cell>
          <table:table-cell table:style-name="ce34" table:formula="of:=[.J49]" office:value-type="float" office:value="0.626799461371309" calcext:value-type="float">
            <text:p>0.627</text:p>
          </table:table-cell>
          <table:table-cell table:style-name="ce34" table:formula="of:=[.K49]" office:value-type="float" office:value="0.6209115475519" calcext:value-type="float">
            <text:p>0.62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2*VSO</text:p>
          </table:table-cell>
          <table:table-cell office:value-type="string" calcext:value-type="string">
            <text:p>2*WSO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2*[.E52]" office:value-type="float" office:value="20.142384375207" calcext:value-type="float">
            <text:p>20.142384375207</text:p>
          </table:table-cell>
          <table:table-cell table:style-name="ce32" table:formula="of:=[.F52]*2" office:value-type="float" office:value="-0.605525523946691" calcext:value-type="float">
            <text:p>-0.606</text:p>
          </table:table-cell>
          <table:table-cell table:number-columns-repeated="14"/>
        </table:table-row>
      </table:table>
      <table:table table:name="48Ti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4"/>
          <table:table-cell office:value-type="string" calcext:value-type="string">
            <text:p>For 47Ti(d,p)48Ti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47Ti</text:p>
          </table:table-cell>
          <table:table-cell office:value-type="string" calcext:value-type="string">
            <text:p>Z=22</text:p>
          </table:table-cell>
          <table:table-cell office:value-type="string" calcext:value-type="string">
            <text:p>N=25</text:p>
          </table:table-cell>
          <table:table-cell/>
          <table:table-cell office:value-type="string" calcext:value-type="string">
            <text:p>closed neutron shell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48Ti</text:p>
          </table:table-cell>
          <table:table-cell office:value-type="string" calcext:value-type="string">
            <text:p>Z=22</text:p>
          </table:table-cell>
          <table:table-cell office:value-type="string" calcext:value-type="string">
            <text:p>N=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for protons</text:p>
          </table:table-cell>
          <table:table-cell office:value-type="string" calcext:value-type="string">
            <text:p>for neutrons</text:p>
          </table:table-cell>
          <table:table-cell office:value-type="string" calcext:value-type="string">
            <text:p>for deuterons</text:p>
          </table:table-cell>
          <table:table-cell office:value-type="string" calcext:value-type="string">
            <text:p>for protons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eam Energy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A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N</text:p>
          </table:table-cell>
          <table:table-cell table:formula="of:=[.E8]-[.E10]" office:value-type="float" office:value="25" calcext:value-type="float">
            <text:p>25</text:p>
          </table:table-cell>
          <table:table-cell table:formula="of:=[.F8]-[.F10]" office:value-type="float" office:value="25" calcext:value-type="float">
            <text:p>25</text:p>
          </table:table-cell>
          <table:table-cell table:formula="of:=[.G8]-[.G10]" office:value-type="float" office:value="25" calcext:value-type="float">
            <text:p>25</text:p>
          </table:table-cell>
          <table:table-cell table:formula="of:=[.H8]-[.H10]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rget Z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Koning and Delaroche [NPA 713, 231 (2003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protons</text:p>
          </table:table-cell>
          <table:table-cell office:value-type="string" calcext:value-type="string">
            <text:p>v1p</text:p>
          </table:table-cell>
          <table:table-cell office:value-type="string" calcext:value-type="string">
            <text:p>v2p</text:p>
          </table:table-cell>
          <table:table-cell office:value-type="string" calcext:value-type="string">
            <text:p>v3p</text:p>
          </table:table-cell>
          <table:table-cell office:value-type="string" calcext:value-type="string">
            <text:p>v4p</text:p>
          </table:table-cell>
          <table:table-cell office:value-type="string" calcext:value-type="string">
            <text:p>w1p</text:p>
          </table:table-cell>
          <table:table-cell office:value-type="string" calcext:value-type="string">
            <text:p>w2p</text:p>
          </table:table-cell>
          <table:table-cell office:value-type="string" calcext:value-type="string">
            <text:p>d1p</text:p>
          </table:table-cell>
          <table:table-cell office:value-type="string" calcext:value-type="string">
            <text:p>d2p</text:p>
          </table:table-cell>
          <table:table-cell office:value-type="string" calcext:value-type="string">
            <text:p>d3p</text:p>
          </table:table-cell>
          <table:table-cell office:value-type="string" calcext:value-type="string">
            <text:p>vso1p</text:p>
          </table:table-cell>
          <table:table-cell office:value-type="string" calcext:value-type="string">
            <text:p>vso2p</text:p>
          </table:table-cell>
          <table:table-cell office:value-type="string" calcext:value-type="string">
            <text:p>wso1p</text:p>
          </table:table-cell>
          <table:table-cell office:value-type="string" calcext:value-type="string">
            <text:p>wso2p</text:p>
          </table:table-cell>
          <table:table-cell office:value-type="string" calcext:value-type="string">
            <text:p>Efp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barC</text:p>
          </table:table-cell>
        </table:table-row>
        <table:table-row table:style-name="ro1">
          <table:table-cell table:number-columns-repeated="4"/>
          <table:table-cell table:formula="of:=59.3 + 21*([.E9]-[.E10]) / [.E8]-0.024*[.E8]" office:value-type="float" office:value="59.5124255319149" calcext:value-type="float">
            <text:p>59.5124255319149</text:p>
          </table:table-cell>
          <table:table-cell table:formula="of:=0.007067 + 4.23*0.000001*[.E8]" office:value-type="float" office:value="0.00726581" calcext:value-type="float">
            <text:p>0.00726581</text:p>
          </table:table-cell>
          <table:table-cell table:formula="of:= 1.729*0.00001 + 1.136*0.00000001*[.E8]" office:value-type="float" office:value="0.00001782392" calcext:value-type="float">
            <text:p>0.00001782392</text:p>
          </table:table-cell>
          <table:table-cell table:formula="of:=[.H21]" office:value-type="float" office:value="0.000000007" calcext:value-type="float">
            <text:p>0.000000007</text:p>
          </table:table-cell>
          <table:table-cell table:formula="of:=14.667 + 0.009629*[.E8]" office:value-type="float" office:value="15.119563" calcext:value-type="float">
            <text:p>15.119563</text:p>
          </table:table-cell>
          <table:table-cell table:formula="of:=[.J21]" office:value-type="float" office:value="77.2865" calcext:value-type="float">
            <text:p>77.2865</text:p>
          </table:table-cell>
          <table:table-cell table:formula="of:=16 + 16*([.E9]-[.E10])/[.E8]" office:value-type="float" office:value="17.0212765957447" calcext:value-type="float">
            <text:p>17.0212765957447</text:p>
          </table:table-cell>
          <table:table-cell table:formula="of:=[.L21]" office:value-type="float" office:value="0.0218019954000907" calcext:value-type="float">
            <text:p>0.0218019954000907</text:p>
          </table:table-cell>
          <table:table-cell table:formula="of:=[.M21]" office:value-type="float" office:value="11.5" calcext:value-type="float">
            <text:p>11.5</text:p>
          </table:table-cell>
          <table:table-cell table:formula="of:=[.N21]" office:value-type="float" office:value="6.063" calcext:value-type="float">
            <text:p>6.063</text:p>
          </table:table-cell>
          <table:table-cell table:formula="of:=[.O21]" office:value-type="float" office:value="0.004" calcext:value-type="float">
            <text:p>0.004</text:p>
          </table:table-cell>
          <table:table-cell table:formula="of:=[.P21]" office:value-type="float" office:value="-3.1" calcext:value-type="float">
            <text:p>-3.1</text:p>
          </table:table-cell>
          <table:table-cell table:formula="of:=[.Q21]" office:value-type="float" office:value="160" calcext:value-type="float">
            <text:p>160</text:p>
          </table:table-cell>
          <table:table-cell table:formula="of:=-8.4075 + 0.01378*[.E8]" office:value-type="float" office:value="-7.75984" calcext:value-type="float">
            <text:p>-7.75984</text:p>
          </table:table-cell>
          <table:table-cell table:style-name="ce35" table:formula="of:=1.198 + 0.697*[.E8]^(-2/3) + 12.994*[.E8]^(-5/3)" office:value-type="float" office:value="1.27274631944074" calcext:value-type="float">
            <text:p>1.27274631944074</text:p>
          </table:table-cell>
          <table:table-cell table:style-name="ce35" table:formula="of:=1.73/[.S15]*[.E10]*[.E8]^(-1/3)" office:value-type="float" office:value="8.28630627552391" calcext:value-type="float">
            <text:p>8.2863062755239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8" office:value-type="string" calcext:value-type="string">
            <text:p>OMPs protons</text:p>
          </table:table-cell>
          <table:table-cell table:style-name="ce28" office:value-type="string" calcext:value-type="string">
            <text:p>VV</text:p>
          </table:table-cell>
          <table:table-cell table:style-name="ce28" office:value-type="string" calcext:value-type="string">
            <text:p>WV</text:p>
          </table:table-cell>
          <table:table-cell table:style-name="ce28" office:value-type="string" calcext:value-type="string">
            <text:p>rV</text:p>
          </table:table-cell>
          <table:table-cell table:style-name="ce28" office:value-type="string" calcext:value-type="string">
            <text:p>aV</text:p>
          </table:table-cell>
          <table:table-cell table:style-name="ce28" office:value-type="string" calcext:value-type="string">
            <text:p>WD</text:p>
          </table:table-cell>
          <table:table-cell table:style-name="ce28" office:value-type="string" calcext:value-type="string">
            <text:p>rD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VSO</text:p>
          </table:table-cell>
          <table:table-cell table:style-name="ce28" office:value-type="string" calcext:value-type="string">
            <text:p>WSO</text:p>
          </table:table-cell>
          <table:table-cell table:style-name="ce28" office:value-type="string" calcext:value-type="string">
            <text:p>rSO</text:p>
          </table:table-cell>
          <table:table-cell table:style-name="ce28" office:value-type="string" calcext:value-type="string">
            <text:p>aSO</text:p>
          </table:table-cell>
          <table:table-cell table:style-name="ce28" office:value-type="string" calcext:value-type="string">
            <text:p>rC</text:p>
          </table:table-cell>
          <table:table-cell table:style-name="ce28"/>
          <table:table-cell table:style-name="ce28" office:value-type="string" calcext:value-type="string">
            <text:p>4*WD</text:p>
          </table:table-cell>
          <table:table-cell table:style-name="ce28" office:value-type="string" calcext:value-type="string">
            <text:p>4*WSO</text:p>
          </table:table-cell>
          <table:table-cell table:style-name="ce2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8" office:value-type="string" calcext:value-type="string">
            <text:p>(careful with scaling factors!!!)</text:p>
          </table:table-cell>
          <table:table-cell table:style-name="ce30" table:formula="of:=[.E15]*(1-[.F15]*([.E7]-[.R15]) + [.G15]*([.E7]-[.R15])^2 - [.H15]*([.E7]-[.R15])^3) + [.T15]*[.E15]*([.F15]-2*[.G15]*([.E7]-[.R15]) + 3*[.H15]*([.E7]-[.R15])^2)" office:value-type="float" office:value="53.0029761369774" calcext:value-type="float">
            <text:p>53.003</text:p>
          </table:table-cell>
          <table:table-cell table:style-name="ce36" table:formula="of:= [.I15]* ([.E7]-[.R15])^2 / (([.E7]-[.R15])^2 + [.J15]^2)" office:value-type="float" office:value="1.30556673837185" calcext:value-type="float">
            <text:p>1.306</text:p>
          </table:table-cell>
          <table:table-cell table:style-name="ce36" table:formula="of:=1.3039 - 0.4054*[.E8]^(-1/3)" office:value-type="float" office:value="1.19156430107809" calcext:value-type="float">
            <text:p>1.192</text:p>
          </table:table-cell>
          <table:table-cell table:style-name="ce36" table:formula="of:= 0.6778 - 1.487*0.0001*[.E8]" office:value-type="float" office:value="0.6708111" calcext:value-type="float">
            <text:p>0.671</text:p>
          </table:table-cell>
          <table:table-cell table:style-name="ce36" table:formula="of:=[.K15]* ( ([.E7]-[.R15])^2 / (([.E7]-[.R15])^2 + [.M15]^2) ) * EXP(-[.L15]*([.E7]-[.R15]))" office:value-type="float" office:value="8.21511710633259" calcext:value-type="float">
            <text:p>8.215</text:p>
          </table:table-cell>
          <table:table-cell table:style-name="ce36" table:formula="of:= 1.3424 - 0.01585*[.E8]^(1/3)" office:value-type="float" office:value="1.2852001066298" calcext:value-type="float">
            <text:p>1.285</text:p>
          </table:table-cell>
          <table:table-cell table:style-name="ce36" table:formula="of:=0.5187 + 5.205*0.0001*[.E8]" office:value-type="float" office:value="0.5431635" calcext:value-type="float">
            <text:p>0.543</text:p>
          </table:table-cell>
          <table:table-cell table:style-name="ce36" table:formula="of:= [.N15]*EXP(-[.O15]*([.E7]-[.R15]))" office:value-type="float" office:value="5.51331109348555" calcext:value-type="float">
            <text:p>5.513</text:p>
          </table:table-cell>
          <table:table-cell table:style-name="ce36" table:formula="of:= [.P15] * ([.E7]-[.R15])^2 / (([.E7]-[.R15])^2 + [.Q15]^2)" office:value-type="float" office:value="-0.0668860854894655" calcext:value-type="float">
            <text:p>-0.067</text:p>
          </table:table-cell>
          <table:table-cell table:style-name="ce36" table:formula="of:=1.1854 - 0.647*[.E8]^(-1/3)" office:value-type="float" office:value="1.00611732313153" calcext:value-type="float">
            <text:p>1.006</text:p>
          </table:table-cell>
          <table:table-cell table:style-name="ce36" office:value-type="float" office:value="0.59" calcext:value-type="float">
            <text:p>0.590</text:p>
          </table:table-cell>
          <table:table-cell table:style-name="ce36" table:formula="of:=[.S15]" office:value-type="float" office:value="1.27274631944074" calcext:value-type="float">
            <text:p>1.273</text:p>
          </table:table-cell>
          <table:table-cell table:style-name="ce36"/>
          <table:table-cell table:style-name="ce36" table:formula="of:=[.I18]*4" office:value-type="float" office:value="32.8604684253304" calcext:value-type="float">
            <text:p>32.860</text:p>
          </table:table-cell>
          <table:table-cell table:style-name="ce36" table:formula="of:=[.M18]*4" office:value-type="float" office:value="-0.267544341957862" calcext:value-type="float">
            <text:p>-0.268</text:p>
          </table:table-cell>
          <table:table-cell table:style-name="ce36" table:formula="of:=[.L18]*4" office:value-type="float" office:value="22.0532443739422" calcext:value-type="float">
            <text:p>22.05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neutrons</text:p>
          </table:table-cell>
          <table:table-cell office:value-type="string" calcext:value-type="string">
            <text:p>v1n</text:p>
          </table:table-cell>
          <table:table-cell office:value-type="string" calcext:value-type="string">
            <text:p>v2n</text:p>
          </table:table-cell>
          <table:table-cell office:value-type="string" calcext:value-type="string">
            <text:p>v3n</text:p>
          </table:table-cell>
          <table:table-cell office:value-type="string" calcext:value-type="string">
            <text:p>v4n</text:p>
          </table:table-cell>
          <table:table-cell office:value-type="string" calcext:value-type="string">
            <text:p>w1n</text:p>
          </table:table-cell>
          <table:table-cell office:value-type="string" calcext:value-type="string">
            <text:p>w2n</text:p>
          </table:table-cell>
          <table:table-cell office:value-type="string" calcext:value-type="string">
            <text:p>d1n</text:p>
          </table:table-cell>
          <table:table-cell office:value-type="string" calcext:value-type="string">
            <text:p>d2n</text:p>
          </table:table-cell>
          <table:table-cell office:value-type="string" calcext:value-type="string">
            <text:p>d3n</text:p>
          </table:table-cell>
          <table:table-cell office:value-type="string" calcext:value-type="string">
            <text:p>vso1n</text:p>
          </table:table-cell>
          <table:table-cell office:value-type="string" calcext:value-type="string">
            <text:p>vso2n</text:p>
          </table:table-cell>
          <table:table-cell office:value-type="string" calcext:value-type="string">
            <text:p>wso1n</text:p>
          </table:table-cell>
          <table:table-cell office:value-type="string" calcext:value-type="string">
            <text:p>wso2n</text:p>
          </table:table-cell>
          <table:table-cell office:value-type="string" calcext:value-type="string">
            <text:p>Efn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4"/>
          <table:table-cell table:formula="of:=59.3 - 21*([.F9]-[.F10])/[.F8] - 0.024*[.F8]" office:value-type="float" office:value="56.8315744680851" calcext:value-type="float">
            <text:p>56.8315744680851</text:p>
          </table:table-cell>
          <table:table-cell table:formula="of:=0.007228 - 1.48*0.000001*[.E8]" office:value-type="float" office:value="0.00715844" calcext:value-type="float">
            <text:p>0.00715844</text:p>
          </table:table-cell>
          <table:table-cell table:formula="of:=1.994*0.00001 - 2*0.00000001*[.E8]" office:value-type="float" office:value="0.000019" calcext:value-type="float">
            <text:p>0.000019</text:p>
          </table:table-cell>
          <table:table-cell table:formula="of:=7*0.000000001" office:value-type="float" office:value="0.000000007" calcext:value-type="float">
            <text:p>0.000000007</text:p>
          </table:table-cell>
          <table:table-cell table:formula="of:=12.195 + 0.0167*[.E8]" office:value-type="float" office:value="12.9799" calcext:value-type="float">
            <text:p>12.9799</text:p>
          </table:table-cell>
          <table:table-cell table:formula="of:=73.55+0.0795*[.E8]" office:value-type="float" office:value="77.2865" calcext:value-type="float">
            <text:p>77.2865</text:p>
          </table:table-cell>
          <table:table-cell table:formula="of:=16 - 16*([.F9]-[.F10])/[.F8]" office:value-type="float" office:value="14.9787234042553" calcext:value-type="float">
            <text:p>14.9787234042553</text:p>
          </table:table-cell>
          <table:table-cell table:formula="of:=0.018 + 0.003802/(1 + EXP(([.F8]-156)/8))" office:value-type="float" office:value="0.0218019954000907" calcext:value-type="float">
            <text:p>0.0218019954000907</text:p>
          </table:table-cell>
          <table:table-cell table:formula="of:=11.5" office:value-type="float" office:value="11.5" calcext:value-type="float">
            <text:p>11.5</text:p>
          </table:table-cell>
          <table:table-cell table:formula="of:=5.922 + 0.003*[.F8]" office:value-type="float" office:value="6.063" calcext:value-type="float">
            <text:p>6.063</text:p>
          </table:table-cell>
          <table:table-cell table:formula="of:=0.004" office:value-type="float" office:value="0.004" calcext:value-type="float">
            <text:p>0.004</text:p>
          </table:table-cell>
          <table:table-cell office:value-type="float" office:value="-3.1" calcext:value-type="float">
            <text:p>-3.1</text:p>
          </table:table-cell>
          <table:table-cell office:value-type="float" office:value="160" calcext:value-type="float">
            <text:p>160</text:p>
          </table:table-cell>
          <table:table-cell table:formula="of:=-11.2814 + 0.02646*[.F8]" office:value-type="float" office:value="-10.03778" calcext:value-type="float">
            <text:p>-10.03778</text:p>
          </table:table-cell>
          <table:table-cell table:formula="of:=[.S15]" office:value-type="float" office:value="1.27274631944074" calcext:value-type="float">
            <text:p>1.27274631944074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9" office:value-type="string" calcext:value-type="string">
            <text:p>OMPs neutrons</text:p>
          </table:table-cell>
          <table:table-cell table:style-name="ce29" office:value-type="string" calcext:value-type="string">
            <text:p>VV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rV</text:p>
          </table:table-cell>
          <table:table-cell table:style-name="ce29" office:value-type="string" calcext:value-type="string">
            <text:p>aV</text:p>
          </table:table-cell>
          <table:table-cell table:style-name="ce29" office:value-type="string" calcext:value-type="string">
            <text:p>WD</text:p>
          </table:table-cell>
          <table:table-cell table:style-name="ce29" office:value-type="string" calcext:value-type="string">
            <text:p>rD</text:p>
          </table:table-cell>
          <table:table-cell table:style-name="ce29" office:value-type="string" calcext:value-type="string">
            <text:p>aD</text:p>
          </table:table-cell>
          <table:table-cell table:style-name="ce29" office:value-type="string" calcext:value-type="string">
            <text:p>VSO</text:p>
          </table:table-cell>
          <table:table-cell table:style-name="ce29" office:value-type="string" calcext:value-type="string">
            <text:p>WSO</text:p>
          </table:table-cell>
          <table:table-cell table:style-name="ce29" office:value-type="string" calcext:value-type="string">
            <text:p>rSO</text:p>
          </table:table-cell>
          <table:table-cell table:style-name="ce29" office:value-type="string" calcext:value-type="string">
            <text:p>aSO</text:p>
          </table:table-cell>
          <table:table-cell table:style-name="ce29" table:number-columns-repeated="2"/>
          <table:table-cell table:style-name="ce38" office:value-type="string" calcext:value-type="string">
            <text:p>4*WD</text:p>
          </table:table-cell>
          <table:table-cell table:style-name="ce38"/>
          <table:table-cell table:style-name="ce3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(careful with scaling factors!!!)</text:p>
          </table:table-cell>
          <table:table-cell table:style-name="ce31" table:formula="of:=[.E21]*(1 - [.F21]*([.F7]-[.R21]) + [.G21]*([.F7]-[.R21])^2 - [.H21]*([.F7]-[.R21])^3)" office:value-type="float" office:value="46.9637887782019" calcext:value-type="float">
            <text:p>46.964</text:p>
          </table:table-cell>
          <table:table-cell table:style-name="ce31" table:formula="of:= [.I21]* ([.F7]-[.R21])^2/(([.F7]-[.R21])^2 + [.J21]^2)" office:value-type="float" office:value="1.32306525768134" calcext:value-type="float">
            <text:p>1.323</text:p>
          </table:table-cell>
          <table:table-cell table:style-name="ce31" table:formula="of:=1.3039 - 0.4054*[.F8]^(-1/3)" office:value-type="float" office:value="1.19156430107809" calcext:value-type="float">
            <text:p>1.192</text:p>
          </table:table-cell>
          <table:table-cell table:style-name="ce31" table:formula="of:=0.6778 - 1.487*0.0001*[.F8]" office:value-type="float" office:value="0.6708111" calcext:value-type="float">
            <text:p>0.671</text:p>
          </table:table-cell>
          <table:table-cell table:style-name="ce31" table:formula="of:= [.K21] * ([.F7]-[.R21])^2 / (([.F7]-[.R21])^2 + [.M21]^2) * EXP(-[.L21]*([.F7]-[.R21]))" office:value-type="float" office:value="7.10466387371157" calcext:value-type="float">
            <text:p>7.105</text:p>
          </table:table-cell>
          <table:table-cell table:style-name="ce31" table:formula="of:=1.3424 - 0.01585*[.F8]^(1/3)" office:value-type="float" office:value="1.2852001066298" calcext:value-type="float">
            <text:p>1.285</text:p>
          </table:table-cell>
          <table:table-cell table:style-name="ce31" table:formula="of:=0.5446 - 1.656*0.0001*[.F8]" office:value-type="float" office:value="0.5368168" calcext:value-type="float">
            <text:p>0.537</text:p>
          </table:table-cell>
          <table:table-cell table:style-name="ce31" table:formula="of:=[.N21]*EXP(-[.O21]*([.F7]-[.R21]))" office:value-type="float" office:value="5.46330330148328" calcext:value-type="float">
            <text:p>5.463</text:p>
          </table:table-cell>
          <table:table-cell table:style-name="ce31" table:formula="of:=[.P21] * ([.F7]-[.R21])^2 / (([.F7]-[.R21])^2  + [.Q21]^2)" office:value-type="float" office:value="-0.0799793470214364" calcext:value-type="float">
            <text:p>-0.080</text:p>
          </table:table-cell>
          <table:table-cell table:style-name="ce30" table:formula="of:=1.1854 - 0.647*[.F8]^(-1/3)" office:value-type="float" office:value="1.00611732313153" calcext:value-type="float">
            <text:p>1.006</text:p>
          </table:table-cell>
          <table:table-cell table:style-name="ce31" table:formula="of:=0.59" office:value-type="float" office:value="0.59" calcext:value-type="float">
            <text:p>0.590</text:p>
          </table:table-cell>
          <table:table-cell table:style-name="ce29"/>
          <table:table-cell table:style-name="ce31"/>
          <table:table-cell table:style-name="ce39" table:formula="of:=[.I24]*4" office:value-type="float" office:value="28.4186554948463" calcext:value-type="float">
            <text:p>28.419</text:p>
          </table:table-cell>
          <table:table-cell table:style-name="ce38"/>
          <table:table-cell table:style-name="ce39" table:formula="of:=[.L24]*4" office:value-type="float" office:value="21.8532132059331" calcext:value-type="float">
            <text:p>21.85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Daehnick [PRC 21, 2253 (1980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SO</text:p>
          </table:table-cell>
          <table:table-cell office:value-type="string" calcext:value-type="string">
            <text:p>rSO</text:p>
          </table:table-cell>
          <table:table-cell office:value-type="string" calcext:value-type="string">
            <text:p>aSO</text:p>
          </table:table-cell>
          <table:table-cell/>
          <table:table-cell table:style-name="ce37" office:value-type="string" calcext:value-type="string">
            <text:p>4*WD</text:p>
          </table:table-cell>
          <table:table-cell/>
          <table:table-cell office:value-type="string" calcext:value-type="string">
            <text:p>2*V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(careful with scaling factors!!!)</text:p>
          </table:table-cell>
          <table:table-cell table:style-name="ce32" table:formula="of:=88.5-0.26*[.G7]+0.88*[.G10]*[.G8]^(-1/3)" office:value-type="float" office:value="89.7046253851213" calcext:value-type="float">
            <text:p>89.705</text:p>
          </table:table-cell>
          <table:table-cell table:style-name="ce32" office:value-type="float" office:value="1.17" calcext:value-type="float">
            <text:p>1.170</text:p>
          </table:table-cell>
          <table:table-cell table:style-name="ce32" table:formula="of:=0.709+0.0017*[.G7]" office:value-type="float" office:value="0.7362" calcext:value-type="float">
            <text:p>0.736</text:p>
          </table:table-cell>
          <table:table-cell table:style-name="ce32" table:formula="of:=(12.2+0.026*[.G7])*(1-EXP(-([.G7]/100)^2))" office:value-type="float" office:value="-0.327139114705862" calcext:value-type="float">
            <text:p>-0.327</text:p>
          </table:table-cell>
          <table:table-cell table:style-name="ce32" table:formula="of:=(12.2+0.026*[.G7])*EXP(-([.G7]/100)^2)" office:value-type="float" office:value="12.9431391147059" calcext:value-type="float">
            <text:p>12.943</text:p>
          </table:table-cell>
          <table:table-cell table:style-name="ce32" office:value-type="float" office:value="1.325" calcext:value-type="float">
            <text:p>1.325</text:p>
          </table:table-cell>
          <table:table-cell table:style-name="ce32" table:formula="of:=0.53+(0.07*([.G8]^(1/3)))-0.04*(EXP((-1)*(([.I3]-[.G9])/2)^2)+EXP((-1)*(([.I4]-[.G9])/2)^2)+EXP((-1)*(([.I5]-[.G9])/2)^2)+EXP((-1)*(([.I6]-[.G9])/2)^2)+EXP((-1)*(([.I7]-[.G9])/2)^2)+EXP((-1)*(([.I8]-[.G9])/2)^2))" office:value-type="float" office:value="0.778324638461785" calcext:value-type="float">
            <text:p>0.778</text:p>
          </table:table-cell>
          <table:table-cell table:style-name="ce32" office:value-type="float" office:value="1.3" calcext:value-type="float">
            <text:p>1.300</text:p>
          </table:table-cell>
          <table:table-cell table:style-name="ce32" table:formula="of:=7.33-0.029*[.G7]" office:value-type="float" office:value="6.866" calcext:value-type="float">
            <text:p>6.866</text:p>
          </table:table-cell>
          <table:table-cell table:style-name="ce32" office:value-type="float" office:value="1.07" calcext:value-type="float">
            <text:p>1.070</text:p>
          </table:table-cell>
          <table:table-cell table:style-name="ce32" office:value-type="float" office:value="0.66" calcext:value-type="float">
            <text:p>0.660</text:p>
          </table:table-cell>
          <table:table-cell/>
          <table:table-cell table:style-name="ce37" table:formula="of:=4*[.I29]" office:value-type="float" office:value="51.7725564588234" calcext:value-type="float">
            <text:p>51.7725564588234</text:p>
          </table:table-cell>
          <table:table-cell/>
          <table:table-cell table:formula="of:=[.M29]*2" office:value-type="float" office:value="13.732" calcext:value-type="float">
            <text:p>13.732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Wales &amp; Johnson [NPA 274, 168 (1976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dVV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V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 ([.E18]+[.E24]) * PI()^2/[.G18]^2 *([.H24]^2 - [.J35]^2)/(1+(PI()*[.J35]/[.G18])^2)" office:value-type="float" office:value="-6.9645915016366" calcext:value-type="float">
            <text:p>-6.9645915016366</text:p>
          </table:table-cell>
          <table:table-cell table:formula="of:=5/14/PI()^2 * [.G35] / [.H24]" office:value-type="float" office:value="0.0323663132722049" calcext:value-type="float">
            <text:p>0.0323663132722049</text:p>
          </table:table-cell>
          <table:table-cell office:value-type="float" office:value="0.6" calcext:value-type="float">
            <text:p>0.6</text:p>
          </table:table-cell>
          <table:table-cell table:formula="of:=-[.I35]/[.K35] * (1+2/3*(PI()*[.H24]/[.G18])^2)" office:value-type="float" office:value="-0.120176327698265" calcext:value-type="float">
            <text:p>-0.120176327698265</text:p>
          </table:table-cell>
          <table:table-cell table:formula="of:=3/10/PI()^2 * [.G35]/[.H24]" office:value-type="float" office:value="0.0271877031486521" calcext:value-type="float">
            <text:p>0.0271877031486521</text:p>
          </table:table-cell>
          <table:table-cell table:formula="of:=[.H18]+[.F35]" office:value-type="float" office:value="0.703177413272205" calcext:value-type="float">
            <text:p>0.703177413272205</text:p>
          </table:table-cell>
          <table:table-cell table:formula="of:=[.H24]+[.I35]" office:value-type="float" office:value="0.697998803148652" calcext:value-type="float">
            <text:p>0.697998803148652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V</text:p>
          </table:table-cell>
          <table:table-cell table:style-name="ce33" office:value-type="string" calcext:value-type="string">
            <text:p>rV</text:p>
          </table:table-cell>
          <table:table-cell table:style-name="ce33" office:value-type="string" calcext:value-type="string">
            <text:p>aV</text:p>
          </table:table-cell>
          <table:table-cell table:style-name="ce33"/>
          <table:table-cell table:style-name="ce33" office:value-type="string" calcext:value-type="string">
            <text:p>WV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aW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4" table:formula="of:=[.E18]+[.E24]+[.E35]" office:value-type="float" office:value="93.0021734135427" calcext:value-type="float">
            <text:p>93.002</text:p>
          </table:table-cell>
          <table:table-cell table:style-name="ce34" table:formula="of:=[.G18]" office:value-type="float" office:value="1.19156430107809" calcext:value-type="float">
            <text:p>1.192</text:p>
          </table:table-cell>
          <table:table-cell table:style-name="ce34" table:formula="of:=[.J35]" office:value-type="float" office:value="0.703177413272205" calcext:value-type="float">
            <text:p>0.703</text:p>
          </table:table-cell>
          <table:table-cell table:style-name="ce33"/>
          <table:table-cell table:style-name="ce34" table:formula="of:=[.F18]+[.F24]+[.H35]" office:value-type="float" office:value="2.50845566835492" calcext:value-type="float">
            <text:p>2.508</text:p>
          </table:table-cell>
          <table:table-cell table:style-name="ce34" table:formula="of:=[.F38]" office:value-type="float" office:value="1.19156430107809" calcext:value-type="float">
            <text:p>1.192</text:p>
          </table:table-cell>
          <table:table-cell table:style-name="ce33" table:formula="of:=[.K35]" office:value-type="float" office:value="0.697998803148652" calcext:value-type="float">
            <text:p>0.697998803148652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dWD</text:p>
          </table:table-cell>
          <table:table-cell office:value-type="string" calcext:value-type="string">
            <text:p>da’</text:p>
          </table:table-cell>
          <table:table-cell/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-[.I42]/[.K42] * (1+2/3*(PI()*[.K24]/[.J24])^2)" office:value-type="float" office:value="-0.127847381504622" calcext:value-type="float">
            <text:p>-0.127847381504622</text:p>
          </table:table-cell>
          <table:table-cell table:formula="of:=3/10/PI()^2 * [.G35]/[.K24]" office:value-type="float" office:value="0.0339739983093316" calcext:value-type="float">
            <text:p>0.0339739983093316</text:p>
          </table:table-cell>
          <table:table-cell/>
          <table:table-cell table:formula="of:=[.K24]+[.I42]" office:value-type="float" office:value="0.570790798309332" calcext:value-type="float">
            <text:p>0.570790798309332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ce33" office:value-type="string" calcext:value-type="string">
            <text:p>WD</text:p>
          </table:table-cell>
          <table:table-cell table:style-name="ce33" office:value-type="string" calcext:value-type="string">
            <text:p>rD</text:p>
          </table:table-cell>
          <table:table-cell table:style-name="ce33" office:value-type="string" calcext:value-type="string">
            <text:p>aD</text:p>
          </table:table-cell>
          <table:table-cell/>
          <table:table-cell office:value-type="string" calcext:value-type="string">
            <text:p>4*WD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4" table:formula="of:=[.I18]+[.I24]+[.H42]" office:value-type="float" office:value="15.1919335985395" calcext:value-type="float">
            <text:p>15.192</text:p>
          </table:table-cell>
          <table:table-cell table:style-name="ce34" table:formula="of:=[.J24]" office:value-type="float" office:value="1.2852001066298" calcext:value-type="float">
            <text:p>1.285</text:p>
          </table:table-cell>
          <table:table-cell table:style-name="ce34" table:formula="of:=[.K42]" office:value-type="float" office:value="0.570790798309332" calcext:value-type="float">
            <text:p>0.571</text:p>
          </table:table-cell>
          <table:table-cell/>
          <table:table-cell table:formula="of:=[.F45]*4" office:value-type="float" office:value="60.767734394158" calcext:value-type="float">
            <text:p>60.767734394158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VSO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SO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5" table:formula="of:= ([.L18]+[.L24]) * PI()^2/[.N18]^2 *([.O24]^2 - [.J49]^2)/(1+(PI()*[.J49]/[.N18])^2)" office:value-type="float" office:value="-0.992055365840701" calcext:value-type="float">
            <text:p>-0.992055365840701</text:p>
          </table:table-cell>
          <table:table-cell table:style-name="ce35" table:formula="of:=5/14/PI()^2*[.G49]/[.O18]" office:value-type="float" office:value="0.0367994613713091" calcext:value-type="float">
            <text:p>0.0367994613713091</text:p>
          </table:table-cell>
          <table:table-cell office:value-type="float" office:value="0.6" calcext:value-type="float">
            <text:p>0.6</text:p>
          </table:table-cell>
          <table:table-cell table:formula="of:=-[.I49]/[.K49] * (1+2/3*(PI()*[.O24]/[.N24])^2)" office:value-type="float" office:value="-0.162427674300528" calcext:value-type="float">
            <text:p>-0.162427674300528</text:p>
          </table:table-cell>
          <table:table-cell table:formula="of:=3/10/PI()^2 *[.G49]/[.O24]" office:value-type="float" office:value="0.0309115475518997" calcext:value-type="float">
            <text:p>0.0309115475518997</text:p>
          </table:table-cell>
          <table:table-cell table:formula="of:=[.F49]+[.O18]" office:value-type="float" office:value="0.626799461371309" calcext:value-type="float">
            <text:p>0.626799461371309</text:p>
          </table:table-cell>
          <table:table-cell table:formula="of:=[.O18]+[.I49]" office:value-type="float" office:value="0.6209115475519" calcext:value-type="float">
            <text:p>0.620911547551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SO</text:p>
          </table:table-cell>
          <table:table-cell table:style-name="ce33" office:value-type="string" calcext:value-type="string">
            <text:p>WSO</text:p>
          </table:table-cell>
          <table:table-cell table:style-name="ce33" office:value-type="string" calcext:value-type="string">
            <text:p>rSO</text:p>
          </table:table-cell>
          <table:table-cell table:style-name="ce33" office:value-type="string" calcext:value-type="string">
            <text:p>aSO</text:p>
          </table:table-cell>
          <table:table-cell table:style-name="ce33" office:value-type="string" calcext:value-type="string">
            <text:p>aSO’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34" table:formula="of:=[.L18]+[.L24]+[.E49]" office:value-type="float" office:value="9.98455902912813" calcext:value-type="float">
            <text:p>9.985</text:p>
          </table:table-cell>
          <table:table-cell table:style-name="ce34" table:formula="of:=[.M18]+[.M24]+[.H49]" office:value-type="float" office:value="-0.309293106811429" calcext:value-type="float">
            <text:p>-0.309</text:p>
          </table:table-cell>
          <table:table-cell table:style-name="ce34" table:formula="of:=[.N24]" office:value-type="float" office:value="1.00611732313153" calcext:value-type="float">
            <text:p>1.006</text:p>
          </table:table-cell>
          <table:table-cell table:style-name="ce34" table:formula="of:=[.J49]" office:value-type="float" office:value="0.626799461371309" calcext:value-type="float">
            <text:p>0.627</text:p>
          </table:table-cell>
          <table:table-cell table:style-name="ce34" table:formula="of:=[.K49]" office:value-type="float" office:value="0.6209115475519" calcext:value-type="float">
            <text:p>0.62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2*VSO</text:p>
          </table:table-cell>
          <table:table-cell office:value-type="string" calcext:value-type="string">
            <text:p>2*WSO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2*[.E52]" office:value-type="float" office:value="19.9691180582563" calcext:value-type="float">
            <text:p>19.9691180582563</text:p>
          </table:table-cell>
          <table:table-cell table:style-name="ce32" table:formula="of:=[.F52]*2" office:value-type="float" office:value="-0.618586213622858" calcext:value-type="float">
            <text:p>-0.619</text:p>
          </table:table-cell>
          <table:table-cell table:number-columns-repeated="14"/>
        </table:table-row>
      </table:table>
      <table:table table:name="50Ti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4"/>
          <table:table-cell office:value-type="string" calcext:value-type="string">
            <text:p>For 49Ti(d,p)50Ti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49Ti</text:p>
          </table:table-cell>
          <table:table-cell office:value-type="string" calcext:value-type="string">
            <text:p>Z=22</text:p>
          </table:table-cell>
          <table:table-cell office:value-type="string" calcext:value-type="string">
            <text:p>N=27</text:p>
          </table:table-cell>
          <table:table-cell/>
          <table:table-cell office:value-type="string" calcext:value-type="string">
            <text:p>closed neutron shell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50Ti</text:p>
          </table:table-cell>
          <table:table-cell office:value-type="string" calcext:value-type="string">
            <text:p>Z=22</text:p>
          </table:table-cell>
          <table:table-cell office:value-type="string" calcext:value-type="string">
            <text:p>N=2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for protons</text:p>
          </table:table-cell>
          <table:table-cell office:value-type="string" calcext:value-type="string">
            <text:p>for neutrons</text:p>
          </table:table-cell>
          <table:table-cell office:value-type="string" calcext:value-type="string">
            <text:p>for deuterons</text:p>
          </table:table-cell>
          <table:table-cell office:value-type="string" calcext:value-type="string">
            <text:p>for protons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eam Energy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A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N</text:p>
          </table:table-cell>
          <table:table-cell table:formula="of:=[.E8]-[.E10]" office:value-type="float" office:value="27" calcext:value-type="float">
            <text:p>27</text:p>
          </table:table-cell>
          <table:table-cell table:formula="of:=[.F8]-[.F10]" office:value-type="float" office:value="27" calcext:value-type="float">
            <text:p>27</text:p>
          </table:table-cell>
          <table:table-cell table:formula="of:=[.G8]-[.G10]" office:value-type="float" office:value="27" calcext:value-type="float">
            <text:p>27</text:p>
          </table:table-cell>
          <table:table-cell table:formula="of:=[.H8]-[.H10]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rget Z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Koning and Delaroche [NPA 713, 231 (2003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protons</text:p>
          </table:table-cell>
          <table:table-cell office:value-type="string" calcext:value-type="string">
            <text:p>v1p</text:p>
          </table:table-cell>
          <table:table-cell office:value-type="string" calcext:value-type="string">
            <text:p>v2p</text:p>
          </table:table-cell>
          <table:table-cell office:value-type="string" calcext:value-type="string">
            <text:p>v3p</text:p>
          </table:table-cell>
          <table:table-cell office:value-type="string" calcext:value-type="string">
            <text:p>v4p</text:p>
          </table:table-cell>
          <table:table-cell office:value-type="string" calcext:value-type="string">
            <text:p>w1p</text:p>
          </table:table-cell>
          <table:table-cell office:value-type="string" calcext:value-type="string">
            <text:p>w2p</text:p>
          </table:table-cell>
          <table:table-cell office:value-type="string" calcext:value-type="string">
            <text:p>d1p</text:p>
          </table:table-cell>
          <table:table-cell office:value-type="string" calcext:value-type="string">
            <text:p>d2p</text:p>
          </table:table-cell>
          <table:table-cell office:value-type="string" calcext:value-type="string">
            <text:p>d3p</text:p>
          </table:table-cell>
          <table:table-cell office:value-type="string" calcext:value-type="string">
            <text:p>vso1p</text:p>
          </table:table-cell>
          <table:table-cell office:value-type="string" calcext:value-type="string">
            <text:p>vso2p</text:p>
          </table:table-cell>
          <table:table-cell office:value-type="string" calcext:value-type="string">
            <text:p>wso1p</text:p>
          </table:table-cell>
          <table:table-cell office:value-type="string" calcext:value-type="string">
            <text:p>wso2p</text:p>
          </table:table-cell>
          <table:table-cell office:value-type="string" calcext:value-type="string">
            <text:p>Efp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barC</text:p>
          </table:table-cell>
        </table:table-row>
        <table:table-row table:style-name="ro1">
          <table:table-cell table:number-columns-repeated="4"/>
          <table:table-cell table:formula="of:=59.3 + 21*([.E9]-[.E10]) / [.E8]-0.024*[.E8]" office:value-type="float" office:value="60.2668571428571" calcext:value-type="float">
            <text:p>60.2668571428571</text:p>
          </table:table-cell>
          <table:table-cell table:formula="of:=0.007067 + 4.23*0.000001*[.E8]" office:value-type="float" office:value="0.00727427" calcext:value-type="float">
            <text:p>0.00727427</text:p>
          </table:table-cell>
          <table:table-cell table:formula="of:= 1.729*0.00001 + 1.136*0.00000001*[.E8]" office:value-type="float" office:value="0.00001784664" calcext:value-type="float">
            <text:p>0.00001784664</text:p>
          </table:table-cell>
          <table:table-cell table:formula="of:=[.H21]" office:value-type="float" office:value="0.000000007" calcext:value-type="float">
            <text:p>0.000000007</text:p>
          </table:table-cell>
          <table:table-cell table:formula="of:=14.667 + 0.009629*[.E8]" office:value-type="float" office:value="15.138821" calcext:value-type="float">
            <text:p>15.138821</text:p>
          </table:table-cell>
          <table:table-cell table:formula="of:=[.J21]" office:value-type="float" office:value="77.4455" calcext:value-type="float">
            <text:p>77.4455</text:p>
          </table:table-cell>
          <table:table-cell table:formula="of:=16 + 16*([.E9]-[.E10])/[.E8]" office:value-type="float" office:value="17.6326530612245" calcext:value-type="float">
            <text:p>17.6326530612245</text:p>
          </table:table-cell>
          <table:table-cell table:formula="of:=[.L21]" office:value-type="float" office:value="0.0218019940936015" calcext:value-type="float">
            <text:p>0.0218019940936015</text:p>
          </table:table-cell>
          <table:table-cell table:formula="of:=[.M21]" office:value-type="float" office:value="11.5" calcext:value-type="float">
            <text:p>11.5</text:p>
          </table:table-cell>
          <table:table-cell table:formula="of:=[.N21]" office:value-type="float" office:value="6.069" calcext:value-type="float">
            <text:p>6.069</text:p>
          </table:table-cell>
          <table:table-cell table:formula="of:=[.O21]" office:value-type="float" office:value="0.004" calcext:value-type="float">
            <text:p>0.004</text:p>
          </table:table-cell>
          <table:table-cell table:formula="of:=[.P21]" office:value-type="float" office:value="-3.1" calcext:value-type="float">
            <text:p>-3.1</text:p>
          </table:table-cell>
          <table:table-cell table:formula="of:=[.Q21]" office:value-type="float" office:value="160" calcext:value-type="float">
            <text:p>160</text:p>
          </table:table-cell>
          <table:table-cell table:formula="of:=-8.4075 + 0.01378*[.E8]" office:value-type="float" office:value="-7.73228" calcext:value-type="float">
            <text:p>-7.73228</text:p>
          </table:table-cell>
          <table:table-cell table:style-name="ce14" table:formula="of:=1.198 + 0.697*[.E8]^(-2/3) + 12.994*[.E8]^(-5/3)" office:value-type="float" office:value="1.26985559613097" calcext:value-type="float">
            <text:p>1.26985559613097</text:p>
          </table:table-cell>
          <table:table-cell table:style-name="ce14" table:formula="of:=1.73/[.S15]*[.E10]*[.E8]^(-1/3)" office:value-type="float" office:value="8.19060068586258" calcext:value-type="float">
            <text:p>8.1906006858625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8" office:value-type="string" calcext:value-type="string">
            <text:p>OMPs protons</text:p>
          </table:table-cell>
          <table:table-cell table:style-name="ce28" office:value-type="string" calcext:value-type="string">
            <text:p>VV</text:p>
          </table:table-cell>
          <table:table-cell table:style-name="ce28" office:value-type="string" calcext:value-type="string">
            <text:p>WV</text:p>
          </table:table-cell>
          <table:table-cell table:style-name="ce28" office:value-type="string" calcext:value-type="string">
            <text:p>rV</text:p>
          </table:table-cell>
          <table:table-cell table:style-name="ce28" office:value-type="string" calcext:value-type="string">
            <text:p>aV</text:p>
          </table:table-cell>
          <table:table-cell table:style-name="ce28" office:value-type="string" calcext:value-type="string">
            <text:p>WD</text:p>
          </table:table-cell>
          <table:table-cell table:style-name="ce28" office:value-type="string" calcext:value-type="string">
            <text:p>rD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VSO</text:p>
          </table:table-cell>
          <table:table-cell table:style-name="ce28" office:value-type="string" calcext:value-type="string">
            <text:p>WSO</text:p>
          </table:table-cell>
          <table:table-cell table:style-name="ce28" office:value-type="string" calcext:value-type="string">
            <text:p>rSO</text:p>
          </table:table-cell>
          <table:table-cell table:style-name="ce28" office:value-type="string" calcext:value-type="string">
            <text:p>aSO</text:p>
          </table:table-cell>
          <table:table-cell table:style-name="ce28" office:value-type="string" calcext:value-type="string">
            <text:p>rC</text:p>
          </table:table-cell>
          <table:table-cell table:style-name="ce28"/>
          <table:table-cell table:style-name="ce28" office:value-type="string" calcext:value-type="string">
            <text:p>4*WD</text:p>
          </table:table-cell>
          <table:table-cell table:style-name="ce28" office:value-type="string" calcext:value-type="string">
            <text:p>4*WSO</text:p>
          </table:table-cell>
          <table:table-cell table:style-name="ce2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8" office:value-type="string" calcext:value-type="string">
            <text:p>(careful with scaling factors!!!)</text:p>
          </table:table-cell>
          <table:table-cell table:style-name="ce36" table:formula="of:=[.E15]*(1-[.F15]*([.E7]-[.R15]) + [.G15]*([.E7]-[.R15])^2 - [.H15]*([.E7]-[.R15])^3) + [.T15]*[.E15]*([.F15]-2*[.G15]*([.E7]-[.R15]) + 3*[.H15]*([.E7]-[.R15])^2)" office:value-type="float" office:value="56.9505471659036" calcext:value-type="float">
            <text:p>56.951</text:p>
          </table:table-cell>
          <table:table-cell table:style-name="ce36" table:formula="of:= [.I15]* ([.E7]-[.R15])^2 / (([.E7]-[.R15])^2 + [.J15]^2)" office:value-type="float" office:value="0.599958735151266" calcext:value-type="float">
            <text:p>0.600</text:p>
          </table:table-cell>
          <table:table-cell table:style-name="ce36" table:formula="of:=1.3039 - 0.4054*[.E8]^(-1/3)" office:value-type="float" office:value="1.19311395692915" calcext:value-type="float">
            <text:p>1.193</text:p>
          </table:table-cell>
          <table:table-cell table:style-name="ce36" table:formula="of:= 0.6778 - 1.487*0.0001*[.E8]" office:value-type="float" office:value="0.6705137" calcext:value-type="float">
            <text:p>0.671</text:p>
          </table:table-cell>
          <table:table-cell table:style-name="ce36" table:formula="of:=[.K15]* ( ([.E7]-[.R15])^2 / (([.E7]-[.R15])^2 + [.M15]^2) ) * EXP(-[.L15]*([.E7]-[.R15]))" office:value-type="float" office:value="8.15524563130997" calcext:value-type="float">
            <text:p>8.155</text:p>
          </table:table-cell>
          <table:table-cell table:style-name="ce36" table:formula="of:= 1.3424 - 0.01585*[.E8]^(1/3)" office:value-type="float" office:value="1.28440000449614" calcext:value-type="float">
            <text:p>1.284</text:p>
          </table:table-cell>
          <table:table-cell table:style-name="ce36" table:formula="of:=0.5187 + 5.205*0.0001*[.E8]" office:value-type="float" office:value="0.5442045" calcext:value-type="float">
            <text:p>0.544</text:p>
          </table:table-cell>
          <table:table-cell table:style-name="ce36" table:formula="of:= [.N15]*EXP(-[.O15]*([.E7]-[.R15]))" office:value-type="float" office:value="5.69885186212423" calcext:value-type="float">
            <text:p>5.699</text:p>
          </table:table-cell>
          <table:table-cell table:style-name="ce36" table:formula="of:= [.P15] * ([.E7]-[.R15])^2 / (([.E7]-[.R15])^2 + [.Q15]^2)" office:value-type="float" office:value="-0.0296842722831287" calcext:value-type="float">
            <text:p>-0.030</text:p>
          </table:table-cell>
          <table:table-cell table:style-name="ce36" table:formula="of:=1.1854 - 0.647*[.E8]^(-1/3)" office:value-type="float" office:value="1.00859050353518" calcext:value-type="float">
            <text:p>1.009</text:p>
          </table:table-cell>
          <table:table-cell table:style-name="ce36" office:value-type="float" office:value="0.59" calcext:value-type="float">
            <text:p>0.590</text:p>
          </table:table-cell>
          <table:table-cell table:style-name="ce36" table:formula="of:=[.S15]" office:value-type="float" office:value="1.26985559613097" calcext:value-type="float">
            <text:p>1.270</text:p>
          </table:table-cell>
          <table:table-cell table:style-name="ce36"/>
          <table:table-cell table:style-name="ce36" table:formula="of:=[.I18]*4" office:value-type="float" office:value="32.6209825252399" calcext:value-type="float">
            <text:p>32.621</text:p>
          </table:table-cell>
          <table:table-cell table:style-name="ce36" table:formula="of:=[.M18]*4" office:value-type="float" office:value="-0.118737089132515" calcext:value-type="float">
            <text:p>-0.119</text:p>
          </table:table-cell>
          <table:table-cell table:style-name="ce36" table:formula="of:=[.L18]*4" office:value-type="float" office:value="22.7954074484969" calcext:value-type="float">
            <text:p>22.79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neutrons</text:p>
          </table:table-cell>
          <table:table-cell office:value-type="string" calcext:value-type="string">
            <text:p>v1n</text:p>
          </table:table-cell>
          <table:table-cell office:value-type="string" calcext:value-type="string">
            <text:p>v2n</text:p>
          </table:table-cell>
          <table:table-cell office:value-type="string" calcext:value-type="string">
            <text:p>v3n</text:p>
          </table:table-cell>
          <table:table-cell office:value-type="string" calcext:value-type="string">
            <text:p>v4n</text:p>
          </table:table-cell>
          <table:table-cell office:value-type="string" calcext:value-type="string">
            <text:p>w1n</text:p>
          </table:table-cell>
          <table:table-cell office:value-type="string" calcext:value-type="string">
            <text:p>w2n</text:p>
          </table:table-cell>
          <table:table-cell office:value-type="string" calcext:value-type="string">
            <text:p>d1n</text:p>
          </table:table-cell>
          <table:table-cell office:value-type="string" calcext:value-type="string">
            <text:p>d2n</text:p>
          </table:table-cell>
          <table:table-cell office:value-type="string" calcext:value-type="string">
            <text:p>d3n</text:p>
          </table:table-cell>
          <table:table-cell office:value-type="string" calcext:value-type="string">
            <text:p>vso1n</text:p>
          </table:table-cell>
          <table:table-cell office:value-type="string" calcext:value-type="string">
            <text:p>vso2n</text:p>
          </table:table-cell>
          <table:table-cell office:value-type="string" calcext:value-type="string">
            <text:p>wso1n</text:p>
          </table:table-cell>
          <table:table-cell office:value-type="string" calcext:value-type="string">
            <text:p>wso2n</text:p>
          </table:table-cell>
          <table:table-cell office:value-type="string" calcext:value-type="string">
            <text:p>Efn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4"/>
          <table:table-cell table:formula="of:=59.3 - 21*([.F9]-[.F10])/[.F8] - 0.024*[.F8]" office:value-type="float" office:value="55.9811428571429" calcext:value-type="float">
            <text:p>55.9811428571429</text:p>
          </table:table-cell>
          <table:table-cell table:formula="of:=0.007228 - 1.48*0.000001*[.E8]" office:value-type="float" office:value="0.00715548" calcext:value-type="float">
            <text:p>0.00715548</text:p>
          </table:table-cell>
          <table:table-cell table:formula="of:=1.994*0.00001 - 2*0.00000001*[.E8]" office:value-type="float" office:value="0.00001896" calcext:value-type="float">
            <text:p>0.00001896</text:p>
          </table:table-cell>
          <table:table-cell table:formula="of:=7*0.000000001" office:value-type="float" office:value="0.000000007" calcext:value-type="float">
            <text:p>0.000000007</text:p>
          </table:table-cell>
          <table:table-cell table:formula="of:=12.195 + 0.0167*[.E8]" office:value-type="float" office:value="13.0133" calcext:value-type="float">
            <text:p>13.0133</text:p>
          </table:table-cell>
          <table:table-cell table:formula="of:=73.55+0.0795*[.E8]" office:value-type="float" office:value="77.4455" calcext:value-type="float">
            <text:p>77.4455</text:p>
          </table:table-cell>
          <table:table-cell table:formula="of:=16 - 16*([.F9]-[.F10])/[.F8]" office:value-type="float" office:value="14.3673469387755" calcext:value-type="float">
            <text:p>14.3673469387755</text:p>
          </table:table-cell>
          <table:table-cell table:formula="of:=0.018 + 0.003802/(1 + EXP(([.F8]-156)/8))" office:value-type="float" office:value="0.0218019940936015" calcext:value-type="float">
            <text:p>0.0218019940936015</text:p>
          </table:table-cell>
          <table:table-cell table:formula="of:=11.5" office:value-type="float" office:value="11.5" calcext:value-type="float">
            <text:p>11.5</text:p>
          </table:table-cell>
          <table:table-cell table:formula="of:=5.922 + 0.003*[.F8]" office:value-type="float" office:value="6.069" calcext:value-type="float">
            <text:p>6.069</text:p>
          </table:table-cell>
          <table:table-cell table:formula="of:=0.004" office:value-type="float" office:value="0.004" calcext:value-type="float">
            <text:p>0.004</text:p>
          </table:table-cell>
          <table:table-cell office:value-type="float" office:value="-3.1" calcext:value-type="float">
            <text:p>-3.1</text:p>
          </table:table-cell>
          <table:table-cell office:value-type="float" office:value="160" calcext:value-type="float">
            <text:p>160</text:p>
          </table:table-cell>
          <table:table-cell table:formula="of:=-11.2814 + 0.02646*[.F8]" office:value-type="float" office:value="-9.98486" calcext:value-type="float">
            <text:p>-9.98486</text:p>
          </table:table-cell>
          <table:table-cell table:formula="of:=[.S15]" office:value-type="float" office:value="1.26985559613097" calcext:value-type="float">
            <text:p>1.26985559613097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9" office:value-type="string" calcext:value-type="string">
            <text:p>OMPs neutrons</text:p>
          </table:table-cell>
          <table:table-cell table:style-name="ce29" office:value-type="string" calcext:value-type="string">
            <text:p>VV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rV</text:p>
          </table:table-cell>
          <table:table-cell table:style-name="ce29" office:value-type="string" calcext:value-type="string">
            <text:p>aV</text:p>
          </table:table-cell>
          <table:table-cell table:style-name="ce29" office:value-type="string" calcext:value-type="string">
            <text:p>WD</text:p>
          </table:table-cell>
          <table:table-cell table:style-name="ce29" office:value-type="string" calcext:value-type="string">
            <text:p>rD</text:p>
          </table:table-cell>
          <table:table-cell table:style-name="ce29" office:value-type="string" calcext:value-type="string">
            <text:p>aD</text:p>
          </table:table-cell>
          <table:table-cell table:style-name="ce29" office:value-type="string" calcext:value-type="string">
            <text:p>VSO</text:p>
          </table:table-cell>
          <table:table-cell table:style-name="ce29" office:value-type="string" calcext:value-type="string">
            <text:p>WSO</text:p>
          </table:table-cell>
          <table:table-cell table:style-name="ce29" office:value-type="string" calcext:value-type="string">
            <text:p>rSO</text:p>
          </table:table-cell>
          <table:table-cell table:style-name="ce29" office:value-type="string" calcext:value-type="string">
            <text:p>aSO</text:p>
          </table:table-cell>
          <table:table-cell table:style-name="ce29" table:number-columns-repeated="2"/>
          <table:table-cell table:style-name="ce38" office:value-type="string" calcext:value-type="string">
            <text:p>4*WD</text:p>
          </table:table-cell>
          <table:table-cell table:style-name="ce38"/>
          <table:table-cell table:style-name="ce3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(careful with scaling factors!!!)</text:p>
          </table:table-cell>
          <table:table-cell table:style-name="ce31" table:formula="of:=[.E21]*(1 - [.F21]*([.F7]-[.R21]) + [.G21]*([.F7]-[.R21])^2 - [.H21]*([.F7]-[.R21])^3)" office:value-type="float" office:value="49.1179489748369" calcext:value-type="float">
            <text:p>49.118</text:p>
          </table:table-cell>
          <table:table-cell table:style-name="ce31" table:formula="of:= [.I21]* ([.F7]-[.R21])^2/(([.F7]-[.R21])^2 + [.J21]^2)" office:value-type="float" office:value="0.665882905424217" calcext:value-type="float">
            <text:p>0.666</text:p>
          </table:table-cell>
          <table:table-cell table:style-name="ce31" table:formula="of:=1.3039 - 0.4054*[.F8]^(-1/3)" office:value-type="float" office:value="1.19311395692915" calcext:value-type="float">
            <text:p>1.193</text:p>
          </table:table-cell>
          <table:table-cell table:style-name="ce31" table:formula="of:=0.6778 - 1.487*0.0001*[.F8]" office:value-type="float" office:value="0.6705137" calcext:value-type="float">
            <text:p>0.671</text:p>
          </table:table-cell>
          <table:table-cell table:style-name="ce31" table:formula="of:= [.K21] * ([.F7]-[.R21])^2 / (([.F7]-[.R21])^2 + [.M21]^2) * EXP(-[.L21]*([.F7]-[.R21]))" office:value-type="float" office:value="6.88997010896162" calcext:value-type="float">
            <text:p>6.890</text:p>
          </table:table-cell>
          <table:table-cell table:style-name="ce31" table:formula="of:=1.3424 - 0.01585*[.F8]^(1/3)" office:value-type="float" office:value="1.28440000449614" calcext:value-type="float">
            <text:p>1.284</text:p>
          </table:table-cell>
          <table:table-cell table:style-name="ce31" table:formula="of:=0.5446 - 1.656*0.0001*[.F8]" office:value-type="float" office:value="0.5364856" calcext:value-type="float">
            <text:p>0.536</text:p>
          </table:table-cell>
          <table:table-cell table:style-name="ce31" table:formula="of:=[.N21]*EXP(-[.O21]*([.F7]-[.R21]))" office:value-type="float" office:value="5.64773402309428" calcext:value-type="float">
            <text:p>5.648</text:p>
          </table:table-cell>
          <table:table-cell table:style-name="ce31" table:formula="of:=[.P21] * ([.F7]-[.R21])^2 / (([.F7]-[.R21])^2  + [.Q21]^2)" office:value-type="float" office:value="-0.0386796852218119" calcext:value-type="float">
            <text:p>-0.039</text:p>
          </table:table-cell>
          <table:table-cell table:style-name="ce31" table:formula="of:=1.1854 - 0.647*[.F8]^(-1/3)" office:value-type="float" office:value="1.00859050353518" calcext:value-type="float">
            <text:p>1.009</text:p>
          </table:table-cell>
          <table:table-cell table:style-name="ce31" table:formula="of:=0.59" office:value-type="float" office:value="0.59" calcext:value-type="float">
            <text:p>0.590</text:p>
          </table:table-cell>
          <table:table-cell table:style-name="ce29"/>
          <table:table-cell table:style-name="ce31"/>
          <table:table-cell table:style-name="ce39" table:formula="of:=[.I24]*4" office:value-type="float" office:value="27.5598804358465" calcext:value-type="float">
            <text:p>27.560</text:p>
          </table:table-cell>
          <table:table-cell table:style-name="ce38"/>
          <table:table-cell table:style-name="ce39" table:formula="of:=[.L24]*4" office:value-type="float" office:value="22.5909360923771" calcext:value-type="float">
            <text:p>22.59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Daehnick [PRC 21, 2253 (1980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SO</text:p>
          </table:table-cell>
          <table:table-cell office:value-type="string" calcext:value-type="string">
            <text:p>rSO</text:p>
          </table:table-cell>
          <table:table-cell office:value-type="string" calcext:value-type="string">
            <text:p>aSO</text:p>
          </table:table-cell>
          <table:table-cell/>
          <table:table-cell table:style-name="ce15" office:value-type="string" calcext:value-type="string">
            <text:p>4*WD</text:p>
          </table:table-cell>
          <table:table-cell/>
          <table:table-cell office:value-type="string" calcext:value-type="string">
            <text:p>2*V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(careful with scaling factors!!!)</text:p>
          </table:table-cell>
          <table:table-cell table:style-name="ce32" table:formula="of:=88.5-0.26*[.G7]+0.88*[.G10]*[.G8]^(-1/3)" office:value-type="float" office:value="89.6306210997819" calcext:value-type="float">
            <text:p>89.631</text:p>
          </table:table-cell>
          <table:table-cell table:style-name="ce32" office:value-type="float" office:value="1.17" calcext:value-type="float">
            <text:p>1.170</text:p>
          </table:table-cell>
          <table:table-cell table:style-name="ce32" table:formula="of:=0.709+0.0017*[.G7]" office:value-type="float" office:value="0.7362" calcext:value-type="float">
            <text:p>0.736</text:p>
          </table:table-cell>
          <table:table-cell table:style-name="ce32" table:formula="of:=(12.2+0.026*[.G7])*(1-EXP(-([.G7]/100)^2))" office:value-type="float" office:value="-0.327139114705862" calcext:value-type="float">
            <text:p>-0.327</text:p>
          </table:table-cell>
          <table:table-cell table:style-name="ce32" table:formula="of:=(12.2+0.026*[.G7])*EXP(-([.G7]/100)^2)" office:value-type="float" office:value="12.9431391147059" calcext:value-type="float">
            <text:p>12.943</text:p>
          </table:table-cell>
          <table:table-cell table:style-name="ce32" office:value-type="float" office:value="1.325" calcext:value-type="float">
            <text:p>1.325</text:p>
          </table:table-cell>
          <table:table-cell table:style-name="ce32" table:formula="of:=0.53+(0.07*([.G8]^(1/3)))-0.04*(EXP((-1)*(([.I3]-[.G9])/2)^2)+EXP((-1)*(([.I4]-[.G9])/2)^2)+EXP((-1)*(([.I5]-[.G9])/2)^2)+EXP((-1)*(([.I6]-[.G9])/2)^2)+EXP((-1)*(([.I7]-[.G9])/2)^2)+EXP((-1)*(([.I8]-[.G9])/2)^2))" office:value-type="float" office:value="0.754999176974056" calcext:value-type="float">
            <text:p>0.755</text:p>
          </table:table-cell>
          <table:table-cell table:style-name="ce32" office:value-type="float" office:value="1.3" calcext:value-type="float">
            <text:p>1.300</text:p>
          </table:table-cell>
          <table:table-cell table:style-name="ce32" table:formula="of:=7.33-0.029*[.G7]" office:value-type="float" office:value="6.866" calcext:value-type="float">
            <text:p>6.866</text:p>
          </table:table-cell>
          <table:table-cell table:style-name="ce32" office:value-type="float" office:value="1.07" calcext:value-type="float">
            <text:p>1.070</text:p>
          </table:table-cell>
          <table:table-cell table:style-name="ce32" office:value-type="float" office:value="0.66" calcext:value-type="float">
            <text:p>0.660</text:p>
          </table:table-cell>
          <table:table-cell/>
          <table:table-cell table:style-name="ce15" table:formula="of:=4*[.I29]" office:value-type="float" office:value="51.7725564588234" calcext:value-type="float">
            <text:p>51.7725564588234</text:p>
          </table:table-cell>
          <table:table-cell/>
          <table:table-cell table:formula="of:=[.M29]*2" office:value-type="float" office:value="13.732" calcext:value-type="float">
            <text:p>13.732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Wales &amp; Johnson [NPA 274, 168 (1976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dVV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V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 ([.E18]+[.E24]) * PI()^2/[.G18]^2 *([.H24]^2 - [.J35]^2)/(1+(PI()*[.J35]/[.G18])^2)" office:value-type="float" office:value="-7.39012060135992" calcext:value-type="float">
            <text:p>-7.39012060135992</text:p>
          </table:table-cell>
          <table:table-cell table:formula="of:=5/14/PI()^2 * [.G35] / [.H24]" office:value-type="float" office:value="0.0323806690438575" calcext:value-type="float">
            <text:p>0.0323806690438575</text:p>
          </table:table-cell>
          <table:table-cell office:value-type="float" office:value="0.6" calcext:value-type="float">
            <text:p>0.6</text:p>
          </table:table-cell>
          <table:table-cell table:formula="of:=-[.I35]/[.K35] * (1+2/3*(PI()*[.H24]/[.G18])^2)" office:value-type="float" office:value="-0.119995881464043" calcext:value-type="float">
            <text:p>-0.119995881464043</text:p>
          </table:table-cell>
          <table:table-cell table:formula="of:=3/10/PI()^2 * [.G35]/[.H24]" office:value-type="float" office:value="0.0271997619968403" calcext:value-type="float">
            <text:p>0.0271997619968403</text:p>
          </table:table-cell>
          <table:table-cell table:formula="of:=[.H18]+[.F35]" office:value-type="float" office:value="0.702894369043858" calcext:value-type="float">
            <text:p>0.702894369043858</text:p>
          </table:table-cell>
          <table:table-cell table:formula="of:=[.H24]+[.I35]" office:value-type="float" office:value="0.69771346199684" calcext:value-type="float">
            <text:p>0.69771346199684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V</text:p>
          </table:table-cell>
          <table:table-cell table:style-name="ce33" office:value-type="string" calcext:value-type="string">
            <text:p>rV</text:p>
          </table:table-cell>
          <table:table-cell table:style-name="ce33" office:value-type="string" calcext:value-type="string">
            <text:p>aV</text:p>
          </table:table-cell>
          <table:table-cell table:style-name="ce33"/>
          <table:table-cell table:style-name="ce33" office:value-type="string" calcext:value-type="string">
            <text:p>WV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aW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4" table:formula="of:=[.E18]+[.E24]+[.E35]" office:value-type="float" office:value="98.6783755393806" calcext:value-type="float">
            <text:p>98.678</text:p>
          </table:table-cell>
          <table:table-cell table:style-name="ce34" table:formula="of:=[.G18]" office:value-type="float" office:value="1.19311395692915" calcext:value-type="float">
            <text:p>1.193</text:p>
          </table:table-cell>
          <table:table-cell table:style-name="ce34" table:formula="of:=[.J35]" office:value-type="float" office:value="0.702894369043858" calcext:value-type="float">
            <text:p>0.703</text:p>
          </table:table-cell>
          <table:table-cell table:style-name="ce33"/>
          <table:table-cell table:style-name="ce34" table:formula="of:=[.F18]+[.F24]+[.H35]" office:value-type="float" office:value="1.14584575911144" calcext:value-type="float">
            <text:p>1.146</text:p>
          </table:table-cell>
          <table:table-cell table:style-name="ce34" table:formula="of:=[.F38]" office:value-type="float" office:value="1.19311395692915" calcext:value-type="float">
            <text:p>1.193</text:p>
          </table:table-cell>
          <table:table-cell table:style-name="ce33" table:formula="of:=[.K35]" office:value-type="float" office:value="0.69771346199684" calcext:value-type="float">
            <text:p>0.69771346199684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dWD</text:p>
          </table:table-cell>
          <table:table-cell office:value-type="string" calcext:value-type="string">
            <text:p>da’</text:p>
          </table:table-cell>
          <table:table-cell/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-[.I42]/[.K42] * (1+2/3*(PI()*[.K24]/[.J24])^2)" office:value-type="float" office:value="-0.127996638221646" calcext:value-type="float">
            <text:p>-0.127996638221646</text:p>
          </table:table-cell>
          <table:table-cell table:formula="of:=3/10/PI()^2 * [.G35]/[.K24]" office:value-type="float" office:value="0.0339949721961238" calcext:value-type="float">
            <text:p>0.0339949721961238</text:p>
          </table:table-cell>
          <table:table-cell/>
          <table:table-cell table:formula="of:=[.K24]+[.I42]" office:value-type="float" office:value="0.570480572196124" calcext:value-type="float">
            <text:p>0.570480572196124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ce33" office:value-type="string" calcext:value-type="string">
            <text:p>WD</text:p>
          </table:table-cell>
          <table:table-cell table:style-name="ce33" office:value-type="string" calcext:value-type="string">
            <text:p>rD</text:p>
          </table:table-cell>
          <table:table-cell table:style-name="ce33" office:value-type="string" calcext:value-type="string">
            <text:p>aD</text:p>
          </table:table-cell>
          <table:table-cell/>
          <table:table-cell office:value-type="string" calcext:value-type="string">
            <text:p>4*WD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4" table:formula="of:=[.I18]+[.I24]+[.H42]" office:value-type="float" office:value="14.9172191020499" calcext:value-type="float">
            <text:p>14.917</text:p>
          </table:table-cell>
          <table:table-cell table:style-name="ce34" table:formula="of:=[.J24]" office:value-type="float" office:value="1.28440000449614" calcext:value-type="float">
            <text:p>1.284</text:p>
          </table:table-cell>
          <table:table-cell table:style-name="ce34" table:formula="of:=[.K42]" office:value-type="float" office:value="0.570480572196124" calcext:value-type="float">
            <text:p>0.570</text:p>
          </table:table-cell>
          <table:table-cell/>
          <table:table-cell table:formula="of:=[.F45]*4" office:value-type="float" office:value="59.6688764081996" calcext:value-type="float">
            <text:p>59.6688764081996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VSO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SO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4" table:formula="of:= ([.L18]+[.L24]) * PI()^2/[.N18]^2 *([.O24]^2 - [.J49]^2)/(1+(PI()*[.J49]/[.N18])^2)" office:value-type="float" office:value="-1.02444910094258" calcext:value-type="float">
            <text:p>-1.02444910094258</text:p>
          </table:table-cell>
          <table:table-cell table:style-name="ce14" table:formula="of:=5/14/PI()^2*[.G49]/[.O18]" office:value-type="float" office:value="0.0367994613713091" calcext:value-type="float">
            <text:p>0.0367994613713091</text:p>
          </table:table-cell>
          <table:table-cell office:value-type="float" office:value="0.6" calcext:value-type="float">
            <text:p>0.6</text:p>
          </table:table-cell>
          <table:table-cell table:formula="of:=-[.I49]/[.K49] * (1+2/3*(PI()*[.O24]/[.N24])^2)" office:value-type="float" office:value="-0.161875921700468" calcext:value-type="float">
            <text:p>-0.161875921700468</text:p>
          </table:table-cell>
          <table:table-cell table:formula="of:=3/10/PI()^2 *[.G49]/[.O24]" office:value-type="float" office:value="0.0309115475518997" calcext:value-type="float">
            <text:p>0.0309115475518997</text:p>
          </table:table-cell>
          <table:table-cell table:formula="of:=[.F49]+[.O18]" office:value-type="float" office:value="0.626799461371309" calcext:value-type="float">
            <text:p>0.626799461371309</text:p>
          </table:table-cell>
          <table:table-cell table:formula="of:=[.O18]+[.I49]" office:value-type="float" office:value="0.6209115475519" calcext:value-type="float">
            <text:p>0.620911547551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SO</text:p>
          </table:table-cell>
          <table:table-cell table:style-name="ce33" office:value-type="string" calcext:value-type="string">
            <text:p>WSO</text:p>
          </table:table-cell>
          <table:table-cell table:style-name="ce33" office:value-type="string" calcext:value-type="string">
            <text:p>rSO</text:p>
          </table:table-cell>
          <table:table-cell table:style-name="ce33" office:value-type="string" calcext:value-type="string">
            <text:p>aSO</text:p>
          </table:table-cell>
          <table:table-cell table:style-name="ce33" office:value-type="string" calcext:value-type="string">
            <text:p>aSO’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34" table:formula="of:=[.L18]+[.L24]+[.E49]" office:value-type="float" office:value="10.3221367842759" calcext:value-type="float">
            <text:p>10.322</text:p>
          </table:table-cell>
          <table:table-cell table:style-name="ce34" table:formula="of:=[.M18]+[.M24]+[.H49]" office:value-type="float" office:value="-0.230239879205408" calcext:value-type="float">
            <text:p>-0.230</text:p>
          </table:table-cell>
          <table:table-cell table:style-name="ce34" table:formula="of:=[.N24]" office:value-type="float" office:value="1.00859050353518" calcext:value-type="float">
            <text:p>1.009</text:p>
          </table:table-cell>
          <table:table-cell table:style-name="ce34" table:formula="of:=[.J49]" office:value-type="float" office:value="0.626799461371309" calcext:value-type="float">
            <text:p>0.627</text:p>
          </table:table-cell>
          <table:table-cell table:style-name="ce34" table:formula="of:=[.K49]" office:value-type="float" office:value="0.6209115475519" calcext:value-type="float">
            <text:p>0.62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2*VSO</text:p>
          </table:table-cell>
          <table:table-cell office:value-type="string" calcext:value-type="string">
            <text:p>2*WSO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2*[.E52]" office:value-type="float" office:value="20.6442735685518" calcext:value-type="float">
            <text:p>20.6442735685518</text:p>
          </table:table-cell>
          <table:table-cell table:style-name="ce32" table:formula="of:=[.F52]*2" office:value-type="float" office:value="-0.460479758410817" calcext:value-type="float">
            <text:p>-0.460</text:p>
          </table:table-cell>
          <table:table-cell table:number-columns-repeated="14"/>
        </table:table-row>
      </table:table>
      <table:table table:name="54C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4"/>
          <table:table-cell office:value-type="string" calcext:value-type="string">
            <text:p>For 53Cr(d,p)54Cr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53Cr</text:p>
          </table:table-cell>
          <table:table-cell office:value-type="string" calcext:value-type="string">
            <text:p>Z=24</text:p>
          </table:table-cell>
          <table:table-cell office:value-type="string" calcext:value-type="string">
            <text:p>N=29</text:p>
          </table:table-cell>
          <table:table-cell/>
          <table:table-cell office:value-type="string" calcext:value-type="string">
            <text:p>closed neutron shell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54Cr</text:p>
          </table:table-cell>
          <table:table-cell office:value-type="string" calcext:value-type="string">
            <text:p>Z=24</text:p>
          </table:table-cell>
          <table:table-cell office:value-type="string" calcext:value-type="string">
            <text:p>N=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for protons</text:p>
          </table:table-cell>
          <table:table-cell office:value-type="string" calcext:value-type="string">
            <text:p>for neutrons</text:p>
          </table:table-cell>
          <table:table-cell office:value-type="string" calcext:value-type="string">
            <text:p>for deuterons</text:p>
          </table:table-cell>
          <table:table-cell office:value-type="string" calcext:value-type="string">
            <text:p>for protons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eam Energy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A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N</text:p>
          </table:table-cell>
          <table:table-cell table:formula="of:=[.E8]-[.E10]" office:value-type="float" office:value="29" calcext:value-type="float">
            <text:p>29</text:p>
          </table:table-cell>
          <table:table-cell table:formula="of:=[.F8]-[.F10]" office:value-type="float" office:value="29" calcext:value-type="float">
            <text:p>29</text:p>
          </table:table-cell>
          <table:table-cell table:formula="of:=[.G8]-[.G10]" office:value-type="float" office:value="29" calcext:value-type="float">
            <text:p>29</text:p>
          </table:table-cell>
          <table:table-cell table:formula="of:=[.H8]-[.H10]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rget Z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Koning and Delaroche [NPA 713, 231 (2003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protons</text:p>
          </table:table-cell>
          <table:table-cell office:value-type="string" calcext:value-type="string">
            <text:p>v1p</text:p>
          </table:table-cell>
          <table:table-cell office:value-type="string" calcext:value-type="string">
            <text:p>v2p</text:p>
          </table:table-cell>
          <table:table-cell office:value-type="string" calcext:value-type="string">
            <text:p>v3p</text:p>
          </table:table-cell>
          <table:table-cell office:value-type="string" calcext:value-type="string">
            <text:p>v4p</text:p>
          </table:table-cell>
          <table:table-cell office:value-type="string" calcext:value-type="string">
            <text:p>w1p</text:p>
          </table:table-cell>
          <table:table-cell office:value-type="string" calcext:value-type="string">
            <text:p>w2p</text:p>
          </table:table-cell>
          <table:table-cell office:value-type="string" calcext:value-type="string">
            <text:p>d1p</text:p>
          </table:table-cell>
          <table:table-cell office:value-type="string" calcext:value-type="string">
            <text:p>d2p</text:p>
          </table:table-cell>
          <table:table-cell office:value-type="string" calcext:value-type="string">
            <text:p>d3p</text:p>
          </table:table-cell>
          <table:table-cell office:value-type="string" calcext:value-type="string">
            <text:p>vso1p</text:p>
          </table:table-cell>
          <table:table-cell office:value-type="string" calcext:value-type="string">
            <text:p>vso2p</text:p>
          </table:table-cell>
          <table:table-cell office:value-type="string" calcext:value-type="string">
            <text:p>wso1p</text:p>
          </table:table-cell>
          <table:table-cell office:value-type="string" calcext:value-type="string">
            <text:p>wso2p</text:p>
          </table:table-cell>
          <table:table-cell office:value-type="string" calcext:value-type="string">
            <text:p>Efp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barC</text:p>
          </table:table-cell>
        </table:table-row>
        <table:table-row table:style-name="ro1">
          <table:table-cell table:number-columns-repeated="4"/>
          <table:table-cell table:formula="of:=59.3 + 21*([.E9]-[.E10]) / [.E8]-0.024*[.E8]" office:value-type="float" office:value="60.0091320754717" calcext:value-type="float">
            <text:p>60.0091320754717</text:p>
          </table:table-cell>
          <table:table-cell table:formula="of:=0.007067 + 4.23*0.000001*[.E8]" office:value-type="float" office:value="0.00729119" calcext:value-type="float">
            <text:p>0.00729119</text:p>
          </table:table-cell>
          <table:table-cell table:formula="of:= 1.729*0.00001 + 1.136*0.00000001*[.E8]" office:value-type="float" office:value="0.00001789208" calcext:value-type="float">
            <text:p>0.00001789208</text:p>
          </table:table-cell>
          <table:table-cell table:formula="of:=[.H21]" office:value-type="float" office:value="0.000000007" calcext:value-type="float">
            <text:p>0.000000007</text:p>
          </table:table-cell>
          <table:table-cell table:formula="of:=14.667 + 0.009629*[.E8]" office:value-type="float" office:value="15.177337" calcext:value-type="float">
            <text:p>15.177337</text:p>
          </table:table-cell>
          <table:table-cell table:formula="of:=[.J21]" office:value-type="float" office:value="77.7635" calcext:value-type="float">
            <text:p>77.7635</text:p>
          </table:table-cell>
          <table:table-cell table:formula="of:=16 + 16*([.E9]-[.E10])/[.E8]" office:value-type="float" office:value="17.5094339622642" calcext:value-type="float">
            <text:p>17.5094339622642</text:p>
          </table:table-cell>
          <table:table-cell table:formula="of:=[.L21]" office:value-type="float" office:value="0.021801990262005" calcext:value-type="float">
            <text:p>0.021801990262005</text:p>
          </table:table-cell>
          <table:table-cell table:formula="of:=[.M21]" office:value-type="float" office:value="11.5" calcext:value-type="float">
            <text:p>11.5</text:p>
          </table:table-cell>
          <table:table-cell table:formula="of:=[.N21]" office:value-type="float" office:value="6.081" calcext:value-type="float">
            <text:p>6.081</text:p>
          </table:table-cell>
          <table:table-cell table:formula="of:=[.O21]" office:value-type="float" office:value="0.004" calcext:value-type="float">
            <text:p>0.004</text:p>
          </table:table-cell>
          <table:table-cell table:formula="of:=[.P21]" office:value-type="float" office:value="-3.1" calcext:value-type="float">
            <text:p>-3.1</text:p>
          </table:table-cell>
          <table:table-cell table:formula="of:=[.Q21]" office:value-type="float" office:value="160" calcext:value-type="float">
            <text:p>160</text:p>
          </table:table-cell>
          <table:table-cell table:formula="of:=-8.4075 + 0.01378*[.E8]" office:value-type="float" office:value="-7.67716" calcext:value-type="float">
            <text:p>-7.67716</text:p>
          </table:table-cell>
          <table:table-cell table:style-name="ce35" table:formula="of:=1.198 + 0.697*[.E8]^(-2/3) + 12.994*[.E8]^(-5/3)" office:value-type="float" office:value="1.26477469887399" calcext:value-type="float">
            <text:p>1.26477469887399</text:p>
          </table:table-cell>
          <table:table-cell table:style-name="ce35" table:formula="of:=1.73/[.S15]*[.E10]*[.E8]^(-1/3)" office:value-type="float" office:value="8.73947918737489" calcext:value-type="float">
            <text:p>8.7394791873748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8" office:value-type="string" calcext:value-type="string">
            <text:p>OMPs protons</text:p>
          </table:table-cell>
          <table:table-cell table:style-name="ce28" office:value-type="string" calcext:value-type="string">
            <text:p>VV</text:p>
          </table:table-cell>
          <table:table-cell table:style-name="ce28" office:value-type="string" calcext:value-type="string">
            <text:p>WV</text:p>
          </table:table-cell>
          <table:table-cell table:style-name="ce28" office:value-type="string" calcext:value-type="string">
            <text:p>rV</text:p>
          </table:table-cell>
          <table:table-cell table:style-name="ce28" office:value-type="string" calcext:value-type="string">
            <text:p>aV</text:p>
          </table:table-cell>
          <table:table-cell table:style-name="ce28" office:value-type="string" calcext:value-type="string">
            <text:p>WD</text:p>
          </table:table-cell>
          <table:table-cell table:style-name="ce28" office:value-type="string" calcext:value-type="string">
            <text:p>rD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VSO</text:p>
          </table:table-cell>
          <table:table-cell table:style-name="ce28" office:value-type="string" calcext:value-type="string">
            <text:p>WSO</text:p>
          </table:table-cell>
          <table:table-cell table:style-name="ce28" office:value-type="string" calcext:value-type="string">
            <text:p>rSO</text:p>
          </table:table-cell>
          <table:table-cell table:style-name="ce28" office:value-type="string" calcext:value-type="string">
            <text:p>aSO</text:p>
          </table:table-cell>
          <table:table-cell table:style-name="ce28" office:value-type="string" calcext:value-type="string">
            <text:p>rC</text:p>
          </table:table-cell>
          <table:table-cell table:style-name="ce28"/>
          <table:table-cell table:style-name="ce28" office:value-type="string" calcext:value-type="string">
            <text:p>4*WD</text:p>
          </table:table-cell>
          <table:table-cell table:style-name="ce28" office:value-type="string" calcext:value-type="string">
            <text:p>4*WSO</text:p>
          </table:table-cell>
          <table:table-cell table:style-name="ce2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8" office:value-type="string" calcext:value-type="string">
            <text:p>(careful with scaling factors!!!)</text:p>
          </table:table-cell>
          <table:table-cell table:style-name="ce30" table:formula="of:=[.E15]*(1-[.F15]*([.E7]-[.R15]) + [.G15]*([.E7]-[.R15])^2 - [.H15]*([.E7]-[.R15])^3) + [.T15]*[.E15]*([.F15]-2*[.G15]*([.E7]-[.R15]) + 3*[.H15]*([.E7]-[.R15])^2)" office:value-type="float" office:value="56.944392930354" calcext:value-type="float">
            <text:p>56.944</text:p>
          </table:table-cell>
          <table:table-cell table:style-name="ce36" table:formula="of:= [.I15]* ([.E7]-[.R15])^2 / (([.E7]-[.R15])^2 + [.J15]^2)" office:value-type="float" office:value="0.592757549227464" calcext:value-type="float">
            <text:p>0.593</text:p>
          </table:table-cell>
          <table:table-cell table:style-name="ce36" table:formula="of:=1.3039 - 0.4054*[.E8]^(-1/3)" office:value-type="float" office:value="1.19597423861605" calcext:value-type="float">
            <text:p>1.196</text:p>
          </table:table-cell>
          <table:table-cell table:style-name="ce36" table:formula="of:= 0.6778 - 1.487*0.0001*[.E8]" office:value-type="float" office:value="0.6699189" calcext:value-type="float">
            <text:p>0.670</text:p>
          </table:table-cell>
          <table:table-cell table:style-name="ce36" table:formula="of:=[.K15]* ( ([.E7]-[.R15])^2 / (([.E7]-[.R15])^2 + [.M15]^2) ) * EXP(-[.L15]*([.E7]-[.R15]))" office:value-type="float" office:value="8.08815242193722" calcext:value-type="float">
            <text:p>8.088</text:p>
          </table:table-cell>
          <table:table-cell table:style-name="ce36" table:formula="of:= 1.3424 - 0.01585*[.E8]^(1/3)" office:value-type="float" office:value="1.2828628707956" calcext:value-type="float">
            <text:p>1.283</text:p>
          </table:table-cell>
          <table:table-cell table:style-name="ce36" table:formula="of:=0.5187 + 5.205*0.0001*[.E8]" office:value-type="float" office:value="0.5462865" calcext:value-type="float">
            <text:p>0.546</text:p>
          </table:table-cell>
          <table:table-cell table:style-name="ce36" table:formula="of:= [.N15]*EXP(-[.O15]*([.E7]-[.R15]))" office:value-type="float" office:value="5.71137908851705" calcext:value-type="float">
            <text:p>5.711</text:p>
          </table:table-cell>
          <table:table-cell table:style-name="ce36" table:formula="of:= [.P15] * ([.E7]-[.R15])^2 / (([.E7]-[.R15])^2 + [.Q15]^2)" office:value-type="float" office:value="-0.0294786060905828" calcext:value-type="float">
            <text:p>-0.029</text:p>
          </table:table-cell>
          <table:table-cell table:style-name="ce36" table:formula="of:=1.1854 - 0.647*[.E8]^(-1/3)" office:value-type="float" office:value="1.01315538328708" calcext:value-type="float">
            <text:p>1.013</text:p>
          </table:table-cell>
          <table:table-cell table:style-name="ce36" office:value-type="float" office:value="0.59" calcext:value-type="float">
            <text:p>0.590</text:p>
          </table:table-cell>
          <table:table-cell table:style-name="ce36" table:formula="of:=[.S15]" office:value-type="float" office:value="1.26477469887399" calcext:value-type="float">
            <text:p>1.265</text:p>
          </table:table-cell>
          <table:table-cell table:style-name="ce36"/>
          <table:table-cell table:style-name="ce36" table:formula="of:=[.I18]*4" office:value-type="float" office:value="32.3526096877489" calcext:value-type="float">
            <text:p>32.353</text:p>
          </table:table-cell>
          <table:table-cell table:style-name="ce36" table:formula="of:=[.M18]*4" office:value-type="float" office:value="-0.117914424362331" calcext:value-type="float">
            <text:p>-0.118</text:p>
          </table:table-cell>
          <table:table-cell table:style-name="ce36" table:formula="of:=[.L18]*4" office:value-type="float" office:value="22.8455163540682" calcext:value-type="float">
            <text:p>22.84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neutrons</text:p>
          </table:table-cell>
          <table:table-cell office:value-type="string" calcext:value-type="string">
            <text:p>v1n</text:p>
          </table:table-cell>
          <table:table-cell office:value-type="string" calcext:value-type="string">
            <text:p>v2n</text:p>
          </table:table-cell>
          <table:table-cell office:value-type="string" calcext:value-type="string">
            <text:p>v3n</text:p>
          </table:table-cell>
          <table:table-cell office:value-type="string" calcext:value-type="string">
            <text:p>v4n</text:p>
          </table:table-cell>
          <table:table-cell office:value-type="string" calcext:value-type="string">
            <text:p>w1n</text:p>
          </table:table-cell>
          <table:table-cell office:value-type="string" calcext:value-type="string">
            <text:p>w2n</text:p>
          </table:table-cell>
          <table:table-cell office:value-type="string" calcext:value-type="string">
            <text:p>d1n</text:p>
          </table:table-cell>
          <table:table-cell office:value-type="string" calcext:value-type="string">
            <text:p>d2n</text:p>
          </table:table-cell>
          <table:table-cell office:value-type="string" calcext:value-type="string">
            <text:p>d3n</text:p>
          </table:table-cell>
          <table:table-cell office:value-type="string" calcext:value-type="string">
            <text:p>vso1n</text:p>
          </table:table-cell>
          <table:table-cell office:value-type="string" calcext:value-type="string">
            <text:p>vso2n</text:p>
          </table:table-cell>
          <table:table-cell office:value-type="string" calcext:value-type="string">
            <text:p>wso1n</text:p>
          </table:table-cell>
          <table:table-cell office:value-type="string" calcext:value-type="string">
            <text:p>wso2n</text:p>
          </table:table-cell>
          <table:table-cell office:value-type="string" calcext:value-type="string">
            <text:p>Efn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4"/>
          <table:table-cell table:formula="of:=59.3 - 21*([.F9]-[.F10])/[.F8] - 0.024*[.F8]" office:value-type="float" office:value="56.0468679245283" calcext:value-type="float">
            <text:p>56.0468679245283</text:p>
          </table:table-cell>
          <table:table-cell table:formula="of:=0.007228 - 1.48*0.000001*[.E8]" office:value-type="float" office:value="0.00714956" calcext:value-type="float">
            <text:p>0.00714956</text:p>
          </table:table-cell>
          <table:table-cell table:formula="of:=1.994*0.00001 - 2*0.00000001*[.E8]" office:value-type="float" office:value="0.00001888" calcext:value-type="float">
            <text:p>0.00001888</text:p>
          </table:table-cell>
          <table:table-cell table:formula="of:=7*0.000000001" office:value-type="float" office:value="0.000000007" calcext:value-type="float">
            <text:p>0.000000007</text:p>
          </table:table-cell>
          <table:table-cell table:formula="of:=12.195 + 0.0167*[.E8]" office:value-type="float" office:value="13.0801" calcext:value-type="float">
            <text:p>13.0801</text:p>
          </table:table-cell>
          <table:table-cell table:formula="of:=73.55+0.0795*[.E8]" office:value-type="float" office:value="77.7635" calcext:value-type="float">
            <text:p>77.7635</text:p>
          </table:table-cell>
          <table:table-cell table:formula="of:=16 - 16*([.F9]-[.F10])/[.F8]" office:value-type="float" office:value="14.4905660377359" calcext:value-type="float">
            <text:p>14.4905660377359</text:p>
          </table:table-cell>
          <table:table-cell table:formula="of:=0.018 + 0.003802/(1 + EXP(([.F8]-156)/8))" office:value-type="float" office:value="0.021801990262005" calcext:value-type="float">
            <text:p>0.021801990262005</text:p>
          </table:table-cell>
          <table:table-cell table:formula="of:=11.5" office:value-type="float" office:value="11.5" calcext:value-type="float">
            <text:p>11.5</text:p>
          </table:table-cell>
          <table:table-cell table:formula="of:=5.922 + 0.003*[.F8]" office:value-type="float" office:value="6.081" calcext:value-type="float">
            <text:p>6.081</text:p>
          </table:table-cell>
          <table:table-cell table:formula="of:=0.004" office:value-type="float" office:value="0.004" calcext:value-type="float">
            <text:p>0.004</text:p>
          </table:table-cell>
          <table:table-cell office:value-type="float" office:value="-3.1" calcext:value-type="float">
            <text:p>-3.1</text:p>
          </table:table-cell>
          <table:table-cell office:value-type="float" office:value="160" calcext:value-type="float">
            <text:p>160</text:p>
          </table:table-cell>
          <table:table-cell table:formula="of:=-11.2814 + 0.02646*[.F8]" office:value-type="float" office:value="-9.87902" calcext:value-type="float">
            <text:p>-9.87902</text:p>
          </table:table-cell>
          <table:table-cell table:formula="of:=[.S15]" office:value-type="float" office:value="1.26477469887399" calcext:value-type="float">
            <text:p>1.26477469887399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9" office:value-type="string" calcext:value-type="string">
            <text:p>OMPs neutrons</text:p>
          </table:table-cell>
          <table:table-cell table:style-name="ce29" office:value-type="string" calcext:value-type="string">
            <text:p>VV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rV</text:p>
          </table:table-cell>
          <table:table-cell table:style-name="ce29" office:value-type="string" calcext:value-type="string">
            <text:p>aV</text:p>
          </table:table-cell>
          <table:table-cell table:style-name="ce29" office:value-type="string" calcext:value-type="string">
            <text:p>WD</text:p>
          </table:table-cell>
          <table:table-cell table:style-name="ce29" office:value-type="string" calcext:value-type="string">
            <text:p>rD</text:p>
          </table:table-cell>
          <table:table-cell table:style-name="ce29" office:value-type="string" calcext:value-type="string">
            <text:p>aD</text:p>
          </table:table-cell>
          <table:table-cell table:style-name="ce29" office:value-type="string" calcext:value-type="string">
            <text:p>VSO</text:p>
          </table:table-cell>
          <table:table-cell table:style-name="ce29" office:value-type="string" calcext:value-type="string">
            <text:p>WSO</text:p>
          </table:table-cell>
          <table:table-cell table:style-name="ce29" office:value-type="string" calcext:value-type="string">
            <text:p>rSO</text:p>
          </table:table-cell>
          <table:table-cell table:style-name="ce29" office:value-type="string" calcext:value-type="string">
            <text:p>aSO</text:p>
          </table:table-cell>
          <table:table-cell table:style-name="ce29" table:number-columns-repeated="2"/>
          <table:table-cell table:style-name="ce38" office:value-type="string" calcext:value-type="string">
            <text:p>4*WD</text:p>
          </table:table-cell>
          <table:table-cell table:style-name="ce38"/>
          <table:table-cell table:style-name="ce3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(careful with scaling factors!!!)</text:p>
          </table:table-cell>
          <table:table-cell table:style-name="ce31" table:formula="of:=[.E21]*(1 - [.F21]*([.F7]-[.R21]) + [.G21]*([.F7]-[.R21])^2 - [.H21]*([.F7]-[.R21])^3)" office:value-type="float" office:value="49.2185679315298" calcext:value-type="float">
            <text:p>49.219</text:p>
          </table:table-cell>
          <table:table-cell table:style-name="ce31" table:formula="of:= [.I21]* ([.F7]-[.R21])^2/(([.F7]-[.R21])^2 + [.J21]^2)" office:value-type="float" office:value="0.656713319741626" calcext:value-type="float">
            <text:p>0.657</text:p>
          </table:table-cell>
          <table:table-cell table:style-name="ce31" table:formula="of:=1.3039 - 0.4054*[.F8]^(-1/3)" office:value-type="float" office:value="1.19597423861605" calcext:value-type="float">
            <text:p>1.196</text:p>
          </table:table-cell>
          <table:table-cell table:style-name="ce31" table:formula="of:=0.6778 - 1.487*0.0001*[.F8]" office:value-type="float" office:value="0.6699189" calcext:value-type="float">
            <text:p>0.670</text:p>
          </table:table-cell>
          <table:table-cell table:style-name="ce31" table:formula="of:= [.K21] * ([.F7]-[.R21])^2 / (([.F7]-[.R21])^2 + [.M21]^2) * EXP(-[.L21]*([.F7]-[.R21]))" office:value-type="float" office:value="6.94119462732927" calcext:value-type="float">
            <text:p>6.941</text:p>
          </table:table-cell>
          <table:table-cell table:style-name="ce31" table:formula="of:=1.3424 - 0.01585*[.F8]^(1/3)" office:value-type="float" office:value="1.2828628707956" calcext:value-type="float">
            <text:p>1.283</text:p>
          </table:table-cell>
          <table:table-cell table:style-name="ce31" table:formula="of:=0.5446 - 1.656*0.0001*[.F8]" office:value-type="float" office:value="0.5358232" calcext:value-type="float">
            <text:p>0.536</text:p>
          </table:table-cell>
          <table:table-cell table:style-name="ce31" table:formula="of:=[.N21]*EXP(-[.O21]*([.F7]-[.R21]))" office:value-type="float" office:value="5.66129732966138" calcext:value-type="float">
            <text:p>5.661</text:p>
          </table:table-cell>
          <table:table-cell table:style-name="ce31" table:formula="of:=[.P21] * ([.F7]-[.R21])^2 / (([.F7]-[.R21])^2  + [.Q21]^2)" office:value-type="float" office:value="-0.0382313667969452" calcext:value-type="float">
            <text:p>-0.038</text:p>
          </table:table-cell>
          <table:table-cell table:style-name="ce30" table:formula="of:=1.1854 - 0.647*[.F8]^(-1/3)" office:value-type="float" office:value="1.01315538328708" calcext:value-type="float">
            <text:p>1.013</text:p>
          </table:table-cell>
          <table:table-cell table:style-name="ce31" table:formula="of:=0.59" office:value-type="float" office:value="0.59" calcext:value-type="float">
            <text:p>0.590</text:p>
          </table:table-cell>
          <table:table-cell table:style-name="ce29"/>
          <table:table-cell table:style-name="ce31"/>
          <table:table-cell table:style-name="ce39" table:formula="of:=[.I24]*4" office:value-type="float" office:value="27.7647785093171" calcext:value-type="float">
            <text:p>27.765</text:p>
          </table:table-cell>
          <table:table-cell table:style-name="ce38"/>
          <table:table-cell table:style-name="ce39" table:formula="of:=[.L24]*4" office:value-type="float" office:value="22.6451893186455" calcext:value-type="float">
            <text:p>22.64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Daehnick [PRC 21, 2253 (1980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SO</text:p>
          </table:table-cell>
          <table:table-cell office:value-type="string" calcext:value-type="string">
            <text:p>rSO</text:p>
          </table:table-cell>
          <table:table-cell office:value-type="string" calcext:value-type="string">
            <text:p>aSO</text:p>
          </table:table-cell>
          <table:table-cell/>
          <table:table-cell table:style-name="ce37" office:value-type="string" calcext:value-type="string">
            <text:p>4*WD</text:p>
          </table:table-cell>
          <table:table-cell/>
          <table:table-cell office:value-type="string" calcext:value-type="string">
            <text:p>2*V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(careful with scaling factors!!!)</text:p>
          </table:table-cell>
          <table:table-cell table:style-name="ce32" table:formula="of:=88.5-0.26*[.G7]+0.88*[.G10]*[.G8]^(-1/3)" office:value-type="float" office:value="89.9625754327308" calcext:value-type="float">
            <text:p>89.963</text:p>
          </table:table-cell>
          <table:table-cell table:style-name="ce32" office:value-type="float" office:value="1.17" calcext:value-type="float">
            <text:p>1.170</text:p>
          </table:table-cell>
          <table:table-cell table:style-name="ce32" table:formula="of:=0.709+0.0017*[.G7]" office:value-type="float" office:value="0.7362" calcext:value-type="float">
            <text:p>0.736</text:p>
          </table:table-cell>
          <table:table-cell table:style-name="ce32" table:formula="of:=(12.2+0.026*[.G7])*(1-EXP(-([.G7]/100)^2))" office:value-type="float" office:value="-0.327139114705862" calcext:value-type="float">
            <text:p>-0.327</text:p>
          </table:table-cell>
          <table:table-cell table:style-name="ce32" table:formula="of:=(12.2+0.026*[.G7])*EXP(-([.G7]/100)^2)" office:value-type="float" office:value="12.9431391147059" calcext:value-type="float">
            <text:p>12.943</text:p>
          </table:table-cell>
          <table:table-cell table:style-name="ce32" office:value-type="float" office:value="1.325" calcext:value-type="float">
            <text:p>1.325</text:p>
          </table:table-cell>
          <table:table-cell table:style-name="ce32" table:formula="of:=0.53+(0.07*([.G8]^(1/3)))-0.04*(EXP((-1)*(([.I3]-[.G9])/2)^2)+EXP((-1)*(([.I4]-[.G9])/2)^2)+EXP((-1)*(([.I5]-[.G9])/2)^2)+EXP((-1)*(([.I6]-[.G9])/2)^2)+EXP((-1)*(([.I7]-[.G9])/2)^2)+EXP((-1)*(([.I8]-[.G9])/2)^2))" office:value-type="float" office:value="0.76178797140841" calcext:value-type="float">
            <text:p>0.762</text:p>
          </table:table-cell>
          <table:table-cell table:style-name="ce32" office:value-type="float" office:value="1.3" calcext:value-type="float">
            <text:p>1.300</text:p>
          </table:table-cell>
          <table:table-cell table:style-name="ce32" table:formula="of:=7.33-0.029*[.G7]" office:value-type="float" office:value="6.866" calcext:value-type="float">
            <text:p>6.866</text:p>
          </table:table-cell>
          <table:table-cell table:style-name="ce32" office:value-type="float" office:value="1.07" calcext:value-type="float">
            <text:p>1.070</text:p>
          </table:table-cell>
          <table:table-cell table:style-name="ce32" office:value-type="float" office:value="0.66" calcext:value-type="float">
            <text:p>0.660</text:p>
          </table:table-cell>
          <table:table-cell/>
          <table:table-cell table:style-name="ce37" table:formula="of:=4*[.I29]" office:value-type="float" office:value="51.7725564588234" calcext:value-type="float">
            <text:p>51.7725564588234</text:p>
          </table:table-cell>
          <table:table-cell/>
          <table:table-cell table:formula="of:=[.M29]*2" office:value-type="float" office:value="13.732" calcext:value-type="float">
            <text:p>13.732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Wales &amp; Johnson [NPA 274, 168 (1976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dVV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V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 ([.E18]+[.E24]) * PI()^2/[.G18]^2 *([.H24]^2 - [.J35]^2)/(1+(PI()*[.J35]/[.G18])^2)" office:value-type="float" office:value="-7.39820649444529" calcext:value-type="float">
            <text:p>-7.39820649444529</text:p>
          </table:table-cell>
          <table:table-cell table:formula="of:=5/14/PI()^2 * [.G35] / [.H24]" office:value-type="float" office:value="0.0324094188252823" calcext:value-type="float">
            <text:p>0.0324094188252823</text:p>
          </table:table-cell>
          <table:table-cell office:value-type="float" office:value="0.6" calcext:value-type="float">
            <text:p>0.6</text:p>
          </table:table-cell>
          <table:table-cell table:formula="of:=-[.I35]/[.K35] * (1+2/3*(PI()*[.H24]/[.G18])^2)" office:value-type="float" office:value="-0.119669819318777" calcext:value-type="float">
            <text:p>-0.119669819318777</text:p>
          </table:table-cell>
          <table:table-cell table:formula="of:=3/10/PI()^2 * [.G35]/[.H24]" office:value-type="float" office:value="0.0272239118132371" calcext:value-type="float">
            <text:p>0.0272239118132371</text:p>
          </table:table-cell>
          <table:table-cell table:formula="of:=[.H18]+[.F35]" office:value-type="float" office:value="0.702328318825282" calcext:value-type="float">
            <text:p>0.702328318825282</text:p>
          </table:table-cell>
          <table:table-cell table:formula="of:=[.H24]+[.I35]" office:value-type="float" office:value="0.697142811813237" calcext:value-type="float">
            <text:p>0.697142811813237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V</text:p>
          </table:table-cell>
          <table:table-cell table:style-name="ce33" office:value-type="string" calcext:value-type="string">
            <text:p>rV</text:p>
          </table:table-cell>
          <table:table-cell table:style-name="ce33" office:value-type="string" calcext:value-type="string">
            <text:p>aV</text:p>
          </table:table-cell>
          <table:table-cell table:style-name="ce33"/>
          <table:table-cell table:style-name="ce33" office:value-type="string" calcext:value-type="string">
            <text:p>WV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aW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4" table:formula="of:=[.E18]+[.E24]+[.E35]" office:value-type="float" office:value="98.7647543674384" calcext:value-type="float">
            <text:p>98.765</text:p>
          </table:table-cell>
          <table:table-cell table:style-name="ce34" table:formula="of:=[.G18]" office:value-type="float" office:value="1.19597423861605" calcext:value-type="float">
            <text:p>1.196</text:p>
          </table:table-cell>
          <table:table-cell table:style-name="ce34" table:formula="of:=[.J35]" office:value-type="float" office:value="0.702328318825282" calcext:value-type="float">
            <text:p>0.702</text:p>
          </table:table-cell>
          <table:table-cell table:style-name="ce33"/>
          <table:table-cell table:style-name="ce34" table:formula="of:=[.F18]+[.F24]+[.H35]" office:value-type="float" office:value="1.12980104965031" calcext:value-type="float">
            <text:p>1.130</text:p>
          </table:table-cell>
          <table:table-cell table:style-name="ce34" table:formula="of:=[.F38]" office:value-type="float" office:value="1.19597423861605" calcext:value-type="float">
            <text:p>1.196</text:p>
          </table:table-cell>
          <table:table-cell table:style-name="ce33" table:formula="of:=[.K35]" office:value-type="float" office:value="0.697142811813237" calcext:value-type="float">
            <text:p>0.697142811813237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dWD</text:p>
          </table:table-cell>
          <table:table-cell office:value-type="string" calcext:value-type="string">
            <text:p>da’</text:p>
          </table:table-cell>
          <table:table-cell/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-[.I42]/[.K42] * (1+2/3*(PI()*[.K24]/[.J24])^2)" office:value-type="float" office:value="-0.128289178670907" calcext:value-type="float">
            <text:p>-0.128289178670907</text:p>
          </table:table-cell>
          <table:table-cell table:formula="of:=3/10/PI()^2 * [.G35]/[.K24]" office:value-type="float" office:value="0.0340369977552685" calcext:value-type="float">
            <text:p>0.0340369977552685</text:p>
          </table:table-cell>
          <table:table-cell/>
          <table:table-cell table:formula="of:=[.K24]+[.I42]" office:value-type="float" office:value="0.569860197755269" calcext:value-type="float">
            <text:p>0.56986019775526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ce33" office:value-type="string" calcext:value-type="string">
            <text:p>WD</text:p>
          </table:table-cell>
          <table:table-cell table:style-name="ce33" office:value-type="string" calcext:value-type="string">
            <text:p>rD</text:p>
          </table:table-cell>
          <table:table-cell table:style-name="ce33" office:value-type="string" calcext:value-type="string">
            <text:p>aD</text:p>
          </table:table-cell>
          <table:table-cell/>
          <table:table-cell office:value-type="string" calcext:value-type="string">
            <text:p>4*WD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4" table:formula="of:=[.I18]+[.I24]+[.H42]" office:value-type="float" office:value="14.9010578705956" calcext:value-type="float">
            <text:p>14.901</text:p>
          </table:table-cell>
          <table:table-cell table:style-name="ce34" table:formula="of:=[.J24]" office:value-type="float" office:value="1.2828628707956" calcext:value-type="float">
            <text:p>1.283</text:p>
          </table:table-cell>
          <table:table-cell table:style-name="ce34" table:formula="of:=[.K42]" office:value-type="float" office:value="0.569860197755268" calcext:value-type="float">
            <text:p>0.570</text:p>
          </table:table-cell>
          <table:table-cell/>
          <table:table-cell table:formula="of:=[.F45]*4" office:value-type="float" office:value="59.6042314823824" calcext:value-type="float">
            <text:p>59.6042314823824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VSO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SO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5" table:formula="of:= ([.L18]+[.L24]) * PI()^2/[.N18]^2 *([.O24]^2 - [.J49]^2)/(1+(PI()*[.J49]/[.N18])^2)" office:value-type="float" office:value="-1.02487236501331" calcext:value-type="float">
            <text:p>-1.02487236501331</text:p>
          </table:table-cell>
          <table:table-cell table:style-name="ce35" table:formula="of:=5/14/PI()^2*[.G49]/[.O18]" office:value-type="float" office:value="0.0367994613713091" calcext:value-type="float">
            <text:p>0.0367994613713091</text:p>
          </table:table-cell>
          <table:table-cell office:value-type="float" office:value="0.6" calcext:value-type="float">
            <text:p>0.6</text:p>
          </table:table-cell>
          <table:table-cell table:formula="of:=-[.I49]/[.K49] * (1+2/3*(PI()*[.O24]/[.N24])^2)" office:value-type="float" office:value="-0.160868114240348" calcext:value-type="float">
            <text:p>-0.160868114240348</text:p>
          </table:table-cell>
          <table:table-cell table:formula="of:=3/10/PI()^2 *[.G49]/[.O24]" office:value-type="float" office:value="0.0309115475518997" calcext:value-type="float">
            <text:p>0.0309115475518997</text:p>
          </table:table-cell>
          <table:table-cell table:formula="of:=[.F49]+[.O18]" office:value-type="float" office:value="0.626799461371309" calcext:value-type="float">
            <text:p>0.626799461371309</text:p>
          </table:table-cell>
          <table:table-cell table:formula="of:=[.O18]+[.I49]" office:value-type="float" office:value="0.6209115475519" calcext:value-type="float">
            <text:p>0.620911547551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SO</text:p>
          </table:table-cell>
          <table:table-cell table:style-name="ce33" office:value-type="string" calcext:value-type="string">
            <text:p>WSO</text:p>
          </table:table-cell>
          <table:table-cell table:style-name="ce33" office:value-type="string" calcext:value-type="string">
            <text:p>rSO</text:p>
          </table:table-cell>
          <table:table-cell table:style-name="ce33" office:value-type="string" calcext:value-type="string">
            <text:p>aSO</text:p>
          </table:table-cell>
          <table:table-cell table:style-name="ce33" office:value-type="string" calcext:value-type="string">
            <text:p>aSO’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34" table:formula="of:=[.L18]+[.L24]+[.E49]" office:value-type="float" office:value="10.3478040531651" calcext:value-type="float">
            <text:p>10.348</text:p>
          </table:table-cell>
          <table:table-cell table:style-name="ce34" table:formula="of:=[.M18]+[.M24]+[.H49]" office:value-type="float" office:value="-0.228578087127876" calcext:value-type="float">
            <text:p>-0.229</text:p>
          </table:table-cell>
          <table:table-cell table:style-name="ce34" table:formula="of:=[.N24]" office:value-type="float" office:value="1.01315538328708" calcext:value-type="float">
            <text:p>1.013</text:p>
          </table:table-cell>
          <table:table-cell table:style-name="ce34" table:formula="of:=[.J49]" office:value-type="float" office:value="0.626799461371309" calcext:value-type="float">
            <text:p>0.627</text:p>
          </table:table-cell>
          <table:table-cell table:style-name="ce34" table:formula="of:=[.K49]" office:value-type="float" office:value="0.6209115475519" calcext:value-type="float">
            <text:p>0.62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2*VSO</text:p>
          </table:table-cell>
          <table:table-cell office:value-type="string" calcext:value-type="string">
            <text:p>2*WSO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2*[.E52]" office:value-type="float" office:value="20.6956081063302" calcext:value-type="float">
            <text:p>20.6956081063302</text:p>
          </table:table-cell>
          <table:table-cell table:style-name="ce32" table:formula="of:=[.F52]*2" office:value-type="float" office:value="-0.457156174255751" calcext:value-type="float">
            <text:p>-0.457</text:p>
          </table:table-cell>
          <table:table-cell table:number-columns-repeated="14"/>
        </table:table-row>
      </table:table>
      <table:table table:name="207P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4"/>
          <table:table-cell office:value-type="string" calcext:value-type="string">
            <text:p>For 208Pb(p,d)207Pb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208Pb</text:p>
          </table:table-cell>
          <table:table-cell office:value-type="string" calcext:value-type="string">
            <text:p>Z=82</text:p>
          </table:table-cell>
          <table:table-cell office:value-type="string" calcext:value-type="string">
            <text:p>N=126</text:p>
          </table:table-cell>
          <table:table-cell/>
          <table:table-cell office:value-type="string" calcext:value-type="string">
            <text:p>closed neutron shell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207Pb</text:p>
          </table:table-cell>
          <table:table-cell office:value-type="string" calcext:value-type="string">
            <text:p>Z=82</text:p>
          </table:table-cell>
          <table:table-cell office:value-type="string" calcext:value-type="string">
            <text:p>N=12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for protons</text:p>
          </table:table-cell>
          <table:table-cell office:value-type="string" calcext:value-type="string">
            <text:p>for neutrons</text:p>
          </table:table-cell>
          <table:table-cell office:value-type="string" calcext:value-type="string">
            <text:p>for deuterons</text:p>
          </table:table-cell>
          <table:table-cell office:value-type="string" calcext:value-type="string">
            <text:p>for protons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eam Energy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A</text:p>
          </table:table-cell>
          <table:table-cell table:number-columns-repeated="3"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N</text:p>
          </table:table-cell>
          <table:table-cell table:formula="of:=[.E8]-[.E10]" office:value-type="float" office:value="126" calcext:value-type="float">
            <text:p>126</text:p>
          </table:table-cell>
          <table:table-cell table:formula="of:=[.F8]-[.F10]" office:value-type="float" office:value="126" calcext:value-type="float">
            <text:p>126</text:p>
          </table:table-cell>
          <table:table-cell table:formula="of:=[.G8]-[.G10]" office:value-type="float" office:value="126" calcext:value-type="float">
            <text:p>126</text:p>
          </table:table-cell>
          <table:table-cell table:formula="of:=[.H8]-[.H10]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rget Z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Koning and Delaroche [NPA 713, 231 (2003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protons</text:p>
          </table:table-cell>
          <table:table-cell office:value-type="string" calcext:value-type="string">
            <text:p>v1p</text:p>
          </table:table-cell>
          <table:table-cell office:value-type="string" calcext:value-type="string">
            <text:p>v2p</text:p>
          </table:table-cell>
          <table:table-cell office:value-type="string" calcext:value-type="string">
            <text:p>v3p</text:p>
          </table:table-cell>
          <table:table-cell office:value-type="string" calcext:value-type="string">
            <text:p>v4p</text:p>
          </table:table-cell>
          <table:table-cell office:value-type="string" calcext:value-type="string">
            <text:p>w1p</text:p>
          </table:table-cell>
          <table:table-cell office:value-type="string" calcext:value-type="string">
            <text:p>w2p</text:p>
          </table:table-cell>
          <table:table-cell office:value-type="string" calcext:value-type="string">
            <text:p>d1p</text:p>
          </table:table-cell>
          <table:table-cell office:value-type="string" calcext:value-type="string">
            <text:p>d2p</text:p>
          </table:table-cell>
          <table:table-cell office:value-type="string" calcext:value-type="string">
            <text:p>d3p</text:p>
          </table:table-cell>
          <table:table-cell office:value-type="string" calcext:value-type="string">
            <text:p>vso1p</text:p>
          </table:table-cell>
          <table:table-cell office:value-type="string" calcext:value-type="string">
            <text:p>vso2p</text:p>
          </table:table-cell>
          <table:table-cell office:value-type="string" calcext:value-type="string">
            <text:p>wso1p</text:p>
          </table:table-cell>
          <table:table-cell office:value-type="string" calcext:value-type="string">
            <text:p>wso2p</text:p>
          </table:table-cell>
          <table:table-cell office:value-type="string" calcext:value-type="string">
            <text:p>Efp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barC</text:p>
          </table:table-cell>
        </table:table-row>
        <table:table-row table:style-name="ro1">
          <table:table-cell table:number-columns-repeated="4"/>
          <table:table-cell table:formula="of:=59.3 + 21*([.E9]-[.E10]) / [.E8]-0.024*[.E8]" office:value-type="float" office:value="58.7503076923077" calcext:value-type="float">
            <text:p>58.7503076923077</text:p>
          </table:table-cell>
          <table:table-cell table:formula="of:=0.007067 + 4.23*0.000001*[.E8]" office:value-type="float" office:value="0.00794684" calcext:value-type="float">
            <text:p>0.00794684</text:p>
          </table:table-cell>
          <table:table-cell table:formula="of:= 1.729*0.00001 + 1.136*0.00000001*[.E8]" office:value-type="float" office:value="0.00001965288" calcext:value-type="float">
            <text:p>0.00001965288</text:p>
          </table:table-cell>
          <table:table-cell table:formula="of:=[.H21]" office:value-type="float" office:value="0.000000007" calcext:value-type="float">
            <text:p>0.000000007</text:p>
          </table:table-cell>
          <table:table-cell table:formula="of:=14.667 + 0.009629*[.E8]" office:value-type="float" office:value="16.669832" calcext:value-type="float">
            <text:p>16.669832</text:p>
          </table:table-cell>
          <table:table-cell table:formula="of:=[.J21]" office:value-type="float" office:value="90.086" calcext:value-type="float">
            <text:p>90.086</text:p>
          </table:table-cell>
          <table:table-cell table:formula="of:=16 + 16*([.E9]-[.E10])/[.E8]" office:value-type="float" office:value="19.3846153846154" calcext:value-type="float">
            <text:p>19.3846153846154</text:p>
          </table:table-cell>
          <table:table-cell table:formula="of:=[.L21]" office:value-type="float" office:value="0.0180057074949401" calcext:value-type="float">
            <text:p>0.0180057074949401</text:p>
          </table:table-cell>
          <table:table-cell table:formula="of:=[.M21]" office:value-type="float" office:value="11.5" calcext:value-type="float">
            <text:p>11.5</text:p>
          </table:table-cell>
          <table:table-cell table:formula="of:=[.N21]" office:value-type="float" office:value="6.546" calcext:value-type="float">
            <text:p>6.546</text:p>
          </table:table-cell>
          <table:table-cell table:formula="of:=[.O21]" office:value-type="float" office:value="0.004" calcext:value-type="float">
            <text:p>0.004</text:p>
          </table:table-cell>
          <table:table-cell table:formula="of:=[.P21]" office:value-type="float" office:value="-3.1" calcext:value-type="float">
            <text:p>-3.1</text:p>
          </table:table-cell>
          <table:table-cell table:formula="of:=[.Q21]" office:value-type="float" office:value="160" calcext:value-type="float">
            <text:p>160</text:p>
          </table:table-cell>
          <table:table-cell table:formula="of:=-8.4075 + 0.01378*[.E8]" office:value-type="float" office:value="-5.54126" calcext:value-type="float">
            <text:p>-5.54126</text:p>
          </table:table-cell>
          <table:table-cell table:style-name="ce14" table:formula="of:=1.198 + 0.697*[.E8]^(-2/3) + 12.994*[.E8]^(-5/3)" office:value-type="float" office:value="1.21963394526287" calcext:value-type="float">
            <text:p>1.21963394526287</text:p>
          </table:table-cell>
          <table:table-cell table:style-name="ce14" table:formula="of:=1.73/[.S15]*[.E10]*[.E8]^(-1/3)" office:value-type="float" office:value="19.6310113387003" calcext:value-type="float">
            <text:p>19.63101133870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8" office:value-type="string" calcext:value-type="string">
            <text:p>OMPs protons</text:p>
          </table:table-cell>
          <table:table-cell table:style-name="ce28" office:value-type="string" calcext:value-type="string">
            <text:p>VV</text:p>
          </table:table-cell>
          <table:table-cell table:style-name="ce28" office:value-type="string" calcext:value-type="string">
            <text:p>WV</text:p>
          </table:table-cell>
          <table:table-cell table:style-name="ce28" office:value-type="string" calcext:value-type="string">
            <text:p>rV</text:p>
          </table:table-cell>
          <table:table-cell table:style-name="ce28" office:value-type="string" calcext:value-type="string">
            <text:p>aV</text:p>
          </table:table-cell>
          <table:table-cell table:style-name="ce28" office:value-type="string" calcext:value-type="string">
            <text:p>WD</text:p>
          </table:table-cell>
          <table:table-cell table:style-name="ce28" office:value-type="string" calcext:value-type="string">
            <text:p>rD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VSO</text:p>
          </table:table-cell>
          <table:table-cell table:style-name="ce28" office:value-type="string" calcext:value-type="string">
            <text:p>WSO</text:p>
          </table:table-cell>
          <table:table-cell table:style-name="ce28" office:value-type="string" calcext:value-type="string">
            <text:p>rSO</text:p>
          </table:table-cell>
          <table:table-cell table:style-name="ce28" office:value-type="string" calcext:value-type="string">
            <text:p>aSO</text:p>
          </table:table-cell>
          <table:table-cell table:style-name="ce28" office:value-type="string" calcext:value-type="string">
            <text:p>rC</text:p>
          </table:table-cell>
          <table:table-cell table:style-name="ce28"/>
          <table:table-cell table:style-name="ce28" office:value-type="string" calcext:value-type="string">
            <text:p>4*WD</text:p>
          </table:table-cell>
          <table:table-cell table:style-name="ce28" office:value-type="string" calcext:value-type="string">
            <text:p>4*WSO</text:p>
          </table:table-cell>
          <table:table-cell table:style-name="ce2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8" office:value-type="string" calcext:value-type="string">
            <text:p>(careful with scaling factors!!!)</text:p>
          </table:table-cell>
          <table:table-cell table:style-name="ce36" table:formula="of:=[.E15]*(1-[.F15]*([.E7]-[.R15]) + [.G15]*([.E7]-[.R15])^2 - [.H15]*([.E7]-[.R15])^3) + [.T15]*[.E15]*([.F15]-2*[.G15]*([.E7]-[.R15]) + 3*[.H15]*([.E7]-[.R15])^2)" office:value-type="float" office:value="61.1947646161617" calcext:value-type="float">
            <text:p>61.195</text:p>
          </table:table-cell>
          <table:table-cell table:style-name="ce36" table:formula="of:= [.I15]* ([.E7]-[.R15])^2 / (([.E7]-[.R15])^2 + [.J15]^2)" office:value-type="float" office:value="0.368325085786531" calcext:value-type="float">
            <text:p>0.368</text:p>
          </table:table-cell>
          <table:table-cell table:style-name="ce36" table:formula="of:=1.3039 - 0.4054*[.E8]^(-1/3)" office:value-type="float" office:value="1.23547796826749" calcext:value-type="float">
            <text:p>1.235</text:p>
          </table:table-cell>
          <table:table-cell table:style-name="ce36" table:formula="of:= 0.6778 - 1.487*0.0001*[.E8]" office:value-type="float" office:value="0.6468704" calcext:value-type="float">
            <text:p>0.647</text:p>
          </table:table-cell>
          <table:table-cell table:style-name="ce36" table:formula="of:=[.K15]* ( ([.E7]-[.R15])^2 / (([.E7]-[.R15])^2 + [.M15]^2) ) * EXP(-[.L15]*([.E7]-[.R15]))" office:value-type="float" office:value="8.82525060618989" calcext:value-type="float">
            <text:p>8.825</text:p>
          </table:table-cell>
          <table:table-cell table:style-name="ce36" table:formula="of:= 1.3424 - 0.01585*[.E8]^(1/3)" office:value-type="float" office:value="1.24848887463149" calcext:value-type="float">
            <text:p>1.248</text:p>
          </table:table-cell>
          <table:table-cell table:style-name="ce36" table:formula="of:=0.5187 + 5.205*0.0001*[.E8]" office:value-type="float" office:value="0.626964" calcext:value-type="float">
            <text:p>0.627</text:p>
          </table:table-cell>
          <table:table-cell table:style-name="ce36" table:formula="of:= [.N15]*EXP(-[.O15]*([.E7]-[.R15]))" office:value-type="float" office:value="6.20086709360076" calcext:value-type="float">
            <text:p>6.201</text:p>
          </table:table-cell>
          <table:table-cell table:style-name="ce36" table:formula="of:= [.P15] * ([.E7]-[.R15])^2 / (([.E7]-[.R15])^2 + [.Q15]^2)" office:value-type="float" office:value="-0.0220465297479759" calcext:value-type="float">
            <text:p>-0.022</text:p>
          </table:table-cell>
          <table:table-cell table:style-name="ce36" table:formula="of:=1.1854 - 0.647*[.E8]^(-1/3)" office:value-type="float" office:value="1.07620154284427" calcext:value-type="float">
            <text:p>1.076</text:p>
          </table:table-cell>
          <table:table-cell table:style-name="ce36" office:value-type="float" office:value="0.59" calcext:value-type="float">
            <text:p>0.590</text:p>
          </table:table-cell>
          <table:table-cell table:style-name="ce36" table:formula="of:=[.S15]" office:value-type="float" office:value="1.21963394526287" calcext:value-type="float">
            <text:p>1.220</text:p>
          </table:table-cell>
          <table:table-cell table:style-name="ce36"/>
          <table:table-cell table:style-name="ce36" table:formula="of:=[.I18]*4" office:value-type="float" office:value="35.3010024247596" calcext:value-type="float">
            <text:p>35.301</text:p>
          </table:table-cell>
          <table:table-cell table:style-name="ce36" table:formula="of:=[.M18]*4" office:value-type="float" office:value="-0.0881861189919036" calcext:value-type="float">
            <text:p>-0.088</text:p>
          </table:table-cell>
          <table:table-cell table:style-name="ce36" table:formula="of:=[.L18]*4" office:value-type="float" office:value="24.8034683744031" calcext:value-type="float">
            <text:p>24.8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neutrons</text:p>
          </table:table-cell>
          <table:table-cell office:value-type="string" calcext:value-type="string">
            <text:p>v1n</text:p>
          </table:table-cell>
          <table:table-cell office:value-type="string" calcext:value-type="string">
            <text:p>v2n</text:p>
          </table:table-cell>
          <table:table-cell office:value-type="string" calcext:value-type="string">
            <text:p>v3n</text:p>
          </table:table-cell>
          <table:table-cell office:value-type="string" calcext:value-type="string">
            <text:p>v4n</text:p>
          </table:table-cell>
          <table:table-cell office:value-type="string" calcext:value-type="string">
            <text:p>w1n</text:p>
          </table:table-cell>
          <table:table-cell office:value-type="string" calcext:value-type="string">
            <text:p>w2n</text:p>
          </table:table-cell>
          <table:table-cell office:value-type="string" calcext:value-type="string">
            <text:p>d1n</text:p>
          </table:table-cell>
          <table:table-cell office:value-type="string" calcext:value-type="string">
            <text:p>d2n</text:p>
          </table:table-cell>
          <table:table-cell office:value-type="string" calcext:value-type="string">
            <text:p>d3n</text:p>
          </table:table-cell>
          <table:table-cell office:value-type="string" calcext:value-type="string">
            <text:p>vso1n</text:p>
          </table:table-cell>
          <table:table-cell office:value-type="string" calcext:value-type="string">
            <text:p>vso2n</text:p>
          </table:table-cell>
          <table:table-cell office:value-type="string" calcext:value-type="string">
            <text:p>wso1n</text:p>
          </table:table-cell>
          <table:table-cell office:value-type="string" calcext:value-type="string">
            <text:p>wso2n</text:p>
          </table:table-cell>
          <table:table-cell office:value-type="string" calcext:value-type="string">
            <text:p>Efn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4"/>
          <table:table-cell table:formula="of:=59.3 - 21*([.F9]-[.F10])/[.F8] - 0.024*[.F8]" office:value-type="float" office:value="49.8656923076923" calcext:value-type="float">
            <text:p>49.8656923076923</text:p>
          </table:table-cell>
          <table:table-cell table:formula="of:=0.007228 - 1.48*0.000001*[.E8]" office:value-type="float" office:value="0.00692016" calcext:value-type="float">
            <text:p>0.00692016</text:p>
          </table:table-cell>
          <table:table-cell table:formula="of:=1.994*0.00001 - 2*0.00000001*[.E8]" office:value-type="float" office:value="0.00001578" calcext:value-type="float">
            <text:p>0.00001578</text:p>
          </table:table-cell>
          <table:table-cell table:formula="of:=7*0.000000001" office:value-type="float" office:value="0.000000007" calcext:value-type="float">
            <text:p>0.000000007</text:p>
          </table:table-cell>
          <table:table-cell table:formula="of:=12.195 + 0.0167*[.E8]" office:value-type="float" office:value="15.6686" calcext:value-type="float">
            <text:p>15.6686</text:p>
          </table:table-cell>
          <table:table-cell table:formula="of:=73.55+0.0795*[.E8]" office:value-type="float" office:value="90.086" calcext:value-type="float">
            <text:p>90.086</text:p>
          </table:table-cell>
          <table:table-cell table:formula="of:=16 - 16*([.F9]-[.F10])/[.F8]" office:value-type="float" office:value="12.6153846153846" calcext:value-type="float">
            <text:p>12.6153846153846</text:p>
          </table:table-cell>
          <table:table-cell table:formula="of:=0.018 + 0.003802/(1 + EXP(([.F8]-156)/8))" office:value-type="float" office:value="0.0180057074949401" calcext:value-type="float">
            <text:p>0.0180057074949401</text:p>
          </table:table-cell>
          <table:table-cell table:formula="of:=11.5" office:value-type="float" office:value="11.5" calcext:value-type="float">
            <text:p>11.5</text:p>
          </table:table-cell>
          <table:table-cell table:formula="of:=5.922 + 0.003*[.F8]" office:value-type="float" office:value="6.546" calcext:value-type="float">
            <text:p>6.546</text:p>
          </table:table-cell>
          <table:table-cell table:formula="of:=0.004" office:value-type="float" office:value="0.004" calcext:value-type="float">
            <text:p>0.004</text:p>
          </table:table-cell>
          <table:table-cell office:value-type="float" office:value="-3.1" calcext:value-type="float">
            <text:p>-3.1</text:p>
          </table:table-cell>
          <table:table-cell office:value-type="float" office:value="160" calcext:value-type="float">
            <text:p>160</text:p>
          </table:table-cell>
          <table:table-cell table:formula="of:=-11.2814 + 0.02646*[.F8]" office:value-type="float" office:value="-5.77772" calcext:value-type="float">
            <text:p>-5.77772</text:p>
          </table:table-cell>
          <table:table-cell table:formula="of:=[.S15]" office:value-type="float" office:value="1.21963394526287" calcext:value-type="float">
            <text:p>1.21963394526287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9" office:value-type="string" calcext:value-type="string">
            <text:p>OMPs neutrons</text:p>
          </table:table-cell>
          <table:table-cell table:style-name="ce29" office:value-type="string" calcext:value-type="string">
            <text:p>VV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rV</text:p>
          </table:table-cell>
          <table:table-cell table:style-name="ce29" office:value-type="string" calcext:value-type="string">
            <text:p>aV</text:p>
          </table:table-cell>
          <table:table-cell table:style-name="ce29" office:value-type="string" calcext:value-type="string">
            <text:p>WD</text:p>
          </table:table-cell>
          <table:table-cell table:style-name="ce29" office:value-type="string" calcext:value-type="string">
            <text:p>rD</text:p>
          </table:table-cell>
          <table:table-cell table:style-name="ce29" office:value-type="string" calcext:value-type="string">
            <text:p>aD</text:p>
          </table:table-cell>
          <table:table-cell table:style-name="ce29" office:value-type="string" calcext:value-type="string">
            <text:p>VSO</text:p>
          </table:table-cell>
          <table:table-cell table:style-name="ce29" office:value-type="string" calcext:value-type="string">
            <text:p>WSO</text:p>
          </table:table-cell>
          <table:table-cell table:style-name="ce29" office:value-type="string" calcext:value-type="string">
            <text:p>rSO</text:p>
          </table:table-cell>
          <table:table-cell table:style-name="ce29" office:value-type="string" calcext:value-type="string">
            <text:p>aSO</text:p>
          </table:table-cell>
          <table:table-cell table:style-name="ce29" table:number-columns-repeated="2"/>
          <table:table-cell table:style-name="ce38" office:value-type="string" calcext:value-type="string">
            <text:p>4*WD</text:p>
          </table:table-cell>
          <table:table-cell table:style-name="ce38"/>
          <table:table-cell table:style-name="ce3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(careful with scaling factors!!!)</text:p>
          </table:table-cell>
          <table:table-cell table:style-name="ce31" table:formula="of:=[.E21]*(1 - [.F21]*([.F7]-[.R21]) + [.G21]*([.F7]-[.R21])^2 - [.H21]*([.F7]-[.R21])^3)" office:value-type="float" office:value="45.2597535455897" calcext:value-type="float">
            <text:p>45.260</text:p>
          </table:table-cell>
          <table:table-cell table:style-name="ce31" table:formula="of:= [.I21]* ([.F7]-[.R21])^2/(([.F7]-[.R21])^2 + [.J21]^2)" office:value-type="float" office:value="0.358120267563284" calcext:value-type="float">
            <text:p>0.358</text:p>
          </table:table-cell>
          <table:table-cell table:style-name="ce31" table:formula="of:=1.3039 - 0.4054*[.F8]^(-1/3)" office:value-type="float" office:value="1.23547796826749" calcext:value-type="float">
            <text:p>1.235</text:p>
          </table:table-cell>
          <table:table-cell table:style-name="ce31" table:formula="of:=0.6778 - 1.487*0.0001*[.F8]" office:value-type="float" office:value="0.6468704" calcext:value-type="float">
            <text:p>0.647</text:p>
          </table:table-cell>
          <table:table-cell table:style-name="ce31" table:formula="of:= [.K21] * ([.F7]-[.R21])^2 / (([.F7]-[.R21])^2 + [.M21]^2) * EXP(-[.L21]*([.F7]-[.R21]))" office:value-type="float" office:value="5.80174573490668" calcext:value-type="float">
            <text:p>5.802</text:p>
          </table:table-cell>
          <table:table-cell table:style-name="ce31" table:formula="of:=1.3424 - 0.01585*[.F8]^(1/3)" office:value-type="float" office:value="1.24848887463149" calcext:value-type="float">
            <text:p>1.248</text:p>
          </table:table-cell>
          <table:table-cell table:style-name="ce31" table:formula="of:=0.5446 - 1.656*0.0001*[.F8]" office:value-type="float" office:value="0.5101552" calcext:value-type="float">
            <text:p>0.510</text:p>
          </table:table-cell>
          <table:table-cell table:style-name="ce31" table:formula="of:=[.N21]*EXP(-[.O21]*([.F7]-[.R21]))" office:value-type="float" office:value="6.19500483828377" calcext:value-type="float">
            <text:p>6.195</text:p>
          </table:table-cell>
          <table:table-cell table:style-name="ce31" table:formula="of:=[.P21] * ([.F7]-[.R21])^2 / (([.F7]-[.R21])^2  + [.Q21]^2)" office:value-type="float" office:value="-0.022817496786644" calcext:value-type="float">
            <text:p>-0.023</text:p>
          </table:table-cell>
          <table:table-cell table:style-name="ce31" table:formula="of:=1.1854 - 0.647*[.F8]^(-1/3)" office:value-type="float" office:value="1.07620154284427" calcext:value-type="float">
            <text:p>1.076</text:p>
          </table:table-cell>
          <table:table-cell table:style-name="ce31" table:formula="of:=0.59" office:value-type="float" office:value="0.59" calcext:value-type="float">
            <text:p>0.590</text:p>
          </table:table-cell>
          <table:table-cell table:style-name="ce29"/>
          <table:table-cell table:style-name="ce31"/>
          <table:table-cell table:style-name="ce39" table:formula="of:=[.I24]*4" office:value-type="float" office:value="23.2069829396267" calcext:value-type="float">
            <text:p>23.207</text:p>
          </table:table-cell>
          <table:table-cell table:style-name="ce38"/>
          <table:table-cell table:style-name="ce39" table:formula="of:=[.L24]*4" office:value-type="float" office:value="24.7800193531351" calcext:value-type="float">
            <text:p>24.78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Daehnick [PRC 21, 2253 (1980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SO</text:p>
          </table:table-cell>
          <table:table-cell office:value-type="string" calcext:value-type="string">
            <text:p>rSO</text:p>
          </table:table-cell>
          <table:table-cell office:value-type="string" calcext:value-type="string">
            <text:p>aSO</text:p>
          </table:table-cell>
          <table:table-cell/>
          <table:table-cell table:style-name="ce15" office:value-type="string" calcext:value-type="string">
            <text:p>4*WD</text:p>
          </table:table-cell>
          <table:table-cell/>
          <table:table-cell office:value-type="string" calcext:value-type="string">
            <text:p>2*V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(careful with scaling factors!!!)</text:p>
          </table:table-cell>
          <table:table-cell table:style-name="ce32" table:formula="of:=88.5-0.26*[.G7]+0.88*[.G10]*[.G8]^(-1/3)" office:value-type="float" office:value="96.5189191164721" calcext:value-type="float">
            <text:p>96.519</text:p>
          </table:table-cell>
          <table:table-cell table:style-name="ce32" office:value-type="float" office:value="1.17" calcext:value-type="float">
            <text:p>1.170</text:p>
          </table:table-cell>
          <table:table-cell table:style-name="ce32" table:formula="of:=0.709+0.0017*[.G7]" office:value-type="float" office:value="0.7362" calcext:value-type="float">
            <text:p>0.736</text:p>
          </table:table-cell>
          <table:table-cell table:style-name="ce32" table:formula="of:=(12.2+0.026*[.G7])*(1-EXP(-([.G7]/100)^2))" office:value-type="float" office:value="-0.327139114705862" calcext:value-type="float">
            <text:p>-0.327</text:p>
          </table:table-cell>
          <table:table-cell table:style-name="ce32" table:formula="of:=(12.2+0.026*[.G7])*EXP(-([.G7]/100)^2)" office:value-type="float" office:value="12.9431391147059" calcext:value-type="float">
            <text:p>12.943</text:p>
          </table:table-cell>
          <table:table-cell table:style-name="ce32" office:value-type="float" office:value="1.325" calcext:value-type="float">
            <text:p>1.325</text:p>
          </table:table-cell>
          <table:table-cell table:style-name="ce32" table:formula="of:=0.53+(0.07*([.G8]^(1/3)))-0.04*(EXP((-1)*(([.I3]-[.G9])/2)^2)+EXP((-1)*(([.I4]-[.G9])/2)^2)+EXP((-1)*(([.I5]-[.G9])/2)^2)+EXP((-1)*(([.I6]-[.G9])/2)^2)+EXP((-1)*(([.I7]-[.G9])/2)^2)+EXP((-1)*(([.I8]-[.G9])/2)^2))" office:value-type="float" office:value="0.904749449577032" calcext:value-type="float">
            <text:p>0.905</text:p>
          </table:table-cell>
          <table:table-cell table:style-name="ce32" office:value-type="float" office:value="1.3" calcext:value-type="float">
            <text:p>1.300</text:p>
          </table:table-cell>
          <table:table-cell table:style-name="ce32" table:formula="of:=7.33-0.029*[.G7]" office:value-type="float" office:value="6.866" calcext:value-type="float">
            <text:p>6.866</text:p>
          </table:table-cell>
          <table:table-cell table:style-name="ce32" office:value-type="float" office:value="1.07" calcext:value-type="float">
            <text:p>1.070</text:p>
          </table:table-cell>
          <table:table-cell table:style-name="ce32" office:value-type="float" office:value="0.66" calcext:value-type="float">
            <text:p>0.660</text:p>
          </table:table-cell>
          <table:table-cell/>
          <table:table-cell table:style-name="ce15" table:formula="of:=4*[.I29]" office:value-type="float" office:value="51.7725564588234" calcext:value-type="float">
            <text:p>51.7725564588234</text:p>
          </table:table-cell>
          <table:table-cell/>
          <table:table-cell table:formula="of:=[.M29]*2" office:value-type="float" office:value="13.732" calcext:value-type="float">
            <text:p>13.732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Wales &amp; Johnson [NPA 274, 168 (1976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dVV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V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 ([.E18]+[.E24]) * PI()^2/[.G18]^2 *([.H24]^2 - [.J35]^2)/(1+(PI()*[.J35]/[.G18])^2)" office:value-type="float" office:value="-7.67838079149662" calcext:value-type="float">
            <text:p>-7.67838079149662</text:p>
          </table:table-cell>
          <table:table-cell table:formula="of:=5/14/PI()^2 * [.G35] / [.H24]" office:value-type="float" office:value="0.0335641918521428" calcext:value-type="float">
            <text:p>0.0335641918521428</text:p>
          </table:table-cell>
          <table:table-cell office:value-type="float" office:value="0.6" calcext:value-type="float">
            <text:p>0.6</text:p>
          </table:table-cell>
          <table:table-cell table:formula="of:=-[.I35]/[.K35] * (1+2/3*(PI()*[.H24]/[.G18])^2)" office:value-type="float" office:value="-0.117097462125882" calcext:value-type="float">
            <text:p>-0.117097462125882</text:p>
          </table:table-cell>
          <table:table-cell table:formula="of:=3/10/PI()^2 * [.G35]/[.H24]" office:value-type="float" office:value="0.0281939211558" calcext:value-type="float">
            <text:p>0.0281939211558</text:p>
          </table:table-cell>
          <table:table-cell table:formula="of:=[.H18]+[.F35]" office:value-type="float" office:value="0.680434591852143" calcext:value-type="float">
            <text:p>0.680434591852143</text:p>
          </table:table-cell>
          <table:table-cell table:formula="of:=[.H24]+[.I35]" office:value-type="float" office:value="0.6750643211558" calcext:value-type="float">
            <text:p>0.6750643211558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V</text:p>
          </table:table-cell>
          <table:table-cell table:style-name="ce33" office:value-type="string" calcext:value-type="string">
            <text:p>rV</text:p>
          </table:table-cell>
          <table:table-cell table:style-name="ce33" office:value-type="string" calcext:value-type="string">
            <text:p>aV</text:p>
          </table:table-cell>
          <table:table-cell table:style-name="ce33"/>
          <table:table-cell table:style-name="ce33" office:value-type="string" calcext:value-type="string">
            <text:p>WV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aW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4" table:formula="of:=[.E18]+[.E24]+[.E35]" office:value-type="float" office:value="98.7761373702547" calcext:value-type="float">
            <text:p>98.776</text:p>
          </table:table-cell>
          <table:table-cell table:style-name="ce34" table:formula="of:=[.G18]" office:value-type="float" office:value="1.23547796826749" calcext:value-type="float">
            <text:p>1.235</text:p>
          </table:table-cell>
          <table:table-cell table:style-name="ce34" table:formula="of:=[.J35]" office:value-type="float" office:value="0.680434591852143" calcext:value-type="float">
            <text:p>0.680</text:p>
          </table:table-cell>
          <table:table-cell table:style-name="ce33"/>
          <table:table-cell table:style-name="ce34" table:formula="of:=[.F18]+[.F24]+[.H35]" office:value-type="float" office:value="0.609347891223933" calcext:value-type="float">
            <text:p>0.609</text:p>
          </table:table-cell>
          <table:table-cell table:style-name="ce34" table:formula="of:=[.F38]" office:value-type="float" office:value="1.23547796826749" calcext:value-type="float">
            <text:p>1.235</text:p>
          </table:table-cell>
          <table:table-cell table:style-name="ce33" table:formula="of:=[.K35]" office:value-type="float" office:value="0.6750643211558" calcext:value-type="float">
            <text:p>0.6750643211558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dWD</text:p>
          </table:table-cell>
          <table:table-cell office:value-type="string" calcext:value-type="string">
            <text:p>da’</text:p>
          </table:table-cell>
          <table:table-cell/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-[.I42]/[.K42] * (1+2/3*(PI()*[.K24]/[.J24])^2)" office:value-type="float" office:value="-0.137431229318216" calcext:value-type="float">
            <text:p>-0.137431229318216</text:p>
          </table:table-cell>
          <table:table-cell table:formula="of:=3/10/PI()^2 * [.G35]/[.K24]" office:value-type="float" office:value="0.0357495386808187" calcext:value-type="float">
            <text:p>0.0357495386808187</text:p>
          </table:table-cell>
          <table:table-cell/>
          <table:table-cell table:formula="of:=[.K24]+[.I42]" office:value-type="float" office:value="0.545904738680819" calcext:value-type="float">
            <text:p>0.54590473868081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ce33" office:value-type="string" calcext:value-type="string">
            <text:p>WD</text:p>
          </table:table-cell>
          <table:table-cell table:style-name="ce33" office:value-type="string" calcext:value-type="string">
            <text:p>rD</text:p>
          </table:table-cell>
          <table:table-cell table:style-name="ce33" office:value-type="string" calcext:value-type="string">
            <text:p>aD</text:p>
          </table:table-cell>
          <table:table-cell/>
          <table:table-cell office:value-type="string" calcext:value-type="string">
            <text:p>4*WD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4" table:formula="of:=[.I18]+[.I24]+[.H42]" office:value-type="float" office:value="14.4895651117784" calcext:value-type="float">
            <text:p>14.490</text:p>
          </table:table-cell>
          <table:table-cell table:style-name="ce34" table:formula="of:=[.J24]" office:value-type="float" office:value="1.24848887463149" calcext:value-type="float">
            <text:p>1.248</text:p>
          </table:table-cell>
          <table:table-cell table:style-name="ce34" table:formula="of:=[.K42]" office:value-type="float" office:value="0.545904738680819" calcext:value-type="float">
            <text:p>0.546</text:p>
          </table:table-cell>
          <table:table-cell/>
          <table:table-cell table:formula="of:=[.F45]*4" office:value-type="float" office:value="57.9582604471136" calcext:value-type="float">
            <text:p>57.9582604471136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VSO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SO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4" table:formula="of:= ([.L18]+[.L24]) * PI()^2/[.N18]^2 *([.O24]^2 - [.J49]^2)/(1+(PI()*[.J49]/[.N18])^2)" office:value-type="float" office:value="-1.08785904331748" calcext:value-type="float">
            <text:p>-1.08785904331748</text:p>
          </table:table-cell>
          <table:table-cell table:style-name="ce14" table:formula="of:=5/14/PI()^2*[.G49]/[.O18]" office:value-type="float" office:value="0.0367994613713091" calcext:value-type="float">
            <text:p>0.0367994613713091</text:p>
          </table:table-cell>
          <table:table-cell office:value-type="float" office:value="0.6" calcext:value-type="float">
            <text:p>0.6</text:p>
          </table:table-cell>
          <table:table-cell table:formula="of:=-[.I49]/[.K49] * (1+2/3*(PI()*[.O24]/[.N24])^2)" office:value-type="float" office:value="-0.148234271653982" calcext:value-type="float">
            <text:p>-0.148234271653982</text:p>
          </table:table-cell>
          <table:table-cell table:formula="of:=3/10/PI()^2 *[.G49]/[.O24]" office:value-type="float" office:value="0.0309115475518997" calcext:value-type="float">
            <text:p>0.0309115475518997</text:p>
          </table:table-cell>
          <table:table-cell table:formula="of:=[.F49]+[.O18]" office:value-type="float" office:value="0.626799461371309" calcext:value-type="float">
            <text:p>0.626799461371309</text:p>
          </table:table-cell>
          <table:table-cell table:formula="of:=[.O18]+[.I49]" office:value-type="float" office:value="0.6209115475519" calcext:value-type="float">
            <text:p>0.620911547551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SO</text:p>
          </table:table-cell>
          <table:table-cell table:style-name="ce33" office:value-type="string" calcext:value-type="string">
            <text:p>WSO</text:p>
          </table:table-cell>
          <table:table-cell table:style-name="ce33" office:value-type="string" calcext:value-type="string">
            <text:p>rSO</text:p>
          </table:table-cell>
          <table:table-cell table:style-name="ce33" office:value-type="string" calcext:value-type="string">
            <text:p>aSO</text:p>
          </table:table-cell>
          <table:table-cell table:style-name="ce33" office:value-type="string" calcext:value-type="string">
            <text:p>aSO’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34" table:formula="of:=[.L18]+[.L24]+[.E49]" office:value-type="float" office:value="11.3080128885671" calcext:value-type="float">
            <text:p>11.308</text:p>
          </table:table-cell>
          <table:table-cell table:style-name="ce34" table:formula="of:=[.M18]+[.M24]+[.H49]" office:value-type="float" office:value="-0.193098298188602" calcext:value-type="float">
            <text:p>-0.193</text:p>
          </table:table-cell>
          <table:table-cell table:style-name="ce34" table:formula="of:=[.N24]" office:value-type="float" office:value="1.07620154284427" calcext:value-type="float">
            <text:p>1.076</text:p>
          </table:table-cell>
          <table:table-cell table:style-name="ce34" table:formula="of:=[.J49]" office:value-type="float" office:value="0.626799461371309" calcext:value-type="float">
            <text:p>0.627</text:p>
          </table:table-cell>
          <table:table-cell table:style-name="ce34" table:formula="of:=[.K49]" office:value-type="float" office:value="0.6209115475519" calcext:value-type="float">
            <text:p>0.62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2*VSO</text:p>
          </table:table-cell>
          <table:table-cell office:value-type="string" calcext:value-type="string">
            <text:p>2*WSO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2*[.E52]" office:value-type="float" office:value="22.6160257771342" calcext:value-type="float">
            <text:p>22.6160257771342</text:p>
          </table:table-cell>
          <table:table-cell table:style-name="ce32" table:formula="of:=[.F52]*2" office:value-type="float" office:value="-0.386196596377204" calcext:value-type="float">
            <text:p>-0.386</text:p>
          </table:table-cell>
          <table:table-cell table:number-columns-repeated="14"/>
        </table:table-row>
      </table:table>
      <table:table table:name="49Ti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4"/>
          <table:table-cell office:value-type="string" calcext:value-type="string">
            <text:p>For 48Ti(d,p)49Ti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48Ti</text:p>
          </table:table-cell>
          <table:table-cell office:value-type="string" calcext:value-type="string">
            <text:p>Z=22</text:p>
          </table:table-cell>
          <table:table-cell office:value-type="string" calcext:value-type="string">
            <text:p>N=26</text:p>
          </table:table-cell>
          <table:table-cell/>
          <table:table-cell office:value-type="string" calcext:value-type="string">
            <text:p>closed neutron shell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49Ti</text:p>
          </table:table-cell>
          <table:table-cell office:value-type="string" calcext:value-type="string">
            <text:p>Z=22</text:p>
          </table:table-cell>
          <table:table-cell office:value-type="string" calcext:value-type="string">
            <text:p>N=2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for protons</text:p>
          </table:table-cell>
          <table:table-cell office:value-type="string" calcext:value-type="string">
            <text:p>for neutrons</text:p>
          </table:table-cell>
          <table:table-cell office:value-type="string" calcext:value-type="string">
            <text:p>for deuterons</text:p>
          </table:table-cell>
          <table:table-cell office:value-type="string" calcext:value-type="string">
            <text:p>for protons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eam Energ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A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N</text:p>
          </table:table-cell>
          <table:table-cell table:formula="of:=[.E8]-[.E10]" office:value-type="float" office:value="27" calcext:value-type="float">
            <text:p>27</text:p>
          </table:table-cell>
          <table:table-cell table:formula="of:=[.F8]-[.F10]" office:value-type="float" office:value="27" calcext:value-type="float">
            <text:p>27</text:p>
          </table:table-cell>
          <table:table-cell table:formula="of:=[.G8]-[.G10]" office:value-type="float" office:value="26" calcext:value-type="float">
            <text:p>26</text:p>
          </table:table-cell>
          <table:table-cell table:formula="of:=[.H8]-[.H10]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rget Z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Koning and Delaroche [NPA 713, 231 (2003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protons</text:p>
          </table:table-cell>
          <table:table-cell office:value-type="string" calcext:value-type="string">
            <text:p>v1p</text:p>
          </table:table-cell>
          <table:table-cell office:value-type="string" calcext:value-type="string">
            <text:p>v2p</text:p>
          </table:table-cell>
          <table:table-cell office:value-type="string" calcext:value-type="string">
            <text:p>v3p</text:p>
          </table:table-cell>
          <table:table-cell office:value-type="string" calcext:value-type="string">
            <text:p>v4p</text:p>
          </table:table-cell>
          <table:table-cell office:value-type="string" calcext:value-type="string">
            <text:p>w1p</text:p>
          </table:table-cell>
          <table:table-cell office:value-type="string" calcext:value-type="string">
            <text:p>w2p</text:p>
          </table:table-cell>
          <table:table-cell office:value-type="string" calcext:value-type="string">
            <text:p>d1p</text:p>
          </table:table-cell>
          <table:table-cell office:value-type="string" calcext:value-type="string">
            <text:p>d2p</text:p>
          </table:table-cell>
          <table:table-cell office:value-type="string" calcext:value-type="string">
            <text:p>d3p</text:p>
          </table:table-cell>
          <table:table-cell office:value-type="string" calcext:value-type="string">
            <text:p>vso1p</text:p>
          </table:table-cell>
          <table:table-cell office:value-type="string" calcext:value-type="string">
            <text:p>vso2p</text:p>
          </table:table-cell>
          <table:table-cell office:value-type="string" calcext:value-type="string">
            <text:p>wso1p</text:p>
          </table:table-cell>
          <table:table-cell office:value-type="string" calcext:value-type="string">
            <text:p>wso2p</text:p>
          </table:table-cell>
          <table:table-cell office:value-type="string" calcext:value-type="string">
            <text:p>Efp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barC</text:p>
          </table:table-cell>
        </table:table-row>
        <table:table-row table:style-name="ro1">
          <table:table-cell table:number-columns-repeated="4"/>
          <table:table-cell table:formula="of:=59.3 + 21*([.E9]-[.E10]) / [.E8]-0.024*[.E8]" office:value-type="float" office:value="60.2668571428571" calcext:value-type="float">
            <text:p>60.2668571428571</text:p>
          </table:table-cell>
          <table:table-cell table:formula="of:=0.007067 + 4.23*0.000001*[.E8]" office:value-type="float" office:value="0.00727427" calcext:value-type="float">
            <text:p>0.00727427</text:p>
          </table:table-cell>
          <table:table-cell table:formula="of:= 1.729*0.00001 + 1.136*0.00000001*[.E8]" office:value-type="float" office:value="0.00001784664" calcext:value-type="float">
            <text:p>0.00001784664</text:p>
          </table:table-cell>
          <table:table-cell table:formula="of:=[.H21]" office:value-type="float" office:value="0.000000007" calcext:value-type="float">
            <text:p>0.000000007</text:p>
          </table:table-cell>
          <table:table-cell table:formula="of:=14.667 + 0.009629*[.E8]" office:value-type="float" office:value="15.138821" calcext:value-type="float">
            <text:p>15.138821</text:p>
          </table:table-cell>
          <table:table-cell table:formula="of:=[.J21]" office:value-type="float" office:value="77.4455" calcext:value-type="float">
            <text:p>77.4455</text:p>
          </table:table-cell>
          <table:table-cell table:formula="of:=16 + 16*([.E9]-[.E10])/[.E8]" office:value-type="float" office:value="17.6326530612245" calcext:value-type="float">
            <text:p>17.6326530612245</text:p>
          </table:table-cell>
          <table:table-cell table:formula="of:=[.L21]" office:value-type="float" office:value="0.0218019940936015" calcext:value-type="float">
            <text:p>0.0218019940936015</text:p>
          </table:table-cell>
          <table:table-cell table:formula="of:=[.M21]" office:value-type="float" office:value="11.5" calcext:value-type="float">
            <text:p>11.5</text:p>
          </table:table-cell>
          <table:table-cell table:formula="of:=[.N21]" office:value-type="float" office:value="6.069" calcext:value-type="float">
            <text:p>6.069</text:p>
          </table:table-cell>
          <table:table-cell table:formula="of:=[.O21]" office:value-type="float" office:value="0.004" calcext:value-type="float">
            <text:p>0.004</text:p>
          </table:table-cell>
          <table:table-cell table:formula="of:=[.P21]" office:value-type="float" office:value="-3.1" calcext:value-type="float">
            <text:p>-3.1</text:p>
          </table:table-cell>
          <table:table-cell table:formula="of:=[.Q21]" office:value-type="float" office:value="160" calcext:value-type="float">
            <text:p>160</text:p>
          </table:table-cell>
          <table:table-cell table:formula="of:=-8.4075 + 0.01378*[.E8]" office:value-type="float" office:value="-7.73228" calcext:value-type="float">
            <text:p>-7.73228</text:p>
          </table:table-cell>
          <table:table-cell table:style-name="ce14" table:formula="of:=1.198 + 0.697*[.E8]^(-2/3) + 12.994*[.E8]^(-5/3)" office:value-type="float" office:value="1.26985559613097" calcext:value-type="float">
            <text:p>1.26985559613097</text:p>
          </table:table-cell>
          <table:table-cell table:style-name="ce14" table:formula="of:=1.73/[.S15]*[.E10]*[.E8]^(-1/3)" office:value-type="float" office:value="8.19060068586258" calcext:value-type="float">
            <text:p>8.1906006858625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8" office:value-type="string" calcext:value-type="string">
            <text:p>OMPs protons</text:p>
          </table:table-cell>
          <table:table-cell table:style-name="ce28" office:value-type="string" calcext:value-type="string">
            <text:p>VV</text:p>
          </table:table-cell>
          <table:table-cell table:style-name="ce28" office:value-type="string" calcext:value-type="string">
            <text:p>WV</text:p>
          </table:table-cell>
          <table:table-cell table:style-name="ce28" office:value-type="string" calcext:value-type="string">
            <text:p>rV</text:p>
          </table:table-cell>
          <table:table-cell table:style-name="ce28" office:value-type="string" calcext:value-type="string">
            <text:p>aV</text:p>
          </table:table-cell>
          <table:table-cell table:style-name="ce28" office:value-type="string" calcext:value-type="string">
            <text:p>WD</text:p>
          </table:table-cell>
          <table:table-cell table:style-name="ce28" office:value-type="string" calcext:value-type="string">
            <text:p>rD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VSO</text:p>
          </table:table-cell>
          <table:table-cell table:style-name="ce28" office:value-type="string" calcext:value-type="string">
            <text:p>WSO</text:p>
          </table:table-cell>
          <table:table-cell table:style-name="ce28" office:value-type="string" calcext:value-type="string">
            <text:p>rSO</text:p>
          </table:table-cell>
          <table:table-cell table:style-name="ce28" office:value-type="string" calcext:value-type="string">
            <text:p>aSO</text:p>
          </table:table-cell>
          <table:table-cell table:style-name="ce28" office:value-type="string" calcext:value-type="string">
            <text:p>rC</text:p>
          </table:table-cell>
          <table:table-cell table:style-name="ce28"/>
          <table:table-cell table:style-name="ce28" office:value-type="string" calcext:value-type="string">
            <text:p>4*WD</text:p>
          </table:table-cell>
          <table:table-cell table:style-name="ce28" office:value-type="string" calcext:value-type="string">
            <text:p>4*WSO</text:p>
          </table:table-cell>
          <table:table-cell table:style-name="ce2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8" office:value-type="string" calcext:value-type="string">
            <text:p>(careful with scaling factors!!!)</text:p>
          </table:table-cell>
          <table:table-cell table:style-name="ce36" table:formula="of:=[.E15]*(1-[.F15]*([.E7]-[.R15]) + [.G15]*([.E7]-[.R15])^2 - [.H15]*([.E7]-[.R15])^3) + [.T15]*[.E15]*([.F15]-2*[.G15]*([.E7]-[.R15]) + 3*[.H15]*([.E7]-[.R15])^2)" office:value-type="float" office:value="53.6412650053398" calcext:value-type="float">
            <text:p>53.641</text:p>
          </table:table-cell>
          <table:table-cell table:style-name="ce36" table:formula="of:= [.I15]* ([.E7]-[.R15])^2 / (([.E7]-[.R15])^2 + [.J15]^2)" office:value-type="float" office:value="1.29956852311994" calcext:value-type="float">
            <text:p>1.300</text:p>
          </table:table-cell>
          <table:table-cell table:style-name="ce36" table:formula="of:=1.3039 - 0.4054*[.E8]^(-1/3)" office:value-type="float" office:value="1.19311395692915" calcext:value-type="float">
            <text:p>1.193</text:p>
          </table:table-cell>
          <table:table-cell table:style-name="ce36" table:formula="of:= 0.6778 - 1.487*0.0001*[.E8]" office:value-type="float" office:value="0.6705137" calcext:value-type="float">
            <text:p>0.671</text:p>
          </table:table-cell>
          <table:table-cell table:style-name="ce36" table:formula="of:=[.K15]* ( ([.E7]-[.R15])^2 / (([.E7]-[.R15])^2 + [.M15]^2) ) * EXP(-[.L15]*([.E7]-[.R15]))" office:value-type="float" office:value="8.5115516456381" calcext:value-type="float">
            <text:p>8.512</text:p>
          </table:table-cell>
          <table:table-cell table:style-name="ce36" table:formula="of:= 1.3424 - 0.01585*[.E8]^(1/3)" office:value-type="float" office:value="1.28440000449614" calcext:value-type="float">
            <text:p>1.284</text:p>
          </table:table-cell>
          <table:table-cell table:style-name="ce36" table:formula="of:=0.5187 + 5.205*0.0001*[.E8]" office:value-type="float" office:value="0.5442045" calcext:value-type="float">
            <text:p>0.544</text:p>
          </table:table-cell>
          <table:table-cell table:style-name="ce36" table:formula="of:= [.N15]*EXP(-[.O15]*([.E7]-[.R15]))" office:value-type="float" office:value="5.51937553876161" calcext:value-type="float">
            <text:p>5.519</text:p>
          </table:table-cell>
          <table:table-cell table:style-name="ce36" table:formula="of:= [.P15] * ([.E7]-[.R15])^2 / (([.E7]-[.R15])^2 + [.Q15]^2)" office:value-type="float" office:value="-0.0667343461184474" calcext:value-type="float">
            <text:p>-0.067</text:p>
          </table:table-cell>
          <table:table-cell table:style-name="ce36" table:formula="of:=1.1854 - 0.647*[.E8]^(-1/3)" office:value-type="float" office:value="1.00859050353518" calcext:value-type="float">
            <text:p>1.009</text:p>
          </table:table-cell>
          <table:table-cell table:style-name="ce36" office:value-type="float" office:value="0.59" calcext:value-type="float">
            <text:p>0.590</text:p>
          </table:table-cell>
          <table:table-cell table:style-name="ce36" table:formula="of:=[.S15]" office:value-type="float" office:value="1.26985559613097" calcext:value-type="float">
            <text:p>1.270</text:p>
          </table:table-cell>
          <table:table-cell table:style-name="ce36"/>
          <table:table-cell table:style-name="ce36" table:formula="of:=[.I18]*4" office:value-type="float" office:value="34.0462065825524" calcext:value-type="float">
            <text:p>34.046</text:p>
          </table:table-cell>
          <table:table-cell table:style-name="ce36" table:formula="of:=[.M18]*4" office:value-type="float" office:value="-0.26693738447379" calcext:value-type="float">
            <text:p>-0.267</text:p>
          </table:table-cell>
          <table:table-cell table:style-name="ce36" table:formula="of:=[.L18]*4" office:value-type="float" office:value="22.0775021550464" calcext:value-type="float">
            <text:p>22.07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neutrons</text:p>
          </table:table-cell>
          <table:table-cell office:value-type="string" calcext:value-type="string">
            <text:p>v1n</text:p>
          </table:table-cell>
          <table:table-cell office:value-type="string" calcext:value-type="string">
            <text:p>v2n</text:p>
          </table:table-cell>
          <table:table-cell office:value-type="string" calcext:value-type="string">
            <text:p>v3n</text:p>
          </table:table-cell>
          <table:table-cell office:value-type="string" calcext:value-type="string">
            <text:p>v4n</text:p>
          </table:table-cell>
          <table:table-cell office:value-type="string" calcext:value-type="string">
            <text:p>w1n</text:p>
          </table:table-cell>
          <table:table-cell office:value-type="string" calcext:value-type="string">
            <text:p>w2n</text:p>
          </table:table-cell>
          <table:table-cell office:value-type="string" calcext:value-type="string">
            <text:p>d1n</text:p>
          </table:table-cell>
          <table:table-cell office:value-type="string" calcext:value-type="string">
            <text:p>d2n</text:p>
          </table:table-cell>
          <table:table-cell office:value-type="string" calcext:value-type="string">
            <text:p>d3n</text:p>
          </table:table-cell>
          <table:table-cell office:value-type="string" calcext:value-type="string">
            <text:p>vso1n</text:p>
          </table:table-cell>
          <table:table-cell office:value-type="string" calcext:value-type="string">
            <text:p>vso2n</text:p>
          </table:table-cell>
          <table:table-cell office:value-type="string" calcext:value-type="string">
            <text:p>wso1n</text:p>
          </table:table-cell>
          <table:table-cell office:value-type="string" calcext:value-type="string">
            <text:p>wso2n</text:p>
          </table:table-cell>
          <table:table-cell office:value-type="string" calcext:value-type="string">
            <text:p>Efn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4"/>
          <table:table-cell table:formula="of:=59.3 - 21*([.F9]-[.F10])/[.F8] - 0.024*[.F8]" office:value-type="float" office:value="55.9811428571429" calcext:value-type="float">
            <text:p>55.9811428571429</text:p>
          </table:table-cell>
          <table:table-cell table:formula="of:=0.007228 - 1.48*0.000001*[.E8]" office:value-type="float" office:value="0.00715548" calcext:value-type="float">
            <text:p>0.00715548</text:p>
          </table:table-cell>
          <table:table-cell table:formula="of:=1.994*0.00001 - 2*0.00000001*[.E8]" office:value-type="float" office:value="0.00001896" calcext:value-type="float">
            <text:p>0.00001896</text:p>
          </table:table-cell>
          <table:table-cell table:formula="of:=7*0.000000001" office:value-type="float" office:value="0.000000007" calcext:value-type="float">
            <text:p>0.000000007</text:p>
          </table:table-cell>
          <table:table-cell table:formula="of:=12.195 + 0.0167*[.E8]" office:value-type="float" office:value="13.0133" calcext:value-type="float">
            <text:p>13.0133</text:p>
          </table:table-cell>
          <table:table-cell table:formula="of:=73.55+0.0795*[.E8]" office:value-type="float" office:value="77.4455" calcext:value-type="float">
            <text:p>77.4455</text:p>
          </table:table-cell>
          <table:table-cell table:formula="of:=16 - 16*([.F9]-[.F10])/[.F8]" office:value-type="float" office:value="14.3673469387755" calcext:value-type="float">
            <text:p>14.3673469387755</text:p>
          </table:table-cell>
          <table:table-cell table:formula="of:=0.018 + 0.003802/(1 + EXP(([.F8]-156)/8))" office:value-type="float" office:value="0.0218019940936015" calcext:value-type="float">
            <text:p>0.0218019940936015</text:p>
          </table:table-cell>
          <table:table-cell table:formula="of:=11.5" office:value-type="float" office:value="11.5" calcext:value-type="float">
            <text:p>11.5</text:p>
          </table:table-cell>
          <table:table-cell table:formula="of:=5.922 + 0.003*[.F8]" office:value-type="float" office:value="6.069" calcext:value-type="float">
            <text:p>6.069</text:p>
          </table:table-cell>
          <table:table-cell table:formula="of:=0.004" office:value-type="float" office:value="0.004" calcext:value-type="float">
            <text:p>0.004</text:p>
          </table:table-cell>
          <table:table-cell office:value-type="float" office:value="-3.1" calcext:value-type="float">
            <text:p>-3.1</text:p>
          </table:table-cell>
          <table:table-cell office:value-type="float" office:value="160" calcext:value-type="float">
            <text:p>160</text:p>
          </table:table-cell>
          <table:table-cell table:formula="of:=-11.2814 + 0.02646*[.F8]" office:value-type="float" office:value="-9.98486" calcext:value-type="float">
            <text:p>-9.98486</text:p>
          </table:table-cell>
          <table:table-cell table:formula="of:=[.S15]" office:value-type="float" office:value="1.26985559613097" calcext:value-type="float">
            <text:p>1.26985559613097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9" office:value-type="string" calcext:value-type="string">
            <text:p>OMPs neutrons</text:p>
          </table:table-cell>
          <table:table-cell table:style-name="ce29" office:value-type="string" calcext:value-type="string">
            <text:p>VV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rV</text:p>
          </table:table-cell>
          <table:table-cell table:style-name="ce29" office:value-type="string" calcext:value-type="string">
            <text:p>aV</text:p>
          </table:table-cell>
          <table:table-cell table:style-name="ce29" office:value-type="string" calcext:value-type="string">
            <text:p>WD</text:p>
          </table:table-cell>
          <table:table-cell table:style-name="ce29" office:value-type="string" calcext:value-type="string">
            <text:p>rD</text:p>
          </table:table-cell>
          <table:table-cell table:style-name="ce29" office:value-type="string" calcext:value-type="string">
            <text:p>aD</text:p>
          </table:table-cell>
          <table:table-cell table:style-name="ce29" office:value-type="string" calcext:value-type="string">
            <text:p>VSO</text:p>
          </table:table-cell>
          <table:table-cell table:style-name="ce29" office:value-type="string" calcext:value-type="string">
            <text:p>WSO</text:p>
          </table:table-cell>
          <table:table-cell table:style-name="ce29" office:value-type="string" calcext:value-type="string">
            <text:p>rSO</text:p>
          </table:table-cell>
          <table:table-cell table:style-name="ce29" office:value-type="string" calcext:value-type="string">
            <text:p>aSO</text:p>
          </table:table-cell>
          <table:table-cell table:style-name="ce29" table:number-columns-repeated="2"/>
          <table:table-cell table:style-name="ce38" office:value-type="string" calcext:value-type="string">
            <text:p>4*WD</text:p>
          </table:table-cell>
          <table:table-cell table:style-name="ce38"/>
          <table:table-cell table:style-name="ce3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(careful with scaling factors!!!)</text:p>
          </table:table-cell>
          <table:table-cell table:style-name="ce31" table:formula="of:=[.E21]*(1 - [.F21]*([.F7]-[.R21]) + [.G21]*([.F7]-[.R21])^2 - [.H21]*([.F7]-[.R21])^3)" office:value-type="float" office:value="49.1179489748369" calcext:value-type="float">
            <text:p>49.118</text:p>
          </table:table-cell>
          <table:table-cell table:style-name="ce31" table:formula="of:= [.I21]* ([.F7]-[.R21])^2/(([.F7]-[.R21])^2 + [.J21]^2)" office:value-type="float" office:value="0.665882905424217" calcext:value-type="float">
            <text:p>0.666</text:p>
          </table:table-cell>
          <table:table-cell table:style-name="ce31" table:formula="of:=1.3039 - 0.4054*[.F8]^(-1/3)" office:value-type="float" office:value="1.19311395692915" calcext:value-type="float">
            <text:p>1.193</text:p>
          </table:table-cell>
          <table:table-cell table:style-name="ce31" table:formula="of:=0.6778 - 1.487*0.0001*[.F8]" office:value-type="float" office:value="0.6705137" calcext:value-type="float">
            <text:p>0.671</text:p>
          </table:table-cell>
          <table:table-cell table:style-name="ce31" table:formula="of:= [.K21] * ([.F7]-[.R21])^2 / (([.F7]-[.R21])^2 + [.M21]^2) * EXP(-[.L21]*([.F7]-[.R21]))" office:value-type="float" office:value="6.88997010896162" calcext:value-type="float">
            <text:p>6.890</text:p>
          </table:table-cell>
          <table:table-cell table:style-name="ce31" table:formula="of:=1.3424 - 0.01585*[.F8]^(1/3)" office:value-type="float" office:value="1.28440000449614" calcext:value-type="float">
            <text:p>1.284</text:p>
          </table:table-cell>
          <table:table-cell table:style-name="ce31" table:formula="of:=0.5446 - 1.656*0.0001*[.F8]" office:value-type="float" office:value="0.5364856" calcext:value-type="float">
            <text:p>0.536</text:p>
          </table:table-cell>
          <table:table-cell table:style-name="ce31" table:formula="of:=[.N21]*EXP(-[.O21]*([.F7]-[.R21]))" office:value-type="float" office:value="5.64773402309428" calcext:value-type="float">
            <text:p>5.648</text:p>
          </table:table-cell>
          <table:table-cell table:style-name="ce31" table:formula="of:=[.P21] * ([.F7]-[.R21])^2 / (([.F7]-[.R21])^2  + [.Q21]^2)" office:value-type="float" office:value="-0.0386796852218119" calcext:value-type="float">
            <text:p>-0.039</text:p>
          </table:table-cell>
          <table:table-cell table:style-name="ce31" table:formula="of:=1.1854 - 0.647*[.F8]^(-1/3)" office:value-type="float" office:value="1.00859050353518" calcext:value-type="float">
            <text:p>1.009</text:p>
          </table:table-cell>
          <table:table-cell table:style-name="ce31" table:formula="of:=0.59" office:value-type="float" office:value="0.59" calcext:value-type="float">
            <text:p>0.590</text:p>
          </table:table-cell>
          <table:table-cell table:style-name="ce29"/>
          <table:table-cell table:style-name="ce31"/>
          <table:table-cell table:style-name="ce39" table:formula="of:=[.I24]*4" office:value-type="float" office:value="27.5598804358465" calcext:value-type="float">
            <text:p>27.560</text:p>
          </table:table-cell>
          <table:table-cell table:style-name="ce38"/>
          <table:table-cell table:style-name="ce39" table:formula="of:=[.L24]*4" office:value-type="float" office:value="22.5909360923771" calcext:value-type="float">
            <text:p>22.59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Daehnick [PRC 21, 2253 (1980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SO</text:p>
          </table:table-cell>
          <table:table-cell office:value-type="string" calcext:value-type="string">
            <text:p>rSO</text:p>
          </table:table-cell>
          <table:table-cell office:value-type="string" calcext:value-type="string">
            <text:p>aSO</text:p>
          </table:table-cell>
          <table:table-cell/>
          <table:table-cell table:style-name="ce15" office:value-type="string" calcext:value-type="string">
            <text:p>4*WD</text:p>
          </table:table-cell>
          <table:table-cell/>
          <table:table-cell office:value-type="string" calcext:value-type="string">
            <text:p>2*V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(careful with scaling factors!!!)</text:p>
          </table:table-cell>
          <table:table-cell table:style-name="ce32" table:formula="of:=88.5-0.26*[.G7]+0.88*[.G10]*[.G8]^(-1/3)" office:value-type="float" office:value="89.6671092948833" calcext:value-type="float">
            <text:p>89.667</text:p>
          </table:table-cell>
          <table:table-cell table:style-name="ce32" office:value-type="float" office:value="1.17" calcext:value-type="float">
            <text:p>1.170</text:p>
          </table:table-cell>
          <table:table-cell table:style-name="ce32" table:formula="of:=0.709+0.0017*[.G7]" office:value-type="float" office:value="0.7362" calcext:value-type="float">
            <text:p>0.736</text:p>
          </table:table-cell>
          <table:table-cell table:style-name="ce32" table:formula="of:=(12.2+0.026*[.G7])*(1-EXP(-([.G7]/100)^2))" office:value-type="float" office:value="-0.327139114705862" calcext:value-type="float">
            <text:p>-0.327</text:p>
          </table:table-cell>
          <table:table-cell table:style-name="ce32" table:formula="of:=(12.2+0.026*[.G7])*EXP(-([.G7]/100)^2)" office:value-type="float" office:value="12.9431391147059" calcext:value-type="float">
            <text:p>12.943</text:p>
          </table:table-cell>
          <table:table-cell table:style-name="ce32" office:value-type="float" office:value="1.325" calcext:value-type="float">
            <text:p>1.325</text:p>
          </table:table-cell>
          <table:table-cell table:style-name="ce32" table:formula="of:=0.53+(0.07*([.G8]^(1/3)))-0.04*(EXP((-1)*(([.I3]-[.G9])/2)^2)+EXP((-1)*(([.I4]-[.G9])/2)^2)+EXP((-1)*(([.I5]-[.G9])/2)^2)+EXP((-1)*(([.I6]-[.G9])/2)^2)+EXP((-1)*(([.I7]-[.G9])/2)^2)+EXP((-1)*(([.I8]-[.G9])/2)^2))" office:value-type="float" office:value="0.769676768957478" calcext:value-type="float">
            <text:p>0.770</text:p>
          </table:table-cell>
          <table:table-cell table:style-name="ce32" office:value-type="float" office:value="1.3" calcext:value-type="float">
            <text:p>1.300</text:p>
          </table:table-cell>
          <table:table-cell table:style-name="ce32" table:formula="of:=7.33-0.029*[.G7]" office:value-type="float" office:value="6.866" calcext:value-type="float">
            <text:p>6.866</text:p>
          </table:table-cell>
          <table:table-cell table:style-name="ce32" office:value-type="float" office:value="1.07" calcext:value-type="float">
            <text:p>1.070</text:p>
          </table:table-cell>
          <table:table-cell table:style-name="ce32" office:value-type="float" office:value="0.66" calcext:value-type="float">
            <text:p>0.660</text:p>
          </table:table-cell>
          <table:table-cell/>
          <table:table-cell table:style-name="ce15" table:formula="of:=4*[.I29]" office:value-type="float" office:value="51.7725564588234" calcext:value-type="float">
            <text:p>51.7725564588234</text:p>
          </table:table-cell>
          <table:table-cell/>
          <table:table-cell table:formula="of:=[.M29]*2" office:value-type="float" office:value="13.732" calcext:value-type="float">
            <text:p>13.732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Wales &amp; Johnson [NPA 274, 168 (1976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dVV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V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 ([.E18]+[.E24]) * PI()^2/[.G18]^2 *([.H24]^2 - [.J35]^2)/(1+(PI()*[.J35]/[.G18])^2)" office:value-type="float" office:value="-7.15955266497618" calcext:value-type="float">
            <text:p>-7.15955266497618</text:p>
          </table:table-cell>
          <table:table-cell table:formula="of:=5/14/PI()^2 * [.G35] / [.H24]" office:value-type="float" office:value="0.0323806690438575" calcext:value-type="float">
            <text:p>0.0323806690438575</text:p>
          </table:table-cell>
          <table:table-cell office:value-type="float" office:value="0.6" calcext:value-type="float">
            <text:p>0.6</text:p>
          </table:table-cell>
          <table:table-cell table:formula="of:=-[.I35]/[.K35] * (1+2/3*(PI()*[.H24]/[.G18])^2)" office:value-type="float" office:value="-0.119995881464043" calcext:value-type="float">
            <text:p>-0.119995881464043</text:p>
          </table:table-cell>
          <table:table-cell table:formula="of:=3/10/PI()^2 * [.G35]/[.H24]" office:value-type="float" office:value="0.0271997619968403" calcext:value-type="float">
            <text:p>0.0271997619968403</text:p>
          </table:table-cell>
          <table:table-cell table:formula="of:=[.H18]+[.F35]" office:value-type="float" office:value="0.702894369043858" calcext:value-type="float">
            <text:p>0.702894369043858</text:p>
          </table:table-cell>
          <table:table-cell table:formula="of:=[.H24]+[.I35]" office:value-type="float" office:value="0.69771346199684" calcext:value-type="float">
            <text:p>0.69771346199684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V</text:p>
          </table:table-cell>
          <table:table-cell table:style-name="ce33" office:value-type="string" calcext:value-type="string">
            <text:p>rV</text:p>
          </table:table-cell>
          <table:table-cell table:style-name="ce33" office:value-type="string" calcext:value-type="string">
            <text:p>aV</text:p>
          </table:table-cell>
          <table:table-cell table:style-name="ce33"/>
          <table:table-cell table:style-name="ce33" office:value-type="string" calcext:value-type="string">
            <text:p>WV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aW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4" table:formula="of:=[.E18]+[.E24]+[.E35]" office:value-type="float" office:value="95.5996613152005" calcext:value-type="float">
            <text:p>95.600</text:p>
          </table:table-cell>
          <table:table-cell table:style-name="ce34" table:formula="of:=[.G18]" office:value-type="float" office:value="1.19311395692915" calcext:value-type="float">
            <text:p>1.193</text:p>
          </table:table-cell>
          <table:table-cell table:style-name="ce34" table:formula="of:=[.J35]" office:value-type="float" office:value="0.702894369043858" calcext:value-type="float">
            <text:p>0.703</text:p>
          </table:table-cell>
          <table:table-cell table:style-name="ce33"/>
          <table:table-cell table:style-name="ce34" table:formula="of:=[.F18]+[.F24]+[.H35]" office:value-type="float" office:value="1.84545554708012" calcext:value-type="float">
            <text:p>1.845</text:p>
          </table:table-cell>
          <table:table-cell table:style-name="ce34" table:formula="of:=[.F38]" office:value-type="float" office:value="1.19311395692915" calcext:value-type="float">
            <text:p>1.193</text:p>
          </table:table-cell>
          <table:table-cell table:style-name="ce33" table:formula="of:=[.K35]" office:value-type="float" office:value="0.69771346199684" calcext:value-type="float">
            <text:p>0.69771346199684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dWD</text:p>
          </table:table-cell>
          <table:table-cell office:value-type="string" calcext:value-type="string">
            <text:p>da’</text:p>
          </table:table-cell>
          <table:table-cell/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-[.I42]/[.K42] * (1+2/3*(PI()*[.K24]/[.J24])^2)" office:value-type="float" office:value="-0.127996638221647" calcext:value-type="float">
            <text:p>-0.127996638221647</text:p>
          </table:table-cell>
          <table:table-cell table:formula="of:=3/10/PI()^2 * [.G35]/[.K24]" office:value-type="float" office:value="0.0339949721961238" calcext:value-type="float">
            <text:p>0.0339949721961238</text:p>
          </table:table-cell>
          <table:table-cell/>
          <table:table-cell table:formula="of:=[.K24]+[.I42]" office:value-type="float" office:value="0.570480572196124" calcext:value-type="float">
            <text:p>0.570480572196124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ce33" office:value-type="string" calcext:value-type="string">
            <text:p>WD</text:p>
          </table:table-cell>
          <table:table-cell table:style-name="ce33" office:value-type="string" calcext:value-type="string">
            <text:p>rD</text:p>
          </table:table-cell>
          <table:table-cell table:style-name="ce33" office:value-type="string" calcext:value-type="string">
            <text:p>aD</text:p>
          </table:table-cell>
          <table:table-cell/>
          <table:table-cell office:value-type="string" calcext:value-type="string">
            <text:p>4*WD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4" table:formula="of:=[.I18]+[.I24]+[.H42]" office:value-type="float" office:value="15.2735251163781" calcext:value-type="float">
            <text:p>15.274</text:p>
          </table:table-cell>
          <table:table-cell table:style-name="ce34" table:formula="of:=[.J24]" office:value-type="float" office:value="1.28440000449614" calcext:value-type="float">
            <text:p>1.284</text:p>
          </table:table-cell>
          <table:table-cell table:style-name="ce34" table:formula="of:=[.K42]" office:value-type="float" office:value="0.570480572196124" calcext:value-type="float">
            <text:p>0.570</text:p>
          </table:table-cell>
          <table:table-cell/>
          <table:table-cell table:formula="of:=[.F45]*4" office:value-type="float" office:value="61.0941004655123" calcext:value-type="float">
            <text:p>61.0941004655123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VSO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SO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4" table:formula="of:= ([.L18]+[.L24]) * PI()^2/[.N18]^2 *([.O24]^2 - [.J49]^2)/(1+(PI()*[.J49]/[.N18])^2)" office:value-type="float" office:value="-1.00824472369913" calcext:value-type="float">
            <text:p>-1.00824472369913</text:p>
          </table:table-cell>
          <table:table-cell table:style-name="ce14" table:formula="of:=5/14/PI()^2*[.G49]/[.O18]" office:value-type="float" office:value="0.0367994613713091" calcext:value-type="float">
            <text:p>0.0367994613713091</text:p>
          </table:table-cell>
          <table:table-cell office:value-type="float" office:value="0.6" calcext:value-type="float">
            <text:p>0.6</text:p>
          </table:table-cell>
          <table:table-cell table:formula="of:=-[.I49]/[.K49] * (1+2/3*(PI()*[.O24]/[.N24])^2)" office:value-type="float" office:value="-0.161875921700468" calcext:value-type="float">
            <text:p>-0.161875921700468</text:p>
          </table:table-cell>
          <table:table-cell table:formula="of:=3/10/PI()^2 *[.G49]/[.O24]" office:value-type="float" office:value="0.0309115475518997" calcext:value-type="float">
            <text:p>0.0309115475518997</text:p>
          </table:table-cell>
          <table:table-cell table:formula="of:=[.F49]+[.O18]" office:value-type="float" office:value="0.626799461371309" calcext:value-type="float">
            <text:p>0.626799461371309</text:p>
          </table:table-cell>
          <table:table-cell table:formula="of:=[.O18]+[.I49]" office:value-type="float" office:value="0.6209115475519" calcext:value-type="float">
            <text:p>0.620911547551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SO</text:p>
          </table:table-cell>
          <table:table-cell table:style-name="ce33" office:value-type="string" calcext:value-type="string">
            <text:p>WSO</text:p>
          </table:table-cell>
          <table:table-cell table:style-name="ce33" office:value-type="string" calcext:value-type="string">
            <text:p>rSO</text:p>
          </table:table-cell>
          <table:table-cell table:style-name="ce33" office:value-type="string" calcext:value-type="string">
            <text:p>aSO</text:p>
          </table:table-cell>
          <table:table-cell table:style-name="ce33" office:value-type="string" calcext:value-type="string">
            <text:p>aSO’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34" table:formula="of:=[.L18]+[.L24]+[.E49]" office:value-type="float" office:value="10.1588648381568" calcext:value-type="float">
            <text:p>10.159</text:p>
          </table:table-cell>
          <table:table-cell table:style-name="ce34" table:formula="of:=[.M18]+[.M24]+[.H49]" office:value-type="float" office:value="-0.267289953040727" calcext:value-type="float">
            <text:p>-0.267</text:p>
          </table:table-cell>
          <table:table-cell table:style-name="ce34" table:formula="of:=[.N24]" office:value-type="float" office:value="1.00859050353518" calcext:value-type="float">
            <text:p>1.009</text:p>
          </table:table-cell>
          <table:table-cell table:style-name="ce34" table:formula="of:=[.J49]" office:value-type="float" office:value="0.626799461371309" calcext:value-type="float">
            <text:p>0.627</text:p>
          </table:table-cell>
          <table:table-cell table:style-name="ce34" table:formula="of:=[.K49]" office:value-type="float" office:value="0.6209115475519" calcext:value-type="float">
            <text:p>0.62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2*VSO</text:p>
          </table:table-cell>
          <table:table-cell office:value-type="string" calcext:value-type="string">
            <text:p>2*WSO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2*[.E52]" office:value-type="float" office:value="20.3177296763135" calcext:value-type="float">
            <text:p>20.3177296763135</text:p>
          </table:table-cell>
          <table:table-cell table:style-name="ce32" table:formula="of:=[.F52]*2" office:value-type="float" office:value="-0.534579906081454" calcext:value-type="float">
            <text:p>-0.535</text:p>
          </table:table-cell>
          <table:table-cell table:number-columns-repeated="14"/>
        </table:table-row>
      </table:table>
      <table:table table:name="51Ti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4"/>
          <table:table-cell office:value-type="string" calcext:value-type="string">
            <text:p>For 50Ti(d,p)51Ti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50Ti</text:p>
          </table:table-cell>
          <table:table-cell office:value-type="string" calcext:value-type="string">
            <text:p>Z=22</text:p>
          </table:table-cell>
          <table:table-cell office:value-type="string" calcext:value-type="string">
            <text:p>N=28</text:p>
          </table:table-cell>
          <table:table-cell/>
          <table:table-cell office:value-type="string" calcext:value-type="string">
            <text:p>closed neutron shell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51Ti</text:p>
          </table:table-cell>
          <table:table-cell office:value-type="string" calcext:value-type="string">
            <text:p>Z=22</text:p>
          </table:table-cell>
          <table:table-cell office:value-type="string" calcext:value-type="string">
            <text:p>N=2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for protons</text:p>
          </table:table-cell>
          <table:table-cell office:value-type="string" calcext:value-type="string">
            <text:p>for neutrons</text:p>
          </table:table-cell>
          <table:table-cell office:value-type="string" calcext:value-type="string">
            <text:p>for deuterons</text:p>
          </table:table-cell>
          <table:table-cell office:value-type="string" calcext:value-type="string">
            <text:p>for protons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eam Energy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A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N</text:p>
          </table:table-cell>
          <table:table-cell table:formula="of:=[.E8]-[.E10]" office:value-type="float" office:value="28" calcext:value-type="float">
            <text:p>28</text:p>
          </table:table-cell>
          <table:table-cell table:formula="of:=[.F8]-[.F10]" office:value-type="float" office:value="28" calcext:value-type="float">
            <text:p>28</text:p>
          </table:table-cell>
          <table:table-cell table:formula="of:=[.G8]-[.G10]" office:value-type="float" office:value="27" calcext:value-type="float">
            <text:p>27</text:p>
          </table:table-cell>
          <table:table-cell table:formula="of:=[.H8]-[.H10]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rget Z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Koning and Delaroche [NPA 713, 231 (2003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protons</text:p>
          </table:table-cell>
          <table:table-cell office:value-type="string" calcext:value-type="string">
            <text:p>v1p</text:p>
          </table:table-cell>
          <table:table-cell office:value-type="string" calcext:value-type="string">
            <text:p>v2p</text:p>
          </table:table-cell>
          <table:table-cell office:value-type="string" calcext:value-type="string">
            <text:p>v3p</text:p>
          </table:table-cell>
          <table:table-cell office:value-type="string" calcext:value-type="string">
            <text:p>v4p</text:p>
          </table:table-cell>
          <table:table-cell office:value-type="string" calcext:value-type="string">
            <text:p>w1p</text:p>
          </table:table-cell>
          <table:table-cell office:value-type="string" calcext:value-type="string">
            <text:p>w2p</text:p>
          </table:table-cell>
          <table:table-cell office:value-type="string" calcext:value-type="string">
            <text:p>d1p</text:p>
          </table:table-cell>
          <table:table-cell office:value-type="string" calcext:value-type="string">
            <text:p>d2p</text:p>
          </table:table-cell>
          <table:table-cell office:value-type="string" calcext:value-type="string">
            <text:p>d3p</text:p>
          </table:table-cell>
          <table:table-cell office:value-type="string" calcext:value-type="string">
            <text:p>vso1p</text:p>
          </table:table-cell>
          <table:table-cell office:value-type="string" calcext:value-type="string">
            <text:p>vso2p</text:p>
          </table:table-cell>
          <table:table-cell office:value-type="string" calcext:value-type="string">
            <text:p>wso1p</text:p>
          </table:table-cell>
          <table:table-cell office:value-type="string" calcext:value-type="string">
            <text:p>wso2p</text:p>
          </table:table-cell>
          <table:table-cell office:value-type="string" calcext:value-type="string">
            <text:p>Efp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barC</text:p>
          </table:table-cell>
        </table:table-row>
        <table:table-row table:style-name="ro1">
          <table:table-cell table:number-columns-repeated="4"/>
          <table:table-cell table:formula="of:=59.3 + 21*([.E9]-[.E10]) / [.E8]-0.024*[.E8]" office:value-type="float" office:value="60.62" calcext:value-type="float">
            <text:p>60.62</text:p>
          </table:table-cell>
          <table:table-cell table:formula="of:=0.007067 + 4.23*0.000001*[.E8]" office:value-type="float" office:value="0.0072785" calcext:value-type="float">
            <text:p>0.0072785</text:p>
          </table:table-cell>
          <table:table-cell table:formula="of:= 1.729*0.00001 + 1.136*0.00000001*[.E8]" office:value-type="float" office:value="0.000017858" calcext:value-type="float">
            <text:p>0.000017858</text:p>
          </table:table-cell>
          <table:table-cell table:formula="of:=[.H21]" office:value-type="float" office:value="0.000000007" calcext:value-type="float">
            <text:p>0.000000007</text:p>
          </table:table-cell>
          <table:table-cell table:formula="of:=14.667 + 0.009629*[.E8]" office:value-type="float" office:value="15.14845" calcext:value-type="float">
            <text:p>15.14845</text:p>
          </table:table-cell>
          <table:table-cell table:formula="of:=73.55+0.0795*[.E8]" office:value-type="float" office:value="77.525" calcext:value-type="float">
            <text:p>77.525</text:p>
          </table:table-cell>
          <table:table-cell table:formula="of:=16 + 16*([.E9]-[.E10])/[.E8]" office:value-type="float" office:value="17.92" calcext:value-type="float">
            <text:p>17.92</text:p>
          </table:table-cell>
          <table:table-cell table:formula="of:=0.018 + 0.003802/(1 + EXP(([.E8]-156)/8))" office:value-type="float" office:value="0.0218019933071751" calcext:value-type="float">
            <text:p>0.0218019933071751</text:p>
          </table:table-cell>
          <table:table-cell table:formula="of:=[.M21]" office:value-type="float" office:value="11.5" calcext:value-type="float">
            <text:p>11.5</text:p>
          </table:table-cell>
          <table:table-cell table:formula="of:=5.922 + 0.003*[.E8]" office:value-type="float" office:value="6.072" calcext:value-type="float">
            <text:p>6.072</text:p>
          </table:table-cell>
          <table:table-cell table:formula="of:=[.O21]" office:value-type="float" office:value="0.004" calcext:value-type="float">
            <text:p>0.004</text:p>
          </table:table-cell>
          <table:table-cell table:formula="of:=[.P21]" office:value-type="float" office:value="-3.1" calcext:value-type="float">
            <text:p>-3.1</text:p>
          </table:table-cell>
          <table:table-cell table:formula="of:=[.Q21]" office:value-type="float" office:value="160" calcext:value-type="float">
            <text:p>160</text:p>
          </table:table-cell>
          <table:table-cell table:formula="of:=-8.4075 + 0.01378*[.E8]" office:value-type="float" office:value="-7.7185" calcext:value-type="float">
            <text:p>-7.7185</text:p>
          </table:table-cell>
          <table:table-cell table:style-name="ce14" table:formula="of:=1.198 + 0.697*[.E8]^(-2/3) + 12.994*[.E8]^(-5/3)" office:value-type="float" office:value="1.26850352120838" calcext:value-type="float">
            <text:p>1.26850352120838</text:p>
          </table:table-cell>
          <table:table-cell table:style-name="ce14" table:formula="of:=1.73/[.S15]*[.E10]*[.E8]^(-1/3)" office:value-type="float" office:value="8.14430017420748" calcext:value-type="float">
            <text:p>8.1443001742074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8" office:value-type="string" calcext:value-type="string">
            <text:p>OMPs protons</text:p>
          </table:table-cell>
          <table:table-cell table:style-name="ce28" office:value-type="string" calcext:value-type="string">
            <text:p>VV</text:p>
          </table:table-cell>
          <table:table-cell table:style-name="ce28" office:value-type="string" calcext:value-type="string">
            <text:p>WV</text:p>
          </table:table-cell>
          <table:table-cell table:style-name="ce28" office:value-type="string" calcext:value-type="string">
            <text:p>rV</text:p>
          </table:table-cell>
          <table:table-cell table:style-name="ce28" office:value-type="string" calcext:value-type="string">
            <text:p>aV</text:p>
          </table:table-cell>
          <table:table-cell table:style-name="ce28" office:value-type="string" calcext:value-type="string">
            <text:p>WD</text:p>
          </table:table-cell>
          <table:table-cell table:style-name="ce28" office:value-type="string" calcext:value-type="string">
            <text:p>rD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VSO</text:p>
          </table:table-cell>
          <table:table-cell table:style-name="ce28" office:value-type="string" calcext:value-type="string">
            <text:p>WSO</text:p>
          </table:table-cell>
          <table:table-cell table:style-name="ce28" office:value-type="string" calcext:value-type="string">
            <text:p>rSO</text:p>
          </table:table-cell>
          <table:table-cell table:style-name="ce28" office:value-type="string" calcext:value-type="string">
            <text:p>aSO</text:p>
          </table:table-cell>
          <table:table-cell table:style-name="ce28" office:value-type="string" calcext:value-type="string">
            <text:p>rC</text:p>
          </table:table-cell>
          <table:table-cell table:style-name="ce28"/>
          <table:table-cell table:style-name="ce28" office:value-type="string" calcext:value-type="string">
            <text:p>4*WD</text:p>
          </table:table-cell>
          <table:table-cell table:style-name="ce28" office:value-type="string" calcext:value-type="string">
            <text:p>4*WSO</text:p>
          </table:table-cell>
          <table:table-cell table:style-name="ce2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8" office:value-type="string" calcext:value-type="string">
            <text:p>(careful with scaling factors!!!)</text:p>
          </table:table-cell>
          <table:table-cell table:style-name="ce36" table:formula="of:=[.E15]*(1-[.F15]*([.E7]-[.R15]) + [.G15]*([.E7]-[.R15])^2 - [.H15]*([.E7]-[.R15])^3) + [.T15]*[.E15]*([.F15]-2*[.G15]*([.E7]-[.R15]) + 3*[.H15]*([.E7]-[.R15])^2)" office:value-type="float" office:value="57.2693040862297" calcext:value-type="float">
            <text:p>57.269</text:p>
          </table:table-cell>
          <table:table-cell table:style-name="ce36" table:formula="of:= [.I15]* ([.E7]-[.R15])^2 / (([.E7]-[.R15])^2 + [.J15]^2)" office:value-type="float" office:value="0.598150647816668" calcext:value-type="float">
            <text:p>0.598</text:p>
          </table:table-cell>
          <table:table-cell table:style-name="ce36" table:formula="of:=1.3039 - 0.4054*[.E8]^(-1/3)" office:value-type="float" office:value="1.19385750982324" calcext:value-type="float">
            <text:p>1.194</text:p>
          </table:table-cell>
          <table:table-cell table:style-name="ce36" table:formula="of:= 0.6778 - 1.487*0.0001*[.E8]" office:value-type="float" office:value="0.670365" calcext:value-type="float">
            <text:p>0.670</text:p>
          </table:table-cell>
          <table:table-cell table:style-name="ce36" table:formula="of:=[.K15]* ( ([.E7]-[.R15])^2 / (([.E7]-[.R15])^2 + [.M15]^2) ) * EXP(-[.L15]*([.E7]-[.R15]))" office:value-type="float" office:value="8.28557499167613" calcext:value-type="float">
            <text:p>8.286</text:p>
          </table:table-cell>
          <table:table-cell table:style-name="ce36" table:formula="of:= 1.3424 - 0.01585*[.E8]^(1/3)" office:value-type="float" office:value="1.28400810074655" calcext:value-type="float">
            <text:p>1.284</text:p>
          </table:table-cell>
          <table:table-cell table:style-name="ce36" table:formula="of:=0.5187 + 5.205*0.0001*[.E8]" office:value-type="float" office:value="0.544725" calcext:value-type="float">
            <text:p>0.545</text:p>
          </table:table-cell>
          <table:table-cell table:style-name="ce36" table:formula="of:= [.N15]*EXP(-[.O15]*([.E7]-[.R15]))" office:value-type="float" office:value="5.70198317686026" calcext:value-type="float">
            <text:p>5.702</text:p>
          </table:table-cell>
          <table:table-cell table:style-name="ce36" table:formula="of:= [.P15] * ([.E7]-[.R15])^2 / (([.E7]-[.R15])^2 + [.Q15]^2)" office:value-type="float" office:value="-0.0296327906475924" calcext:value-type="float">
            <text:p>-0.030</text:p>
          </table:table-cell>
          <table:table-cell table:style-name="ce36" table:formula="of:=1.1854 - 0.647*[.E8]^(-1/3)" office:value-type="float" office:value="1.00977718020631" calcext:value-type="float">
            <text:p>1.010</text:p>
          </table:table-cell>
          <table:table-cell table:style-name="ce36" office:value-type="float" office:value="0.59" calcext:value-type="float">
            <text:p>0.590</text:p>
          </table:table-cell>
          <table:table-cell table:style-name="ce36" table:formula="of:=[.S15]" office:value-type="float" office:value="1.26850352120838" calcext:value-type="float">
            <text:p>1.269</text:p>
          </table:table-cell>
          <table:table-cell table:style-name="ce36"/>
          <table:table-cell table:style-name="ce36" table:formula="of:=[.I18]*4" office:value-type="float" office:value="33.1422999667045" calcext:value-type="float">
            <text:p>33.142</text:p>
          </table:table-cell>
          <table:table-cell table:style-name="ce36" table:formula="of:=[.M18]*4" office:value-type="float" office:value="-0.11853116259037" calcext:value-type="float">
            <text:p>-0.119</text:p>
          </table:table-cell>
          <table:table-cell table:style-name="ce36" table:formula="of:=[.L18]*4" office:value-type="float" office:value="22.807932707441" calcext:value-type="float">
            <text:p>22.80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neutrons</text:p>
          </table:table-cell>
          <table:table-cell office:value-type="string" calcext:value-type="string">
            <text:p>v1n</text:p>
          </table:table-cell>
          <table:table-cell office:value-type="string" calcext:value-type="string">
            <text:p>v2n</text:p>
          </table:table-cell>
          <table:table-cell office:value-type="string" calcext:value-type="string">
            <text:p>v3n</text:p>
          </table:table-cell>
          <table:table-cell office:value-type="string" calcext:value-type="string">
            <text:p>v4n</text:p>
          </table:table-cell>
          <table:table-cell office:value-type="string" calcext:value-type="string">
            <text:p>w1n</text:p>
          </table:table-cell>
          <table:table-cell office:value-type="string" calcext:value-type="string">
            <text:p>w2n</text:p>
          </table:table-cell>
          <table:table-cell office:value-type="string" calcext:value-type="string">
            <text:p>d1n</text:p>
          </table:table-cell>
          <table:table-cell office:value-type="string" calcext:value-type="string">
            <text:p>d2n</text:p>
          </table:table-cell>
          <table:table-cell office:value-type="string" calcext:value-type="string">
            <text:p>d3n</text:p>
          </table:table-cell>
          <table:table-cell office:value-type="string" calcext:value-type="string">
            <text:p>vso1n</text:p>
          </table:table-cell>
          <table:table-cell office:value-type="string" calcext:value-type="string">
            <text:p>vso2n</text:p>
          </table:table-cell>
          <table:table-cell office:value-type="string" calcext:value-type="string">
            <text:p>wso1n</text:p>
          </table:table-cell>
          <table:table-cell office:value-type="string" calcext:value-type="string">
            <text:p>wso2n</text:p>
          </table:table-cell>
          <table:table-cell office:value-type="string" calcext:value-type="string">
            <text:p>Efn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4"/>
          <table:table-cell table:formula="of:=59.3 - 21*([.F9]-[.F10])/[.F8] - 0.024*[.F8]" office:value-type="float" office:value="55.58" calcext:value-type="float">
            <text:p>55.58</text:p>
          </table:table-cell>
          <table:table-cell table:formula="of:=0.007228 - 1.48*0.000001*[.F8]" office:value-type="float" office:value="0.007154" calcext:value-type="float">
            <text:p>0.007154</text:p>
          </table:table-cell>
          <table:table-cell table:formula="of:=1.994*0.00001 - 2*0.00000001*[.F8]" office:value-type="float" office:value="0.00001894" calcext:value-type="float">
            <text:p>0.00001894</text:p>
          </table:table-cell>
          <table:table-cell table:formula="of:=7*0.000000001" office:value-type="float" office:value="0.000000007" calcext:value-type="float">
            <text:p>0.000000007</text:p>
          </table:table-cell>
          <table:table-cell table:formula="of:=12.195 + 0.0167*[.F8]" office:value-type="float" office:value="13.03" calcext:value-type="float">
            <text:p>13.03</text:p>
          </table:table-cell>
          <table:table-cell table:formula="of:=73.55+0.0795*[.F8]" office:value-type="float" office:value="77.525" calcext:value-type="float">
            <text:p>77.525</text:p>
          </table:table-cell>
          <table:table-cell table:formula="of:=16 - 16*([.F9]-[.F10])/[.F8]" office:value-type="float" office:value="14.08" calcext:value-type="float">
            <text:p>14.08</text:p>
          </table:table-cell>
          <table:table-cell table:formula="of:=0.018 + 0.003802/(1 + EXP(([.F8]-156)/8))" office:value-type="float" office:value="0.0218019933071751" calcext:value-type="float">
            <text:p>0.0218019933071751</text:p>
          </table:table-cell>
          <table:table-cell table:formula="of:=11.5" office:value-type="float" office:value="11.5" calcext:value-type="float">
            <text:p>11.5</text:p>
          </table:table-cell>
          <table:table-cell table:formula="of:=5.922 + 0.003*[.F8]" office:value-type="float" office:value="6.072" calcext:value-type="float">
            <text:p>6.072</text:p>
          </table:table-cell>
          <table:table-cell table:formula="of:=0.004" office:value-type="float" office:value="0.004" calcext:value-type="float">
            <text:p>0.004</text:p>
          </table:table-cell>
          <table:table-cell office:value-type="float" office:value="-3.1" calcext:value-type="float">
            <text:p>-3.1</text:p>
          </table:table-cell>
          <table:table-cell office:value-type="float" office:value="160" calcext:value-type="float">
            <text:p>160</text:p>
          </table:table-cell>
          <table:table-cell table:formula="of:=-11.2814 + 0.02646*[.F8]" office:value-type="float" office:value="-9.9584" calcext:value-type="float">
            <text:p>-9.9584</text:p>
          </table:table-cell>
          <table:table-cell table:formula="of:=[.S15]" office:value-type="float" office:value="1.26850352120838" calcext:value-type="float">
            <text:p>1.26850352120838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9" office:value-type="string" calcext:value-type="string">
            <text:p>OMPs neutrons</text:p>
          </table:table-cell>
          <table:table-cell table:style-name="ce29" office:value-type="string" calcext:value-type="string">
            <text:p>VV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rV</text:p>
          </table:table-cell>
          <table:table-cell table:style-name="ce29" office:value-type="string" calcext:value-type="string">
            <text:p>aV</text:p>
          </table:table-cell>
          <table:table-cell table:style-name="ce29" office:value-type="string" calcext:value-type="string">
            <text:p>WD</text:p>
          </table:table-cell>
          <table:table-cell table:style-name="ce29" office:value-type="string" calcext:value-type="string">
            <text:p>rD</text:p>
          </table:table-cell>
          <table:table-cell table:style-name="ce29" office:value-type="string" calcext:value-type="string">
            <text:p>aD</text:p>
          </table:table-cell>
          <table:table-cell table:style-name="ce29" office:value-type="string" calcext:value-type="string">
            <text:p>VSO</text:p>
          </table:table-cell>
          <table:table-cell table:style-name="ce29" office:value-type="string" calcext:value-type="string">
            <text:p>WSO</text:p>
          </table:table-cell>
          <table:table-cell table:style-name="ce29" office:value-type="string" calcext:value-type="string">
            <text:p>rSO</text:p>
          </table:table-cell>
          <table:table-cell table:style-name="ce29" office:value-type="string" calcext:value-type="string">
            <text:p>aSO</text:p>
          </table:table-cell>
          <table:table-cell table:style-name="ce29" table:number-columns-repeated="2"/>
          <table:table-cell table:style-name="ce38" office:value-type="string" calcext:value-type="string">
            <text:p>4*WD</text:p>
          </table:table-cell>
          <table:table-cell table:style-name="ce38"/>
          <table:table-cell table:style-name="ce3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(careful with scaling factors!!!)</text:p>
          </table:table-cell>
          <table:table-cell table:style-name="ce31" table:formula="of:=[.E21]*(1 - [.F21]*([.F7]-[.R21]) + [.G21]*([.F7]-[.R21])^2 - [.H21]*([.F7]-[.R21])^3)" office:value-type="float" office:value="48.7766352263605" calcext:value-type="float">
            <text:p>48.777</text:p>
          </table:table-cell>
          <table:table-cell table:style-name="ce31" table:formula="of:= [.I21]* ([.F7]-[.R21])^2/(([.F7]-[.R21])^2 + [.J21]^2)" office:value-type="float" office:value="0.663583532182231" calcext:value-type="float">
            <text:p>0.664</text:p>
          </table:table-cell>
          <table:table-cell table:style-name="ce31" table:formula="of:=1.3039 - 0.4054*[.F8]^(-1/3)" office:value-type="float" office:value="1.19385750982324" calcext:value-type="float">
            <text:p>1.194</text:p>
          </table:table-cell>
          <table:table-cell table:style-name="ce31" table:formula="of:=0.6778 - 1.487*0.0001*[.F8]" office:value-type="float" office:value="0.670365" calcext:value-type="float">
            <text:p>0.670</text:p>
          </table:table-cell>
          <table:table-cell table:style-name="ce31" table:formula="of:= [.K21] * ([.F7]-[.R21])^2 / (([.F7]-[.R21])^2 + [.M21]^2) * EXP(-[.L21]*([.F7]-[.R21]))" office:value-type="float" office:value="6.75029007282233" calcext:value-type="float">
            <text:p>6.750</text:p>
          </table:table-cell>
          <table:table-cell table:style-name="ce31" table:formula="of:=1.3424 - 0.01585*[.F8]^(1/3)" office:value-type="float" office:value="1.28400810074655" calcext:value-type="float">
            <text:p>1.284</text:p>
          </table:table-cell>
          <table:table-cell table:style-name="ce31" table:formula="of:=0.5446 - 1.656*0.0001*[.F8]" office:value-type="float" office:value="0.53632" calcext:value-type="float">
            <text:p>0.536</text:p>
          </table:table-cell>
          <table:table-cell table:style-name="ce31" table:formula="of:=[.N21]*EXP(-[.O21]*([.F7]-[.R21]))" office:value-type="float" office:value="5.65112386814477" calcext:value-type="float">
            <text:p>5.651</text:p>
          </table:table-cell>
          <table:table-cell table:style-name="ce31" table:formula="of:=[.P21] * ([.F7]-[.R21])^2 / (([.F7]-[.R21])^2  + [.Q21]^2)" office:value-type="float" office:value="-0.0385673698690776" calcext:value-type="float">
            <text:p>-0.039</text:p>
          </table:table-cell>
          <table:table-cell table:style-name="ce31" table:formula="of:=1.1854 - 0.647*[.F8]^(-1/3)" office:value-type="float" office:value="1.00977718020631" calcext:value-type="float">
            <text:p>1.010</text:p>
          </table:table-cell>
          <table:table-cell table:style-name="ce31" table:formula="of:=0.59" office:value-type="float" office:value="0.59" calcext:value-type="float">
            <text:p>0.590</text:p>
          </table:table-cell>
          <table:table-cell table:style-name="ce29"/>
          <table:table-cell table:style-name="ce31"/>
          <table:table-cell table:style-name="ce39" table:formula="of:=[.I24]*4" office:value-type="float" office:value="27.0011602912893" calcext:value-type="float">
            <text:p>27.001</text:p>
          </table:table-cell>
          <table:table-cell table:style-name="ce38"/>
          <table:table-cell table:style-name="ce39" table:formula="of:=[.L24]*4" office:value-type="float" office:value="22.6044954725791" calcext:value-type="float">
            <text:p>22.60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Daehnick [PRC 21, 2253 (1980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SO</text:p>
          </table:table-cell>
          <table:table-cell office:value-type="string" calcext:value-type="string">
            <text:p>rSO</text:p>
          </table:table-cell>
          <table:table-cell office:value-type="string" calcext:value-type="string">
            <text:p>aSO</text:p>
          </table:table-cell>
          <table:table-cell/>
          <table:table-cell table:style-name="ce15" office:value-type="string" calcext:value-type="string">
            <text:p>4*WD</text:p>
          </table:table-cell>
          <table:table-cell/>
          <table:table-cell office:value-type="string" calcext:value-type="string">
            <text:p>2*V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(careful with scaling factors!!!)</text:p>
          </table:table-cell>
          <table:table-cell table:style-name="ce32" table:formula="of:=88.5-0.26*[.G7]+0.88*[.G10]*[.G8]^(-1/3)" office:value-type="float" office:value="89.6306210997819" calcext:value-type="float">
            <text:p>89.631</text:p>
          </table:table-cell>
          <table:table-cell table:style-name="ce32" office:value-type="float" office:value="1.17" calcext:value-type="float">
            <text:p>1.170</text:p>
          </table:table-cell>
          <table:table-cell table:style-name="ce32" table:formula="of:=0.709+0.0017*[.G7]" office:value-type="float" office:value="0.7362" calcext:value-type="float">
            <text:p>0.736</text:p>
          </table:table-cell>
          <table:table-cell table:style-name="ce32" table:formula="of:=(12.2+0.026*[.G7])*(1-EXP(-([.G7]/100)^2))" office:value-type="float" office:value="-0.327139114705862" calcext:value-type="float">
            <text:p>-0.327</text:p>
          </table:table-cell>
          <table:table-cell table:style-name="ce32" table:formula="of:=(12.2+0.026*[.G7])*EXP(-([.G7]/100)^2)" office:value-type="float" office:value="12.9431391147059" calcext:value-type="float">
            <text:p>12.943</text:p>
          </table:table-cell>
          <table:table-cell table:style-name="ce32" office:value-type="float" office:value="1.325" calcext:value-type="float">
            <text:p>1.325</text:p>
          </table:table-cell>
          <table:table-cell table:style-name="ce32" table:formula="of:=0.53+(0.07*([.G8]^(1/3)))-0.04*(EXP((-1)*(([.I3]-[.G9])/2)^2)+EXP((-1)*(([.I4]-[.G9])/2)^2)+EXP((-1)*(([.I5]-[.G9])/2)^2)+EXP((-1)*(([.I6]-[.G9])/2)^2)+EXP((-1)*(([.I7]-[.G9])/2)^2)+EXP((-1)*(([.I8]-[.G9])/2)^2))" office:value-type="float" office:value="0.754999176974056" calcext:value-type="float">
            <text:p>0.755</text:p>
          </table:table-cell>
          <table:table-cell table:style-name="ce32" office:value-type="float" office:value="1.3" calcext:value-type="float">
            <text:p>1.300</text:p>
          </table:table-cell>
          <table:table-cell table:style-name="ce32" table:formula="of:=7.33-0.029*[.G7]" office:value-type="float" office:value="6.866" calcext:value-type="float">
            <text:p>6.866</text:p>
          </table:table-cell>
          <table:table-cell table:style-name="ce32" office:value-type="float" office:value="1.07" calcext:value-type="float">
            <text:p>1.070</text:p>
          </table:table-cell>
          <table:table-cell table:style-name="ce32" office:value-type="float" office:value="0.66" calcext:value-type="float">
            <text:p>0.660</text:p>
          </table:table-cell>
          <table:table-cell/>
          <table:table-cell table:style-name="ce15" table:formula="of:=4*[.I29]" office:value-type="float" office:value="51.7725564588234" calcext:value-type="float">
            <text:p>51.7725564588234</text:p>
          </table:table-cell>
          <table:table-cell/>
          <table:table-cell table:formula="of:=[.M29]*2" office:value-type="float" office:value="13.732" calcext:value-type="float">
            <text:p>13.732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Wales &amp; Johnson [NPA 274, 168 (1976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dVV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V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 ([.E18]+[.E24]) * PI()^2/[.G18]^2 *([.H24]^2 - [.J35]^2)/(1+(PI()*[.J35]/[.G18])^2)" office:value-type="float" office:value="-7.3888473253793" calcext:value-type="float">
            <text:p>-7.3888473253793</text:p>
          </table:table-cell>
          <table:table-cell table:formula="of:=5/14/PI()^2 * [.G35] / [.H24]" office:value-type="float" office:value="0.032387851706268" calcext:value-type="float">
            <text:p>0.032387851706268</text:p>
          </table:table-cell>
          <table:table-cell office:value-type="float" office:value="0.6" calcext:value-type="float">
            <text:p>0.6</text:p>
          </table:table-cell>
          <table:table-cell table:formula="of:=-[.I35]/[.K35] * (1+2/3*(PI()*[.H24]/[.G18])^2)" office:value-type="float" office:value="-0.11991022490399" calcext:value-type="float">
            <text:p>-0.11991022490399</text:p>
          </table:table-cell>
          <table:table-cell table:formula="of:=3/10/PI()^2 * [.G35]/[.H24]" office:value-type="float" office:value="0.0272057954332652" calcext:value-type="float">
            <text:p>0.0272057954332652</text:p>
          </table:table-cell>
          <table:table-cell table:formula="of:=[.H18]+[.F35]" office:value-type="float" office:value="0.702752851706268" calcext:value-type="float">
            <text:p>0.702752851706268</text:p>
          </table:table-cell>
          <table:table-cell table:formula="of:=[.H24]+[.I35]" office:value-type="float" office:value="0.697570795433265" calcext:value-type="float">
            <text:p>0.697570795433265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V</text:p>
          </table:table-cell>
          <table:table-cell table:style-name="ce33" office:value-type="string" calcext:value-type="string">
            <text:p>rV</text:p>
          </table:table-cell>
          <table:table-cell table:style-name="ce33" office:value-type="string" calcext:value-type="string">
            <text:p>aV</text:p>
          </table:table-cell>
          <table:table-cell table:style-name="ce33"/>
          <table:table-cell table:style-name="ce33" office:value-type="string" calcext:value-type="string">
            <text:p>WV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aW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4" table:formula="of:=[.E18]+[.E24]+[.E35]" office:value-type="float" office:value="98.6570919872109" calcext:value-type="float">
            <text:p>98.657</text:p>
          </table:table-cell>
          <table:table-cell table:style-name="ce34" table:formula="of:=[.G18]" office:value-type="float" office:value="1.19385750982324" calcext:value-type="float">
            <text:p>1.194</text:p>
          </table:table-cell>
          <table:table-cell table:style-name="ce34" table:formula="of:=[.J35]" office:value-type="float" office:value="0.702752851706268" calcext:value-type="float">
            <text:p>0.703</text:p>
          </table:table-cell>
          <table:table-cell table:style-name="ce33"/>
          <table:table-cell table:style-name="ce34" table:formula="of:=[.F18]+[.F24]+[.H35]" office:value-type="float" office:value="1.14182395509491" calcext:value-type="float">
            <text:p>1.142</text:p>
          </table:table-cell>
          <table:table-cell table:style-name="ce34" table:formula="of:=[.F38]" office:value-type="float" office:value="1.19385750982324" calcext:value-type="float">
            <text:p>1.194</text:p>
          </table:table-cell>
          <table:table-cell table:style-name="ce33" table:formula="of:=[.K35]" office:value-type="float" office:value="0.697570795433265" calcext:value-type="float">
            <text:p>0.697570795433265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dWD</text:p>
          </table:table-cell>
          <table:table-cell office:value-type="string" calcext:value-type="string">
            <text:p>da’</text:p>
          </table:table-cell>
          <table:table-cell/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-[.I42]/[.K42] * (1+2/3*(PI()*[.K24]/[.J24])^2)" office:value-type="float" office:value="-0.128070493971192" calcext:value-type="float">
            <text:p>-0.128070493971192</text:p>
          </table:table-cell>
          <table:table-cell table:formula="of:=3/10/PI()^2 * [.G35]/[.K24]" office:value-type="float" office:value="0.0340054688537082" calcext:value-type="float">
            <text:p>0.0340054688537082</text:p>
          </table:table-cell>
          <table:table-cell/>
          <table:table-cell table:formula="of:=[.K24]+[.I42]" office:value-type="float" office:value="0.570325468853708" calcext:value-type="float">
            <text:p>0.570325468853708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ce33" office:value-type="string" calcext:value-type="string">
            <text:p>WD</text:p>
          </table:table-cell>
          <table:table-cell table:style-name="ce33" office:value-type="string" calcext:value-type="string">
            <text:p>rD</text:p>
          </table:table-cell>
          <table:table-cell table:style-name="ce33" office:value-type="string" calcext:value-type="string">
            <text:p>aD</text:p>
          </table:table-cell>
          <table:table-cell/>
          <table:table-cell office:value-type="string" calcext:value-type="string">
            <text:p>4*WD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4" table:formula="of:=[.I18]+[.I24]+[.H42]" office:value-type="float" office:value="14.9077945705273" calcext:value-type="float">
            <text:p>14.908</text:p>
          </table:table-cell>
          <table:table-cell table:style-name="ce34" table:formula="of:=[.J24]" office:value-type="float" office:value="1.28400810074655" calcext:value-type="float">
            <text:p>1.284</text:p>
          </table:table-cell>
          <table:table-cell table:style-name="ce34" table:formula="of:=[.K42]" office:value-type="float" office:value="0.570325468853708" calcext:value-type="float">
            <text:p>0.570</text:p>
          </table:table-cell>
          <table:table-cell/>
          <table:table-cell table:formula="of:=[.F45]*4" office:value-type="float" office:value="59.6311782821091" calcext:value-type="float">
            <text:p>59.6311782821091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VSO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SO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4" table:formula="of:= ([.L18]+[.L24]) * PI()^2/[.N18]^2 *([.O24]^2 - [.J49]^2)/(1+(PI()*[.J49]/[.N18])^2)" office:value-type="float" office:value="-1.02453654520744" calcext:value-type="float">
            <text:p>-1.02453654520744</text:p>
          </table:table-cell>
          <table:table-cell table:style-name="ce14" table:formula="of:=5/14/PI()^2*[.G49]/[.O18]" office:value-type="float" office:value="0.0367994613713091" calcext:value-type="float">
            <text:p>0.0367994613713091</text:p>
          </table:table-cell>
          <table:table-cell office:value-type="float" office:value="0.6" calcext:value-type="float">
            <text:p>0.6</text:p>
          </table:table-cell>
          <table:table-cell table:formula="of:=-[.I49]/[.K49] * (1+2/3*(PI()*[.O24]/[.N24])^2)" office:value-type="float" office:value="-0.161612618973928" calcext:value-type="float">
            <text:p>-0.161612618973928</text:p>
          </table:table-cell>
          <table:table-cell table:formula="of:=3/10/PI()^2 *[.G49]/[.O24]" office:value-type="float" office:value="0.0309115475518997" calcext:value-type="float">
            <text:p>0.0309115475518997</text:p>
          </table:table-cell>
          <table:table-cell table:formula="of:=[.F49]+[.O18]" office:value-type="float" office:value="0.626799461371309" calcext:value-type="float">
            <text:p>0.626799461371309</text:p>
          </table:table-cell>
          <table:table-cell table:formula="of:=[.O18]+[.I49]" office:value-type="float" office:value="0.6209115475519" calcext:value-type="float">
            <text:p>0.620911547551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SO</text:p>
          </table:table-cell>
          <table:table-cell table:style-name="ce33" office:value-type="string" calcext:value-type="string">
            <text:p>WSO</text:p>
          </table:table-cell>
          <table:table-cell table:style-name="ce33" office:value-type="string" calcext:value-type="string">
            <text:p>rSO</text:p>
          </table:table-cell>
          <table:table-cell table:style-name="ce33" office:value-type="string" calcext:value-type="string">
            <text:p>aSO</text:p>
          </table:table-cell>
          <table:table-cell table:style-name="ce33" office:value-type="string" calcext:value-type="string">
            <text:p>aSO’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34" table:formula="of:=[.L18]+[.L24]+[.E49]" office:value-type="float" office:value="10.3285704997976" calcext:value-type="float">
            <text:p>10.329</text:p>
          </table:table-cell>
          <table:table-cell table:style-name="ce34" table:formula="of:=[.M18]+[.M24]+[.H49]" office:value-type="float" office:value="-0.229812779490598" calcext:value-type="float">
            <text:p>-0.230</text:p>
          </table:table-cell>
          <table:table-cell table:style-name="ce34" table:formula="of:=[.N24]" office:value-type="float" office:value="1.00977718020631" calcext:value-type="float">
            <text:p>1.010</text:p>
          </table:table-cell>
          <table:table-cell table:style-name="ce34" table:formula="of:=[.J49]" office:value-type="float" office:value="0.626799461371309" calcext:value-type="float">
            <text:p>0.627</text:p>
          </table:table-cell>
          <table:table-cell table:style-name="ce34" table:formula="of:=[.K49]" office:value-type="float" office:value="0.6209115475519" calcext:value-type="float">
            <text:p>0.62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2*VSO</text:p>
          </table:table-cell>
          <table:table-cell office:value-type="string" calcext:value-type="string">
            <text:p>2*WSO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2*[.E52]" office:value-type="float" office:value="20.6571409995952" calcext:value-type="float">
            <text:p>20.6571409995952</text:p>
          </table:table-cell>
          <table:table-cell table:style-name="ce32" table:formula="of:=[.F52]*2" office:value-type="float" office:value="-0.459625558981196" calcext:value-type="float">
            <text:p>-0.46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14" number:min-decimal-places="14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2">
      <number:number number:decimal-places="18" number:min-decimal-places="18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1:08:07.167338645</meta:creation-date>
    <dc:date>2025-04-23T13:55:20.760963002</dc:date>
    <meta:editing-duration>P5DT3H27M54S</meta:editing-duration>
    <meta:editing-cycles>19</meta:editing-cycles>
    <meta:generator>LibreOffice/7.3.7.2$Linux_X86_64 LibreOffice_project/30$Build-2</meta:generator>
    <meta:document-statistic meta:table-count="7" meta:cell-count="1827" meta:object-count="0"/>
  </office:meta>
</office:document-meta>
</file>